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1.291cm"/>
    </style:style>
    <style:style style:name="co6" style:family="table-column">
      <style:table-column-properties fo:break-before="auto" style:column-width="1.21cm"/>
    </style:style>
    <style:style style:name="co7" style:family="table-column">
      <style:table-column-properties fo:break-before="auto" style:column-width="0.6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>
            <text:p># <text:s text:c="5"/>P</text:p>
          </table:table-cell>
          <table:table-cell table:style-name="Default" office:value-type="string">
            <text:p><text:s text:c="5"/>ro</text:p>
          </table:table-cell>
          <table:table-cell table:style-name="Default" office:value-type="string">
            <text:p><text:s text:c="5"/>nbar</text:p>
          </table:table-cell>
          <table:table-cell office:value-type="string">
            <text:p><text:s text:c="3"/>hcell</text:p>
          </table:table-cell>
          <table:table-cell office:value-type="string">
            <text:p><text:s text:c="2"/>Ncell</text:p>
          </table:table-cell>
          <table:table-cell office:value-type="string">
            <text:p><text:s text:c="2"/>N</text:p>
          </table:table-cell>
          <table:table-cell office:value-type="string">
            <text:p><text:s text:c="2"/>Z</text:p>
          </table:table-cell>
          <table:table-cell table:style-name="Default" office:value-type="string">
            <text:p><text:s text:c="4"/>nnuc</text:p>
          </table:table-cell>
          <table:table-cell office:value-type="string">
            <text:p><text:s text:c="4"/>nout</text:p>
          </table:table-cell>
          <table:table-cell office:value-type="string">
            <text:p><text:s text:c="5"/>energ</text:p>
          </table:table-cell>
          <table:table-cell office:value-type="string">
            <text:p><text:s text:c="2"/>log(tpyc)</text:p>
          </table:table-cell>
          <table:table-cell office:value-type="string">
            <text:p><text:s/>miun-</text:p>
          </table:table-cell>
          <table:table-cell office:value-type="string">
            <text:p><text:s text:c="3"/>miun+</text:p>
          </table:table-cell>
          <table:table-cell office:value-type="string">
            <text:p><text:s text:c="2"/>miuno</text:p>
          </table:table-cell>
          <table:table-cell office:value-type="string">
            <text:p><text:s text:c="3"/>miuel</text:p>
          </table:table-cell>
        </table:table-row>
        <table:table-row table:style-name="ro1">
          <table:table-cell office:value-type="float" office:value="1.1215E+032">
            <text:p>1.12E+032</text:p>
          </table:table-cell>
          <table:table-cell office:value-type="float" office:value="46812000000000">
            <text:p>4.68E+013</text:p>
          </table:table-cell>
          <table:table-cell office:value-type="float" office:value="0.027801">
            <text:p>2.78E-002</text:p>
          </table:table-cell>
          <table:table-cell office:value-type="float" office:value="947.0863">
            <text:p>947.09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0.000031027">
            <text:p>3.10E-005</text:p>
          </table:table-cell>
          <table:table-cell table:style-name="ce1" office:value-type="float" office:value="0.024773">
            <text:p>2.48E-002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5.395">
            <text:p>5.4</text:p>
          </table:table-cell>
          <table:table-cell office:value-type="float" office:value="7.44">
            <text:p>7.44</text:p>
          </table:table-cell>
          <table:table-cell office:value-type="float" office:value="7.472">
            <text:p>7.47</text:p>
          </table:table-cell>
          <table:table-cell office:value-type="float" office:value="53.24">
            <text:p>53.24</text:p>
          </table:table-cell>
        </table:table-row>
        <table:table-row table:style-name="ro1">
          <table:table-cell office:value-type="float" office:value="1.0214E+032">
            <text:p>1.02E+032</text:p>
          </table:table-cell>
          <table:table-cell office:value-type="float" office:value="44106000000000">
            <text:p>4.41E+013</text:p>
          </table:table-cell>
          <table:table-cell office:value-type="float" office:value="0.026198">
            <text:p>2.62E-002</text:p>
          </table:table-cell>
          <table:table-cell office:value-type="float" office:value="946.8508">
            <text:p>946.85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0.000029239">
            <text:p>2.92E-005</text:p>
          </table:table-cell>
          <table:table-cell table:style-name="ce1" office:value-type="float" office:value="0.023308">
            <text:p>2.33E-002</text:p>
          </table:table-cell>
          <table:table-cell table:style-name="ce1" office:value-type="float" office:value="-0.2039">
            <text:p>-2.04E-001</text:p>
          </table:table-cell>
          <table:table-cell office:value-type="string">
            <text:p>2 <text:s text:c="3"/>19.2</text:p>
          </table:table-cell>
          <table:table-cell office:value-type="float" office:value="5.363">
            <text:p>5.36</text:p>
          </table:table-cell>
          <table:table-cell office:value-type="float" office:value="7.408">
            <text:p>7.41</text:p>
          </table:table-cell>
          <table:table-cell office:value-type="float" office:value="7.24">
            <text:p>7.24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 office:value-type="float" office:value="1.0214E+032">
            <text:p>1.02E+032</text:p>
          </table:table-cell>
          <table:table-cell office:value-type="float" office:value="43790000000000">
            <text:p>4.38E+013</text:p>
          </table:table-cell>
          <table:table-cell office:value-type="float" office:value="0.02601">
            <text:p>2.60E-002</text:p>
          </table:table-cell>
          <table:table-cell office:value-type="float" office:value="946.8529">
            <text:p>946.85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0.000029029">
            <text:p>2.90E-005</text:p>
          </table:table-cell>
          <table:table-cell table:style-name="ce1" office:value-type="float" office:value="0.023067">
            <text:p>2.31E-00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.019">
            <text:p>5.02</text:p>
          </table:table-cell>
          <table:table-cell office:value-type="float" office:value="7.059">
            <text:p>7.06</text:p>
          </table:table-cell>
          <table:table-cell office:value-type="float" office:value="7.201">
            <text:p>7.2</text:p>
          </table:table-cell>
          <table:table-cell office:value-type="float" office:value="53.61">
            <text:p>53.61</text:p>
          </table:table-cell>
        </table:table-row>
        <table:table-row table:style-name="ro1">
          <table:table-cell office:value-type="float" office:value="9.6131E+031">
            <text:p>9.61E+031</text:p>
          </table:table-cell>
          <table:table-cell office:value-type="float" office:value="42115000000000">
            <text:p>4.21E+013</text:p>
          </table:table-cell>
          <table:table-cell office:value-type="float" office:value="0.025018">
            <text:p>2.50E-002</text:p>
          </table:table-cell>
          <table:table-cell office:value-type="float" office:value="946.7036">
            <text:p>946.7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0.000027922">
            <text:p>2.79E-005</text:p>
          </table:table-cell>
          <table:table-cell table:style-name="ce1" office:value-type="float" office:value="0.022165">
            <text:p>2.22E-002</text:p>
          </table:table-cell>
          <table:table-cell office:value-type="float" office:value="0">
            <text:p>0</text:p>
          </table:table-cell>
          <table:table-cell office:value-type="float" office:value="25.4">
            <text:p>25.4</text:p>
          </table:table-cell>
          <table:table-cell office:value-type="float" office:value="5.001">
            <text:p>5</text:p>
          </table:table-cell>
          <table:table-cell office:value-type="float" office:value="7.041">
            <text:p>7.04</text:p>
          </table:table-cell>
          <table:table-cell office:value-type="float" office:value="7.055">
            <text:p>7.06</text:p>
          </table:table-cell>
          <table:table-cell office:value-type="float" office:value="52.91">
            <text:p>52.91</text:p>
          </table:table-cell>
        </table:table-row>
        <table:table-row table:style-name="ro1">
          <table:table-cell office:value-type="float" office:value="8.0109E+031">
            <text:p>8.01E+031</text:p>
          </table:table-cell>
          <table:table-cell office:value-type="float" office:value="37407000000000">
            <text:p>3.74E+013</text:p>
          </table:table-cell>
          <table:table-cell office:value-type="float" office:value="0.022228">
            <text:p>2.22E-002</text:p>
          </table:table-cell>
          <table:table-cell office:value-type="float" office:value="946.2733">
            <text:p>946.27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0.000024808">
            <text:p>2.48E-005</text:p>
          </table:table-cell>
          <table:table-cell table:style-name="ce1" office:value-type="float" office:value="0.019639">
            <text:p>1.96E-002</text:p>
          </table:table-cell>
          <table:table-cell office:value-type="float" office:value="0">
            <text:p>0</text:p>
          </table:table-cell>
          <table:table-cell office:value-type="float" office:value="32.7">
            <text:p>32.7</text:p>
          </table:table-cell>
          <table:table-cell office:value-type="float" office:value="4.951">
            <text:p>4.95</text:p>
          </table:table-cell>
          <table:table-cell office:value-type="float" office:value="6.991">
            <text:p>6.99</text:p>
          </table:table-cell>
          <table:table-cell office:value-type="float" office:value="6.637">
            <text:p>6.64</text:p>
          </table:table-cell>
          <table:table-cell office:value-type="float" office:value="50.85">
            <text:p>50.85</text:p>
          </table:table-cell>
        </table:table-row>
        <table:table-row table:style-name="ro1">
          <table:table-cell office:value-type="float" office:value="7.3108E+031">
            <text:p>7.31E+031</text:p>
          </table:table-cell>
          <table:table-cell office:value-type="float" office:value="35225000000000">
            <text:p>3.52E+013</text:p>
          </table:table-cell>
          <table:table-cell office:value-type="float" office:value="0.020934">
            <text:p>2.09E-002</text:p>
          </table:table-cell>
          <table:table-cell office:value-type="float" office:value="946.0677">
            <text:p>946.07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0.000023364">
            <text:p>2.34E-005</text:p>
          </table:table-cell>
          <table:table-cell table:style-name="ce1" office:value-type="float" office:value="0.018473">
            <text:p>1.85E-002</text:p>
          </table:table-cell>
          <table:table-cell table:style-name="ce1" office:value-type="float" office:value="-0.23806">
            <text:p>-2.38E-001</text:p>
          </table:table-cell>
          <table:table-cell office:value-type="string">
            <text:p>2 <text:s text:c="3"/>36.4</text:p>
          </table:table-cell>
          <table:table-cell office:value-type="float" office:value="4.928">
            <text:p>4.93</text:p>
          </table:table-cell>
          <table:table-cell office:value-type="float" office:value="6.968">
            <text:p>6.97</text:p>
          </table:table-cell>
          <table:table-cell office:value-type="float" office:value="6.437">
            <text:p>6.44</text:p>
          </table:table-cell>
          <table:table-cell office:value-type="float" office:value="49.83">
            <text:p>49.83</text:p>
          </table:table-cell>
        </table:table-row>
        <table:table-row table:style-name="ro1">
          <table:table-cell office:value-type="float" office:value="7.3108E+031">
            <text:p>7.31E+031</text:p>
          </table:table-cell>
          <table:table-cell office:value-type="float" office:value="34933000000000">
            <text:p>3.49E+013</text:p>
          </table:table-cell>
          <table:table-cell office:value-type="float" office:value="0.020761">
            <text:p>2.08E-002</text:p>
          </table:table-cell>
          <table:table-cell office:value-type="float" office:value="946.07">
            <text:p>946.07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0.000023171">
            <text:p>2.32E-005</text:p>
          </table:table-cell>
          <table:table-cell table:style-name="ce1" office:value-type="float" office:value="0.018265">
            <text:p>1.83E-002</text:p>
          </table:table-cell>
          <table:table-cell office:value-type="float" office:value="0">
            <text:p>0</text:p>
          </table:table-cell>
          <table:table-cell office:value-type="float" office:value="41.6">
            <text:p>41.6</text:p>
          </table:table-cell>
          <table:table-cell office:value-type="float" office:value="4.521">
            <text:p>4.52</text:p>
          </table:table-cell>
          <table:table-cell office:value-type="float" office:value="6.556">
            <text:p>6.56</text:p>
          </table:table-cell>
          <table:table-cell office:value-type="float" office:value="6.401">
            <text:p>6.4</text:p>
          </table:table-cell>
          <table:table-cell office:value-type="float" office:value="51.05">
            <text:p>51.05</text:p>
          </table:table-cell>
        </table:table-row>
        <table:table-row table:style-name="ro1">
          <table:table-cell office:value-type="float" office:value="6.4088E+031">
            <text:p>6.41E+031</text:p>
          </table:table-cell>
          <table:table-cell office:value-type="float" office:value="32007000000000">
            <text:p>3.20E+013</text:p>
          </table:table-cell>
          <table:table-cell office:value-type="float" office:value="0.019026">
            <text:p>1.90E-002</text:p>
          </table:table-cell>
          <table:table-cell office:value-type="float" office:value="945.7827">
            <text:p>945.78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0.000021234">
            <text:p>2.12E-005</text:p>
          </table:table-cell>
          <table:table-cell table:style-name="ce1" office:value-type="float" office:value="0.01671">
            <text:p>1.67E-002</text:p>
          </table:table-cell>
          <table:table-cell office:value-type="float" office:value="0">
            <text:p>0</text:p>
          </table:table-cell>
          <table:table-cell office:value-type="float" office:value="47.6">
            <text:p>47.6</text:p>
          </table:table-cell>
          <table:table-cell office:value-type="float" office:value="4.492">
            <text:p>4.49</text:p>
          </table:table-cell>
          <table:table-cell office:value-type="float" office:value="6.527">
            <text:p>6.53</text:p>
          </table:table-cell>
          <table:table-cell office:value-type="float" office:value="6.125">
            <text:p>6.13</text:p>
          </table:table-cell>
          <table:table-cell office:value-type="float" office:value="49.57">
            <text:p>49.57</text:p>
          </table:table-cell>
        </table:table-row>
        <table:table-row table:style-name="ro1">
          <table:table-cell office:value-type="float" office:value="5.2783E+031">
            <text:p>5.28E+031</text:p>
          </table:table-cell>
          <table:table-cell office:value-type="float" office:value="28101000000000">
            <text:p>2.81E+013</text:p>
          </table:table-cell>
          <table:table-cell office:value-type="float" office:value="0.016709">
            <text:p>1.67E-002</text:p>
          </table:table-cell>
          <table:table-cell office:value-type="float" office:value="945.3817">
            <text:p>945.38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0.000018649">
            <text:p>1.86E-005</text:p>
          </table:table-cell>
          <table:table-cell table:style-name="ce1" office:value-type="float" office:value="0.014641">
            <text:p>1.46E-002</text:p>
          </table:table-cell>
          <table:table-cell table:style-name="ce1" office:value-type="float" office:value="-0.25226">
            <text:p>-2.52E-001</text:p>
          </table:table-cell>
          <table:table-cell office:value-type="string">
            <text:p>2 <text:s text:c="3"/>56.8</text:p>
          </table:table-cell>
          <table:table-cell office:value-type="float" office:value="4.453">
            <text:p>4.45</text:p>
          </table:table-cell>
          <table:table-cell office:value-type="float" office:value="6.488">
            <text:p>6.49</text:p>
          </table:table-cell>
          <table:table-cell office:value-type="float" office:value="5.742">
            <text:p>5.74</text:p>
          </table:table-cell>
          <table:table-cell office:value-type="float" office:value="47.45">
            <text:p>47.45</text:p>
          </table:table-cell>
        </table:table-row>
        <table:table-row table:style-name="ro1">
          <table:table-cell office:value-type="float" office:value="5.2783E+031">
            <text:p>5.28E+031</text:p>
          </table:table-cell>
          <table:table-cell office:value-type="float" office:value="27843000000000">
            <text:p>2.78E+013</text:p>
          </table:table-cell>
          <table:table-cell office:value-type="float" office:value="0.016556">
            <text:p>1.66E-002</text:p>
          </table:table-cell>
          <table:table-cell office:value-type="float" office:value="945.3842">
            <text:p>945.38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0.000018477">
            <text:p>1.85E-005</text:p>
          </table:table-cell>
          <table:table-cell table:style-name="ce1" office:value-type="float" office:value="0.014465">
            <text:p>1.45E-002</text:p>
          </table:table-cell>
          <table:table-cell office:value-type="float" office:value="0">
            <text:p>0</text:p>
          </table:table-cell>
          <table:table-cell office:value-type="float" office:value="63.4">
            <text:p>63.4</text:p>
          </table:table-cell>
          <table:table-cell office:value-type="float" office:value="3.994">
            <text:p>3.99</text:p>
          </table:table-cell>
          <table:table-cell office:value-type="float" office:value="6.024">
            <text:p>6.02</text:p>
          </table:table-cell>
          <table:table-cell office:value-type="float" office:value="5.708">
            <text:p>5.71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4.8066E+031">
            <text:p>4.81E+031</text:p>
          </table:table-cell>
          <table:table-cell office:value-type="float" office:value="26132000000000">
            <text:p>2.61E+013</text:p>
          </table:table-cell>
          <table:table-cell office:value-type="float" office:value="0.01554">
            <text:p>1.55E-002</text:p>
          </table:table-cell>
          <table:table-cell office:value-type="float" office:value="945.1981">
            <text:p>945.2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0.000017344">
            <text:p>1.73E-005</text:p>
          </table:table-cell>
          <table:table-cell table:style-name="ce1" office:value-type="float" office:value="0.013564">
            <text:p>1.36E-002</text:p>
          </table:table-cell>
          <table:table-cell office:value-type="float" office:value="0">
            <text:p>0</text:p>
          </table:table-cell>
          <table:table-cell office:value-type="float" office:value="68.3">
            <text:p>68.3</text:p>
          </table:table-cell>
          <table:table-cell office:value-type="float" office:value="3.977">
            <text:p>3.98</text:p>
          </table:table-cell>
          <table:table-cell office:value-type="float" office:value="6.007">
            <text:p>6.01</text:p>
          </table:table-cell>
          <table:table-cell office:value-type="float" office:value="5.533">
            <text:p>5.53</text:p>
          </table:table-cell>
          <table:table-cell office:value-type="float" office:value="47.48">
            <text:p>47.48</text:p>
          </table:table-cell>
        </table:table-row>
        <table:table-row table:style-name="ro1">
          <table:table-cell office:value-type="float" office:value="4.0275E+031">
            <text:p>4.03E+031</text:p>
          </table:table-cell>
          <table:table-cell office:value-type="float" office:value="23167000000000">
            <text:p>2.32E+013</text:p>
          </table:table-cell>
          <table:table-cell office:value-type="float" office:value="0.013781">
            <text:p>1.38E-002</text:p>
          </table:table-cell>
          <table:table-cell office:value-type="float" office:value="944.8615">
            <text:p>944.86</text:p>
          </table:table-cell>
          <table:table-cell office:value-type="float" office:value="896">
            <text:p>896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0.00001538">
            <text:p>1.54E-005</text:p>
          </table:table-cell>
          <table:table-cell table:style-name="ce1" office:value-type="float" office:value="0.012008">
            <text:p>1.20E-002</text:p>
          </table:table-cell>
          <table:table-cell table:style-name="ce1" office:value-type="float" office:value="-0.67274">
            <text:p>-6.73E-001</text:p>
          </table:table-cell>
          <table:table-cell office:value-type="string">
            <text:p>1 <text:s text:c="3"/>77.8</text:p>
          </table:table-cell>
          <table:table-cell office:value-type="float" office:value="3.948">
            <text:p>3.95</text:p>
          </table:table-cell>
          <table:table-cell office:value-type="float" office:value="5.978">
            <text:p>5.98</text:p>
          </table:table-cell>
          <table:table-cell office:value-type="float" office:value="5.217">
            <text:p>5.22</text:p>
          </table:table-cell>
          <table:table-cell office:value-type="float" office:value="45.59">
            <text:p>45.59</text:p>
          </table:table-cell>
        </table:table-row>
        <table:table-row table:style-name="ro1">
          <table:table-cell office:value-type="float" office:value="4.0275E+031">
            <text:p>4.03E+031</text:p>
          </table:table-cell>
          <table:table-cell office:value-type="float" office:value="22865000000000">
            <text:p>2.29E+013</text:p>
          </table:table-cell>
          <table:table-cell office:value-type="float" office:value="0.0136">
            <text:p>1.36E-002</text:p>
          </table:table-cell>
          <table:table-cell office:value-type="float" office:value="944.9288">
            <text:p>944.93</text:p>
          </table:table-cell>
          <table:table-cell office:value-type="float" office:value="448">
            <text:p>44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0.000030358">
            <text:p>3.04E-005</text:p>
          </table:table-cell>
          <table:table-cell table:style-name="ce1" office:value-type="float" office:value="0.011645">
            <text:p>1.16E-002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3.191">
            <text:p>3.19</text:p>
          </table:table-cell>
          <table:table-cell office:value-type="float" office:value="5.951">
            <text:p>5.95</text:p>
          </table:table-cell>
          <table:table-cell office:value-type="float" office:value="5.141">
            <text:p>5.14</text:p>
          </table:table-cell>
          <table:table-cell office:value-type="float" office:value="47.48">
            <text:p>47.48</text:p>
          </table:table-cell>
        </table:table-row>
        <table:table-row table:style-name="ro1">
          <table:table-cell office:value-type="float" office:value="3.2044E+031">
            <text:p>3.20E+031</text:p>
          </table:table-cell>
          <table:table-cell office:value-type="float" office:value="19536000000000">
            <text:p>1.95E+013</text:p>
          </table:table-cell>
          <table:table-cell office:value-type="float" office:value="0.011624">
            <text:p>1.16E-002</text:p>
          </table:table-cell>
          <table:table-cell office:value-type="float" office:value="944.5136">
            <text:p>944.51</text:p>
          </table:table-cell>
          <table:table-cell office:value-type="float" office:value="448">
            <text:p>44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0.000025945">
            <text:p>2.59E-005</text:p>
          </table:table-cell>
          <table:table-cell table:style-name="ce1" office:value-type="float" office:value="0.0099314">
            <text:p>9.93E-003</text:p>
          </table:table-cell>
          <table:table-cell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float" office:value="3.151">
            <text:p>3.15</text:p>
          </table:table-cell>
          <table:table-cell office:value-type="float" office:value="5.911">
            <text:p>5.91</text:p>
          </table:table-cell>
          <table:table-cell office:value-type="float" office:value="4.763">
            <text:p>4.76</text:p>
          </table:table-cell>
          <table:table-cell office:value-type="float" office:value="45.03">
            <text:p>45.03</text:p>
          </table:table-cell>
        </table:table-row>
        <table:table-row table:style-name="ro1">
          <table:table-cell office:value-type="float" office:value="2.9984E+031">
            <text:p>3.00E+031</text:p>
          </table:table-cell>
          <table:table-cell office:value-type="float" office:value="18659000000000">
            <text:p>1.87E+013</text:p>
          </table:table-cell>
          <table:table-cell office:value-type="float" office:value="0.011103">
            <text:p>1.11E-002</text:p>
          </table:table-cell>
          <table:table-cell office:value-type="float" office:value="944.3984">
            <text:p>944.4</text:p>
          </table:table-cell>
          <table:table-cell office:value-type="float" office:value="448">
            <text:p>448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0.000024783">
            <text:p>2.48E-005</text:p>
          </table:table-cell>
          <table:table-cell table:style-name="ce1" office:value-type="float" office:value="0.0094813">
            <text:p>9.48E-003</text:p>
          </table:table-cell>
          <table:table-cell table:style-name="ce1" office:value-type="float" office:value="-0.10038">
            <text:p>-1.00E-001</text:p>
          </table:table-cell>
          <table:table-cell office:value-type="string">
            <text:p>1 <text:s text:c="3"/>19.0</text:p>
          </table:table-cell>
          <table:table-cell office:value-type="float" office:value="3.14">
            <text:p>3.14</text:p>
          </table:table-cell>
          <table:table-cell office:value-type="float" office:value="5.9">
            <text:p>5.9</text:p>
          </table:table-cell>
          <table:table-cell office:value-type="float" office:value="4.659">
            <text:p>4.66</text:p>
          </table:table-cell>
          <table:table-cell office:value-type="float" office:value="44.34">
            <text:p>44.34</text:p>
          </table:table-cell>
        </table:table-row>
        <table:table-row table:style-name="ro1">
          <table:table-cell office:value-type="float" office:value="2.9984E+031">
            <text:p>3.00E+031</text:p>
          </table:table-cell>
          <table:table-cell office:value-type="float" office:value="18383000000000">
            <text:p>1.84E+013</text:p>
          </table:table-cell>
          <table:table-cell office:value-type="float" office:value="0.010939">
            <text:p>1.09E-002</text:p>
          </table:table-cell>
          <table:table-cell office:value-type="float" office:value="944.4084">
            <text:p>944.41</text:p>
          </table:table-cell>
          <table:table-cell office:value-type="float" office:value="448">
            <text:p>448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0.000024417">
            <text:p>2.44E-005</text:p>
          </table:table-cell>
          <table:table-cell table:style-name="ce1" office:value-type="float" office:value="0.0091994">
            <text:p>9.20E-003</text:p>
          </table:table-cell>
          <table:table-cell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float" office:value="2.875">
            <text:p>2.88</text:p>
          </table:table-cell>
          <table:table-cell office:value-type="float" office:value="5.533">
            <text:p>5.53</text:p>
          </table:table-cell>
          <table:table-cell office:value-type="float" office:value="4.592">
            <text:p>4.59</text:p>
          </table:table-cell>
          <table:table-cell office:value-type="float" office:value="45.91">
            <text:p>45.91</text:p>
          </table:table-cell>
        </table:table-row>
        <table:table-row table:style-name="ro1">
          <table:table-cell office:value-type="float" office:value="2.3041E+031">
            <text:p>2.30E+031</text:p>
          </table:table-cell>
          <table:table-cell office:value-type="float" office:value="15308000000000">
            <text:p>1.53E+013</text:p>
          </table:table-cell>
          <table:table-cell office:value-type="float" office:value="0.009112">
            <text:p>9.11E-003</text:p>
          </table:table-cell>
          <table:table-cell office:value-type="float" office:value="943.9676">
            <text:p>943.97</text:p>
          </table:table-cell>
          <table:table-cell office:value-type="float" office:value="448">
            <text:p>448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0.000020339">
            <text:p>2.03E-005</text:p>
          </table:table-cell>
          <table:table-cell table:style-name="ce1" office:value-type="float" office:value="0.0076468">
            <text:p>7.65E-003</text:p>
          </table:table-cell>
          <table:table-cell table:style-name="ce1" office:value-type="float" office:value="-0.10875">
            <text:p>-1.09E-001</text:p>
          </table:table-cell>
          <table:table-cell office:value-type="string">
            <text:p>1 <text:s text:c="3"/>31.4</text:p>
          </table:table-cell>
          <table:table-cell office:value-type="float" office:value="2.837">
            <text:p>2.84</text:p>
          </table:table-cell>
          <table:table-cell office:value-type="float" office:value="5.494">
            <text:p>5.49</text:p>
          </table:table-cell>
          <table:table-cell office:value-type="float" office:value="4.204">
            <text:p>4.2</text:p>
          </table:table-cell>
          <table:table-cell office:value-type="float" office:value="43.16">
            <text:p>43.16</text:p>
          </table:table-cell>
        </table:table-row>
        <table:table-row table:style-name="ro1">
          <table:table-cell office:value-type="float" office:value="2.3041E+031">
            <text:p>2.30E+031</text:p>
          </table:table-cell>
          <table:table-cell office:value-type="float" office:value="15061000000000">
            <text:p>1.51E+013</text:p>
          </table:table-cell>
          <table:table-cell office:value-type="float" office:value="0.0089654">
            <text:p>8.97E-003</text:p>
          </table:table-cell>
          <table:table-cell office:value-type="float" office:value="943.9785">
            <text:p>943.98</text:p>
          </table:table-cell>
          <table:table-cell office:value-type="float" office:value="448">
            <text:p>448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0.000020012">
            <text:p>2.00E-005</text:p>
          </table:table-cell>
          <table:table-cell table:style-name="ce1" office:value-type="float" office:value="0.0074066">
            <text:p>7.41E-00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.592">
            <text:p>2.59</text:p>
          </table:table-cell>
          <table:table-cell office:value-type="float" office:value="5.156">
            <text:p>5.16</text:p>
          </table:table-cell>
          <table:table-cell office:value-type="float" office:value="4.14">
            <text:p>4.14</text:p>
          </table:table-cell>
          <table:table-cell office:value-type="float" office:value="44.48">
            <text:p>44.48</text:p>
          </table:table-cell>
        </table:table-row>
        <table:table-row table:style-name="ro1">
          <table:table-cell office:value-type="float" office:value="1.8164E+031">
            <text:p>1.82E+031</text:p>
          </table:table-cell>
          <table:table-cell office:value-type="float" office:value="12754000000000">
            <text:p>1.28E+013</text:p>
          </table:table-cell>
          <table:table-cell office:value-type="float" office:value="0.0075941">
            <text:p>7.59E-003</text:p>
          </table:table-cell>
          <table:table-cell office:value-type="float" office:value="943.6038">
            <text:p>943.6</text:p>
          </table:table-cell>
          <table:table-cell office:value-type="float" office:value="448">
            <text:p>448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0.000016951">
            <text:p>1.70E-005</text:p>
          </table:table-cell>
          <table:table-cell table:style-name="ce1" office:value-type="float" office:value="0.006263">
            <text:p>6.26E-003</text:p>
          </table:table-cell>
          <table:table-cell table:style-name="ce1" office:value-type="float" office:value="-0.11323">
            <text:p>-1.13E-001</text:p>
          </table:table-cell>
          <table:table-cell office:value-type="string">
            <text:p>1 <text:s text:c="3"/>45.5</text:p>
          </table:table-cell>
          <table:table-cell office:value-type="float" office:value="2.562">
            <text:p>2.56</text:p>
          </table:table-cell>
          <table:table-cell office:value-type="float" office:value="5.127">
            <text:p>5.13</text:p>
          </table:table-cell>
          <table:table-cell office:value-type="float" office:value="3.821">
            <text:p>3.82</text:p>
          </table:table-cell>
          <table:table-cell office:value-type="float" office:value="42.06">
            <text:p>42.06</text:p>
          </table:table-cell>
        </table:table-row>
        <table:table-row table:style-name="ro1">
          <table:table-cell office:value-type="float" office:value="1.8164E+031">
            <text:p>1.82E+031</text:p>
          </table:table-cell>
          <table:table-cell office:value-type="float" office:value="12535000000000">
            <text:p>1.25E+013</text:p>
          </table:table-cell>
          <table:table-cell office:value-type="float" office:value="0.0074637">
            <text:p>7.46E-003</text:p>
          </table:table-cell>
          <table:table-cell office:value-type="float" office:value="943.6151">
            <text:p>943.62</text:p>
          </table:table-cell>
          <table:table-cell office:value-type="float" office:value="448">
            <text:p>448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0.00001666">
            <text:p>1.67E-005</text:p>
          </table:table-cell>
          <table:table-cell table:style-name="ce1" office:value-type="float" office:value="0.0060573">
            <text:p>6.06E-003</text:p>
          </table:table-cell>
          <table:table-cell office:value-type="float" office:value="0">
            <text:p>0</text:p>
          </table:table-cell>
          <table:table-cell office:value-type="float" office:value="53.2">
            <text:p>53.2</text:p>
          </table:table-cell>
          <table:table-cell office:value-type="float" office:value="2.337">
            <text:p>2.34</text:p>
          </table:table-cell>
          <table:table-cell office:value-type="float" office:value="4.816">
            <text:p>4.82</text:p>
          </table:table-cell>
          <table:table-cell office:value-type="float" office:value="3.76">
            <text:p>3.76</text:p>
          </table:table-cell>
          <table:table-cell office:value-type="float" office:value="43.18">
            <text:p>43.18</text:p>
          </table:table-cell>
        </table:table-row>
        <table:table-row table:style-name="ro1">
          <table:table-cell office:value-type="float" office:value="1.6022E+031">
            <text:p>1.60E+031</text:p>
          </table:table-cell>
          <table:table-cell office:value-type="float" office:value="11478000000000">
            <text:p>1.15E+013</text:p>
          </table:table-cell>
          <table:table-cell office:value-type="float" office:value="0.0068354">
            <text:p>6.84E-003</text:p>
          </table:table-cell>
          <table:table-cell office:value-type="float" office:value="943.4247">
            <text:p>943.42</text:p>
          </table:table-cell>
          <table:table-cell office:value-type="float" office:value="448">
            <text:p>448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0.000015258">
            <text:p>1.53E-005</text:p>
          </table:table-cell>
          <table:table-cell table:style-name="ce1" office:value-type="float" office:value="0.0055428">
            <text:p>5.54E-003</text:p>
          </table:table-cell>
          <table:table-cell office:value-type="float" office:value="0">
            <text:p>0</text:p>
          </table:table-cell>
          <table:table-cell office:value-type="float" office:value="57.8">
            <text:p>57.8</text:p>
          </table:table-cell>
          <table:table-cell office:value-type="float" office:value="2.323">
            <text:p>2.32</text:p>
          </table:table-cell>
          <table:table-cell office:value-type="float" office:value="4.802">
            <text:p>4.8</text:p>
          </table:table-cell>
          <table:table-cell office:value-type="float" office:value="3.603">
            <text:p>3.6</text:p>
          </table:table-cell>
          <table:table-cell office:value-type="float" office:value="41.92">
            <text:p>41.92</text:p>
          </table:table-cell>
        </table:table-row>
        <table:table-row table:style-name="ro1">
          <table:table-cell office:value-type="float" office:value="1.4625E+031">
            <text:p>1.46E+031</text:p>
          </table:table-cell>
          <table:table-cell office:value-type="float" office:value="10766000000000">
            <text:p>1.08E+013</text:p>
          </table:table-cell>
          <table:table-cell office:value-type="float" office:value="0.0064119">
            <text:p>6.41E-003</text:p>
          </table:table-cell>
          <table:table-cell office:value-type="float" office:value="943.2907">
            <text:p>943.29</text:p>
          </table:table-cell>
          <table:table-cell office:value-type="float" office:value="448">
            <text:p>448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0.000014312">
            <text:p>1.43E-005</text:p>
          </table:table-cell>
          <table:table-cell table:style-name="ce1" office:value-type="float" office:value="0.0051965">
            <text:p>5.20E-003</text:p>
          </table:table-cell>
          <table:table-cell table:style-name="ce1" office:value-type="float" office:value="-0.11502">
            <text:p>-1.15E-001</text:p>
          </table:table-cell>
          <table:table-cell office:value-type="string">
            <text:p>1 <text:s text:c="3"/>61.2</text:p>
          </table:table-cell>
          <table:table-cell office:value-type="float" office:value="2.313">
            <text:p>2.31</text:p>
          </table:table-cell>
          <table:table-cell office:value-type="float" office:value="4.793">
            <text:p>4.79</text:p>
          </table:table-cell>
          <table:table-cell office:value-type="float" office:value="3.493">
            <text:p>3.49</text:p>
          </table:table-cell>
          <table:table-cell office:value-type="float" office:value="41.02">
            <text:p>41.02</text:p>
          </table:table-cell>
        </table:table-row>
        <table:table-row table:style-name="ro1">
          <table:table-cell office:value-type="float" office:value="1.4625E+031">
            <text:p>1.46E+031</text:p>
          </table:table-cell>
          <table:table-cell office:value-type="float" office:value="10571000000000">
            <text:p>1.06E+013</text:p>
          </table:table-cell>
          <table:table-cell office:value-type="float" office:value="0.006296">
            <text:p>6.30E-003</text:p>
          </table:table-cell>
          <table:table-cell office:value-type="float" office:value="943.3022">
            <text:p>943.3</text:p>
          </table:table-cell>
          <table:table-cell office:value-type="float" office:value="448">
            <text:p>4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0.000014053">
            <text:p>1.41E-005</text:p>
          </table:table-cell>
          <table:table-cell table:style-name="ce1" office:value-type="float" office:value="0.0050193">
            <text:p>5.02E-003</text:p>
          </table:table-cell>
          <table:table-cell office:value-type="float" office:value="0">
            <text:p>0</text:p>
          </table:table-cell>
          <table:table-cell office:value-type="float" office:value="70.2">
            <text:p>70.2</text:p>
          </table:table-cell>
          <table:table-cell office:value-type="float" office:value="2.106">
            <text:p>2.11</text:p>
          </table:table-cell>
          <table:table-cell office:value-type="float" office:value="4.508">
            <text:p>4.51</text:p>
          </table:table-cell>
          <table:table-cell office:value-type="float" office:value="3.435">
            <text:p>3.44</text:p>
          </table:table-cell>
          <table:table-cell office:value-type="float" office:value="41.99">
            <text:p>41.99</text:p>
          </table:table-cell>
        </table:table-row>
        <table:table-row table:style-name="ro1">
          <table:table-cell office:value-type="float" office:value="1.442E+031">
            <text:p>1.44E+031</text:p>
          </table:table-cell>
          <table:table-cell office:value-type="float" office:value="10466000000000">
            <text:p>1.05E+013</text:p>
          </table:table-cell>
          <table:table-cell office:value-type="float" office:value="0.0062337">
            <text:p>6.23E-003</text:p>
          </table:table-cell>
          <table:table-cell office:value-type="float" office:value="943.2813">
            <text:p>943.28</text:p>
          </table:table-cell>
          <table:table-cell office:value-type="float" office:value="448">
            <text:p>4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0.000013914">
            <text:p>1.39E-005</text:p>
          </table:table-cell>
          <table:table-cell table:style-name="ce1" office:value-type="float" office:value="0.0049692">
            <text:p>4.97E-003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2.104">
            <text:p>2.1</text:p>
          </table:table-cell>
          <table:table-cell office:value-type="float" office:value="4.506">
            <text:p>4.51</text:p>
          </table:table-cell>
          <table:table-cell office:value-type="float" office:value="3.418">
            <text:p>3.42</text:p>
          </table:table-cell>
          <table:table-cell office:value-type="float" office:value="41.85">
            <text:p>41.85</text:p>
          </table:table-cell>
        </table:table-row>
        <table:table-row table:style-name="ro1">
          <table:table-cell office:value-type="float" office:value="1.2818E+031">
            <text:p>1.28E+031</text:p>
          </table:table-cell>
          <table:table-cell office:value-type="float" office:value="9633000000000">
            <text:p>9.63E+012</text:p>
          </table:table-cell>
          <table:table-cell office:value-type="float" office:value="0.0057381">
            <text:p>5.74E-003</text:p>
          </table:table-cell>
          <table:table-cell office:value-type="float" office:value="943.1112">
            <text:p>943.11</text:p>
          </table:table-cell>
          <table:table-cell office:value-type="float" office:value="448">
            <text:p>4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0.000012808">
            <text:p>1.28E-005</text:p>
          </table:table-cell>
          <table:table-cell table:style-name="ce1" office:value-type="float" office:value="0.004571">
            <text:p>4.57E-003</text:p>
          </table:table-cell>
          <table:table-cell office:value-type="float" office:value="0">
            <text:p>0</text:p>
          </table:table-cell>
          <table:table-cell office:value-type="float" office:value="75.8">
            <text:p>75.8</text:p>
          </table:table-cell>
          <table:table-cell office:value-type="float" office:value="2.093">
            <text:p>2.09</text:p>
          </table:table-cell>
          <table:table-cell office:value-type="float" office:value="4.495">
            <text:p>4.5</text:p>
          </table:table-cell>
          <table:table-cell office:value-type="float" office:value="3.283">
            <text:p>3.28</text:p>
          </table:table-cell>
          <table:table-cell office:value-type="float" office:value="40.69">
            <text:p>40.69</text:p>
          </table:table-cell>
        </table:table-row>
        <table:table-row table:style-name="ro1">
          <table:table-cell office:value-type="float" office:value="1.2276E+031">
            <text:p>1.23E+031</text:p>
          </table:table-cell>
          <table:table-cell office:value-type="float" office:value="9344500000000">
            <text:p>9.34E+012</text:p>
          </table:table-cell>
          <table:table-cell office:value-type="float" office:value="0.0055665">
            <text:p>5.57E-003</text:p>
          </table:table-cell>
          <table:table-cell office:value-type="float" office:value="943.0504">
            <text:p>943.05</text:p>
          </table:table-cell>
          <table:table-cell office:value-type="float" office:value="448">
            <text:p>44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0.000012425">
            <text:p>1.24E-005</text:p>
          </table:table-cell>
          <table:table-cell table:style-name="ce1" office:value-type="float" office:value="0.0044333">
            <text:p>4.43E-003</text:p>
          </table:table-cell>
          <table:table-cell office:value-type="float" office:value="-0.13509">
            <text:p>-0.14</text:p>
          </table:table-cell>
          <table:table-cell office:value-type="float" office:value="77.7">
            <text:p>77.7</text:p>
          </table:table-cell>
          <table:table-cell office:value-type="float" office:value="2.089">
            <text:p>2.09</text:p>
          </table:table-cell>
          <table:table-cell office:value-type="float" office:value="4.491">
            <text:p>4.49</text:p>
          </table:table-cell>
          <table:table-cell office:value-type="float" office:value="3.235">
            <text:p>3.24</text:p>
          </table:table-cell>
          <table:table-cell office:value-type="float" office:value="40.28">
            <text:p>40.28</text:p>
          </table:table-cell>
        </table:table-row>
        <table:table-row table:style-name="ro1">
          <table:table-cell office:value-type="float" office:value="1.2276E+031">
            <text:p>1.23E+031</text:p>
          </table:table-cell>
          <table:table-cell office:value-type="float" office:value="8979900000000">
            <text:p>8.98E+012</text:p>
          </table:table-cell>
          <table:table-cell office:value-type="float" office:value="0.0053488">
            <text:p>5.35E-003</text:p>
          </table:table-cell>
          <table:table-cell office:value-type="float" office:value="943.1855">
            <text:p>943.19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.000023879">
            <text:p>2.39E-005</text:p>
          </table:table-cell>
          <table:table-cell table:style-name="ce1" office:value-type="float" office:value="0.0040939">
            <text:p>4.09E-003</text:p>
          </table:table-cell>
          <table:table-cell office:value-type="float" office:value="0">
            <text:p>0</text:p>
          </table:table-cell>
          <table:table-cell office:value-type="float" office:value="14.9">
            <text:p>14.9</text:p>
          </table:table-cell>
          <table:table-cell office:value-type="float" office:value="1.356">
            <text:p>1.36</text:p>
          </table:table-cell>
          <table:table-cell office:value-type="float" office:value="4.579">
            <text:p>4.58</text:p>
          </table:table-cell>
          <table:table-cell office:value-type="float" office:value="3.113">
            <text:p>3.11</text:p>
          </table:table-cell>
          <table:table-cell office:value-type="float" office:value="41.86">
            <text:p>41.86</text:p>
          </table:table-cell>
        </table:table-row>
        <table:table-row table:style-name="ro1">
          <table:table-cell office:value-type="float" office:value="1.1215E+031">
            <text:p>1.12E+031</text:p>
          </table:table-cell>
          <table:table-cell office:value-type="float" office:value="8422800000000">
            <text:p>8.42E+012</text:p>
          </table:table-cell>
          <table:table-cell office:value-type="float" office:value="0.0050175">
            <text:p>5.02E-003</text:p>
          </table:table-cell>
          <table:table-cell office:value-type="float" office:value="943.0548">
            <text:p>943.05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.0000224">
            <text:p>2.24E-005</text:p>
          </table:table-cell>
          <table:table-cell table:style-name="ce1" office:value-type="float" office:value="0.0038383">
            <text:p>3.84E-003</text:p>
          </table:table-cell>
          <table:table-cell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1.346">
            <text:p>1.35</text:p>
          </table:table-cell>
          <table:table-cell office:value-type="float" office:value="4.57">
            <text:p>4.57</text:p>
          </table:table-cell>
          <table:table-cell office:value-type="float" office:value="3.017">
            <text:p>3.02</text:p>
          </table:table-cell>
          <table:table-cell office:value-type="float" office:value="40.97">
            <text:p>40.97</text:p>
          </table:table-cell>
        </table:table-row>
        <table:table-row table:style-name="ro1">
          <table:table-cell office:value-type="float" office:value="9.6131E+030">
            <text:p>9.61E+030</text:p>
          </table:table-cell>
          <table:table-cell office:value-type="float" office:value="7551200000000">
            <text:p>7.55E+012</text:p>
          </table:table-cell>
          <table:table-cell office:value-type="float" office:value="0.004499">
            <text:p>4.50E-003</text:p>
          </table:table-cell>
          <table:table-cell office:value-type="float" office:value="942.8397">
            <text:p>942.84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.000020085">
            <text:p>2.01E-005</text:p>
          </table:table-cell>
          <table:table-cell table:style-name="ce1" office:value-type="float" office:value="0.0034389">
            <text:p>3.44E-003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float" office:value="1.33">
            <text:p>1.33</text:p>
          </table:table-cell>
          <table:table-cell office:value-type="float" office:value="4.554">
            <text:p>4.55</text:p>
          </table:table-cell>
          <table:table-cell office:value-type="float" office:value="2.86">
            <text:p>2.86</text:p>
          </table:table-cell>
          <table:table-cell office:value-type="float" office:value="39.49">
            <text:p>39.49</text:p>
          </table:table-cell>
        </table:table-row>
        <table:table-row table:style-name="ro1">
          <table:table-cell office:value-type="float" office:value="9.2386E+030">
            <text:p>9.24E+030</text:p>
          </table:table-cell>
          <table:table-cell office:value-type="float" office:value="7341500000000">
            <text:p>7.34E+012</text:p>
          </table:table-cell>
          <table:table-cell office:value-type="float" office:value="0.0043743">
            <text:p>4.37E-003</text:p>
          </table:table-cell>
          <table:table-cell office:value-type="float" office:value="942.7858">
            <text:p>942.79</text:p>
          </table:table-cell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.000019528">
            <text:p>1.95E-005</text:p>
          </table:table-cell>
          <table:table-cell table:style-name="ce1" office:value-type="float" office:value="0.0033429">
            <text:p>3.34E-003</text:p>
          </table:table-cell>
          <table:table-cell table:style-name="ce1" office:value-type="float" office:value="-0.30984">
            <text:p>-3.10E-001</text:p>
          </table:table-cell>
          <table:table-cell office:value-type="string">
            <text:p>1 <text:s text:c="3"/>19.9</text:p>
          </table:table-cell>
          <table:table-cell office:value-type="float" office:value="1.326">
            <text:p>1.33</text:p>
          </table:table-cell>
          <table:table-cell office:value-type="float" office:value="4.55">
            <text:p>4.55</text:p>
          </table:table-cell>
          <table:table-cell office:value-type="float" office:value="2.82">
            <text:p>2.82</text:p>
          </table:table-cell>
          <table:table-cell office:value-type="float" office:value="39.11">
            <text:p>39.11</text:p>
          </table:table-cell>
        </table:table-row>
        <table:table-row table:style-name="ro1">
          <table:table-cell office:value-type="float" office:value="9.2386E+030">
            <text:p>9.24E+030</text:p>
          </table:table-cell>
          <table:table-cell office:value-type="float" office:value="7041400000000">
            <text:p>7.04E+012</text:p>
          </table:table-cell>
          <table:table-cell office:value-type="float" office:value="0.0041956">
            <text:p>4.20E-003</text:p>
          </table:table-cell>
          <table:table-cell office:value-type="float" office:value="942.8168">
            <text:p>942.82</text:p>
          </table:table-cell>
          <table:table-cell office:value-type="float" office:value="224">
            <text:p>224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0.00001873">
            <text:p>1.87E-005</text:p>
          </table:table-cell>
          <table:table-cell table:style-name="ce1" office:value-type="float" office:value="0.0030944">
            <text:p>3.09E-003</text:p>
          </table:table-cell>
          <table:table-cell office:value-type="float" office:value="0">
            <text:p>0</text:p>
          </table:table-cell>
          <table:table-cell office:value-type="float" office:value="27.7">
            <text:p>27.7</text:p>
          </table:table-cell>
          <table:table-cell office:value-type="float" office:value="1.071">
            <text:p>1.07</text:p>
          </table:table-cell>
          <table:table-cell office:value-type="float" office:value="4.133">
            <text:p>4.13</text:p>
          </table:table-cell>
          <table:table-cell office:value-type="float" office:value="2.716">
            <text:p>2.72</text:p>
          </table:table-cell>
          <table:table-cell office:value-type="float" office:value="40.34">
            <text:p>40.34</text:p>
          </table:table-cell>
        </table:table-row>
        <table:table-row table:style-name="ro1">
          <table:table-cell office:value-type="float" office:value="8.0109E+030">
            <text:p>8.01E+030</text:p>
          </table:table-cell>
          <table:table-cell office:value-type="float" office:value="6361400000000">
            <text:p>6.36E+012</text:p>
          </table:table-cell>
          <table:table-cell office:value-type="float" office:value="0.003791">
            <text:p>3.79E-003</text:p>
          </table:table-cell>
          <table:table-cell office:value-type="float" office:value="942.6205">
            <text:p>942.62</text:p>
          </table:table-cell>
          <table:table-cell office:value-type="float" office:value="224">
            <text:p>224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0.000016924">
            <text:p>1.69E-005</text:p>
          </table:table-cell>
          <table:table-cell table:style-name="ce1" office:value-type="float" office:value="0.002794">
            <text:p>2.79E-003</text:p>
          </table:table-cell>
          <table:table-cell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float" office:value="1.058">
            <text:p>1.06</text:p>
          </table:table-cell>
          <table:table-cell office:value-type="float" office:value="4.121">
            <text:p>4.12</text:p>
          </table:table-cell>
          <table:table-cell office:value-type="float" office:value="2.583">
            <text:p>2.58</text:p>
          </table:table-cell>
          <table:table-cell office:value-type="float" office:value="38.99">
            <text:p>38.99</text:p>
          </table:table-cell>
        </table:table-row>
        <table:table-row table:style-name="ro1">
          <table:table-cell office:value-type="float" office:value="7.2329E+030">
            <text:p>7.23E+030</text:p>
          </table:table-cell>
          <table:table-cell office:value-type="float" office:value="5915000000000">
            <text:p>5.92E+012</text:p>
          </table:table-cell>
          <table:table-cell office:value-type="float" office:value="0.0035253">
            <text:p>3.53E-003</text:p>
          </table:table-cell>
          <table:table-cell office:value-type="float" office:value="942.4848">
            <text:p>942.48</text:p>
          </table:table-cell>
          <table:table-cell office:value-type="float" office:value="224">
            <text:p>224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0.000015738">
            <text:p>1.57E-005</text:p>
          </table:table-cell>
          <table:table-cell table:style-name="ce1" office:value-type="float" office:value="0.002597">
            <text:p>2.60E-003</text:p>
          </table:table-cell>
          <table:table-cell table:style-name="ce1" office:value-type="float" office:value="-0.29519">
            <text:p>-2.95E-001</text:p>
          </table:table-cell>
          <table:table-cell office:value-type="string">
            <text:p>1 <text:s text:c="3"/>33.1</text:p>
          </table:table-cell>
          <table:table-cell office:value-type="float" office:value="1.05">
            <text:p>1.05</text:p>
          </table:table-cell>
          <table:table-cell office:value-type="float" office:value="4.112">
            <text:p>4.11</text:p>
          </table:table-cell>
          <table:table-cell office:value-type="float" office:value="2.492">
            <text:p>2.49</text:p>
          </table:table-cell>
          <table:table-cell office:value-type="float" office:value="38.04">
            <text:p>38.04</text:p>
          </table:table-cell>
        </table:table-row>
        <table:table-row table:style-name="ro1">
          <table:table-cell office:value-type="float" office:value="7.2329E+030">
            <text:p>7.23E+030</text:p>
          </table:table-cell>
          <table:table-cell office:value-type="float" office:value="5665300000000">
            <text:p>5.67E+012</text:p>
          </table:table-cell>
          <table:table-cell office:value-type="float" office:value="0.0033766">
            <text:p>3.38E-003</text:p>
          </table:table-cell>
          <table:table-cell office:value-type="float" office:value="942.5143">
            <text:p>942.51</text:p>
          </table:table-cell>
          <table:table-cell office:value-type="float" office:value="224">
            <text:p>22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0.000015074">
            <text:p>1.51E-005</text:p>
          </table:table-cell>
          <table:table-cell table:style-name="ce1" office:value-type="float" office:value="0.0023972">
            <text:p>2.40E-003</text:p>
          </table:table-cell>
          <table:table-cell office:value-type="float" office:value="0">
            <text:p>0</text:p>
          </table:table-cell>
          <table:table-cell office:value-type="float" office:value="42.4">
            <text:p>42.4</text:p>
          </table:table-cell>
          <table:table-cell office:value-type="float" office:value="0.8286">
            <text:p>0.83</text:p>
          </table:table-cell>
          <table:table-cell office:value-type="float" office:value="3.751">
            <text:p>3.75</text:p>
          </table:table-cell>
          <table:table-cell office:value-type="float" office:value="2.396">
            <text:p>2.4</text:p>
          </table:table-cell>
          <table:table-cell office:value-type="float" office:value="39.01">
            <text:p>39.01</text:p>
          </table:table-cell>
        </table:table-row>
        <table:table-row table:style-name="ro1">
          <table:table-cell office:value-type="float" office:value="6.4088E+030">
            <text:p>6.41E+030</text:p>
          </table:table-cell>
          <table:table-cell office:value-type="float" office:value="5195500000000">
            <text:p>5.20E+012</text:p>
          </table:table-cell>
          <table:table-cell office:value-type="float" office:value="0.003097">
            <text:p>3.10E-003</text:p>
          </table:table-cell>
          <table:table-cell office:value-type="float" office:value="942.3519">
            <text:p>942.35</text:p>
          </table:table-cell>
          <table:table-cell office:value-type="float" office:value="224">
            <text:p>22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0.000013826">
            <text:p>1.38E-005</text:p>
          </table:table-cell>
          <table:table-cell table:style-name="ce1" office:value-type="float" office:value="0.0021975">
            <text:p>2.20E-003</text:p>
          </table:table-cell>
          <table:table-cell office:value-type="float" office:value="0">
            <text:p>0</text:p>
          </table:table-cell>
          <table:table-cell office:value-type="float" office:value="45.6">
            <text:p>45.6</text:p>
          </table:table-cell>
          <table:table-cell office:value-type="float" office:value="0.8194">
            <text:p>0.82</text:p>
          </table:table-cell>
          <table:table-cell office:value-type="float" office:value="3.741">
            <text:p>3.74</text:p>
          </table:table-cell>
          <table:table-cell office:value-type="float" office:value="2.295">
            <text:p>2.3</text:p>
          </table:table-cell>
          <table:table-cell office:value-type="float" office:value="37.89">
            <text:p>37.89</text:p>
          </table:table-cell>
        </table:table-row>
        <table:table-row table:style-name="ro1">
          <table:table-cell office:value-type="float" office:value="6.0437E+030">
            <text:p>6.04E+030</text:p>
          </table:table-cell>
          <table:table-cell office:value-type="float" office:value="4981900000000">
            <text:p>4.98E+012</text:p>
          </table:table-cell>
          <table:table-cell office:value-type="float" office:value="0.0029699">
            <text:p>2.97E-003</text:p>
          </table:table-cell>
          <table:table-cell office:value-type="float" office:value="942.2752">
            <text:p>942.28</text:p>
          </table:table-cell>
          <table:table-cell office:value-type="float" office:value="224">
            <text:p>224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0.000013258">
            <text:p>1.33E-005</text:p>
          </table:table-cell>
          <table:table-cell table:style-name="ce1" office:value-type="float" office:value="0.0021068">
            <text:p>2.11E-003</text:p>
          </table:table-cell>
          <table:table-cell office:value-type="float" office:value="-0.3088">
            <text:p>-0.31</text:p>
          </table:table-cell>
          <table:table-cell office:value-type="float" office:value="47.2">
            <text:p>47.2</text:p>
          </table:table-cell>
          <table:table-cell office:value-type="float" office:value="0.8151">
            <text:p>0.82</text:p>
          </table:table-cell>
          <table:table-cell office:value-type="float" office:value="3.737">
            <text:p>3.74</text:p>
          </table:table-cell>
          <table:table-cell office:value-type="float" office:value="2.247">
            <text:p>2.25</text:p>
          </table:table-cell>
          <table:table-cell office:value-type="float" office:value="37.36">
            <text:p>37.36</text:p>
          </table:table-cell>
        </table:table-row>
        <table:table-row table:style-name="ro1">
          <table:table-cell office:value-type="float" office:value="6.0437E+030">
            <text:p>6.04E+030</text:p>
          </table:table-cell>
          <table:table-cell office:value-type="float" office:value="4378900000000">
            <text:p>4.38E+012</text:p>
          </table:table-cell>
          <table:table-cell office:value-type="float" office:value="0.00261">
            <text:p>2.61E-003</text:p>
          </table:table-cell>
          <table:table-cell office:value-type="float" office:value="942.584">
            <text:p>942.58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.000023303">
            <text:p>2.33E-005</text:p>
          </table:table-cell>
          <table:table-cell table:style-name="ce1" office:value-type="float" office:value="0.0015951">
            <text:p>1.60E-003</text:p>
          </table:table-cell>
          <table:table-cell office:value-type="float" office:value="0">
            <text:p>0</text:p>
          </table:table-cell>
          <table:table-cell office:value-type="float" office:value="9.49">
            <text:p>9.49</text:p>
          </table:table-cell>
          <table:table-cell office:value-type="float" office:value="0.332">
            <text:p>0.33</text:p>
          </table:table-cell>
          <table:table-cell office:value-type="float" office:value="3.958">
            <text:p>3.96</text:p>
          </table:table-cell>
          <table:table-cell office:value-type="float" office:value="1.957">
            <text:p>1.96</text:p>
          </table:table-cell>
          <table:table-cell office:value-type="float" office:value="39.41">
            <text:p>39.41</text:p>
          </table:table-cell>
        </table:table-row>
        <table:table-row table:style-name="ro1">
          <table:table-cell office:value-type="float" office:value="4.8066E+030">
            <text:p>4.81E+030</text:p>
          </table:table-cell>
          <table:table-cell office:value-type="float" office:value="3708100000000">
            <text:p>3.71E+012</text:p>
          </table:table-cell>
          <table:table-cell office:value-type="float" office:value="0.0022108">
            <text:p>2.21E-003</text:p>
          </table:table-cell>
          <table:table-cell office:value-type="float" office:value="942.255">
            <text:p>942.26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.000019739">
            <text:p>1.97E-005</text:p>
          </table:table-cell>
          <table:table-cell table:style-name="ce1" office:value-type="float" office:value="0.0013498">
            <text:p>1.35E-003</text:p>
          </table:table-cell>
          <table:table-cell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float" office:value="0.3154">
            <text:p>0.32</text:p>
          </table:table-cell>
          <table:table-cell office:value-type="float" office:value="3.941">
            <text:p>3.94</text:p>
          </table:table-cell>
          <table:table-cell office:value-type="float" office:value="1.8">
            <text:p>1.8</text:p>
          </table:table-cell>
          <table:table-cell office:value-type="float" office:value="37.26">
            <text:p>37.26</text:p>
          </table:table-cell>
        </table:table-row>
        <table:table-row table:style-name="ro1">
          <table:table-cell office:value-type="float" office:value="4.6993E+030">
            <text:p>4.70E+030</text:p>
          </table:table-cell>
          <table:table-cell office:value-type="float" office:value="3647900000000">
            <text:p>3.65E+012</text:p>
          </table:table-cell>
          <table:table-cell office:value-type="float" office:value="0.0021749">
            <text:p>2.17E-003</text:p>
          </table:table-cell>
          <table:table-cell office:value-type="float" office:value="942.2237">
            <text:p>942.22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0.000019418">
            <text:p>1.94E-005</text:p>
          </table:table-cell>
          <table:table-cell table:style-name="ce1" office:value-type="float" office:value="0.0013277">
            <text:p>1.33E-003</text:p>
          </table:table-cell>
          <table:table-cell table:style-name="ce1" office:value-type="float" office:value="-0.84649">
            <text:p>-8.46E-001</text:p>
          </table:table-cell>
          <table:table-cell office:value-type="string">
            <text:p>1 <text:s text:c="3"/>13.0</text:p>
          </table:table-cell>
          <table:table-cell office:value-type="float" office:value="0.3139">
            <text:p>0.31</text:p>
          </table:table-cell>
          <table:table-cell office:value-type="float" office:value="3.94">
            <text:p>3.94</text:p>
          </table:table-cell>
          <table:table-cell office:value-type="float" office:value="1.785">
            <text:p>1.79</text:p>
          </table:table-cell>
          <table:table-cell office:value-type="float" office:value="37.06">
            <text:p>37.06</text:p>
          </table:table-cell>
        </table:table-row>
        <table:table-row table:style-name="ro1">
          <table:table-cell office:value-type="float" office:value="4.6993E+030">
            <text:p>4.70E+030</text:p>
          </table:table-cell>
          <table:table-cell office:value-type="float" office:value="3337900000000">
            <text:p>3.34E+012</text:p>
          </table:table-cell>
          <table:table-cell office:value-type="float" office:value="0.0019902">
            <text:p>1.99E-003</text:p>
          </table:table-cell>
          <table:table-cell office:value-type="float" office:value="942.3084">
            <text:p>942.31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.00001777">
            <text:p>1.78E-005</text:p>
          </table:table-cell>
          <table:table-cell table:style-name="ce1" office:value-type="float" office:value="0.001108">
            <text:p>1.11E-003</text:p>
          </table:table-cell>
          <table:table-cell office:value-type="float" office:value="0">
            <text:p>0</text:p>
          </table:table-cell>
          <table:table-cell office:value-type="float" office:value="21.9">
            <text:p>21.9</text:p>
          </table:table-cell>
          <table:table-cell table:style-name="ce1" office:value-type="float" office:value="0.8354">
            <text:p>8.35E-001</text:p>
          </table:table-cell>
          <table:table-cell office:value-type="string">
            <text:p>1 <text:s/>3.486</text:p>
          </table:table-cell>
          <table:table-cell office:value-type="float" office:value="1.63">
            <text:p>1.63</text:p>
          </table:table-cell>
          <table:table-cell office:value-type="float" office:value="37.89">
            <text:p>37.89</text:p>
          </table:table-cell>
        </table:table-row>
        <table:table-row table:style-name="ro1">
          <table:table-cell office:value-type="float" office:value="3.8246E+030">
            <text:p>3.82E+030</text:p>
          </table:table-cell>
          <table:table-cell office:value-type="float" office:value="2871200000000">
            <text:p>2.87E+012</text:p>
          </table:table-cell>
          <table:table-cell office:value-type="float" office:value="0.0017123">
            <text:p>1.71E-003</text:p>
          </table:table-cell>
          <table:table-cell office:value-type="float" office:value="942.0065">
            <text:p>942.01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.000015289">
            <text:p>1.53E-005</text:p>
          </table:table-cell>
          <table:table-cell table:style-name="ce1" office:value-type="float" office:value="0.00095254">
            <text:p>9.53E-004</text:p>
          </table:table-cell>
          <table:table-cell table:style-name="ce1" office:value-type="float" office:value="-0.77886">
            <text:p>-7.79E-001</text:p>
          </table:table-cell>
          <table:table-cell office:value-type="string">
            <text:p>1 <text:s text:c="3"/>25.7</text:p>
          </table:table-cell>
          <table:table-cell table:style-name="ce1" office:value-type="float" office:value="0.7162">
            <text:p>7.16E-001</text:p>
          </table:table-cell>
          <table:table-cell office:value-type="string">
            <text:p>1 <text:s/>3.474</text:p>
          </table:table-cell>
          <table:table-cell office:value-type="float" office:value="1.51">
            <text:p>1.51</text:p>
          </table:table-cell>
          <table:table-cell office:value-type="float" office:value="36.01">
            <text:p>36.01</text:p>
          </table:table-cell>
        </table:table-row>
        <table:table-row table:style-name="ro1">
          <table:table-cell office:value-type="float" office:value="3.8246E+030">
            <text:p>3.82E+030</text:p>
          </table:table-cell>
          <table:table-cell office:value-type="float" office:value="2634000000000">
            <text:p>2.63E+012</text:p>
          </table:table-cell>
          <table:table-cell office:value-type="float" office:value="0.001571">
            <text:p>1.57E-003</text:p>
          </table:table-cell>
          <table:table-cell office:value-type="float" office:value="942.0844">
            <text:p>942.08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.000014026">
            <text:p>1.40E-005</text:p>
          </table:table-cell>
          <table:table-cell table:style-name="ce1" office:value-type="float" office:value="0.00078943">
            <text:p>7.89E-004</text:p>
          </table:table-cell>
          <table:table-cell office:value-type="float" office:value="0">
            <text:p>0</text:p>
          </table:table-cell>
          <table:table-cell office:value-type="float" office:value="-36.2">
            <text:p>-36.2</text:p>
          </table:table-cell>
          <table:table-cell office:value-type="float" office:value="0.1181">
            <text:p>0.12</text:p>
          </table:table-cell>
          <table:table-cell office:value-type="float" office:value="3.095">
            <text:p>3.1</text:p>
          </table:table-cell>
          <table:table-cell office:value-type="float" office:value="1.373">
            <text:p>1.37</text:p>
          </table:table-cell>
          <table:table-cell office:value-type="float" office:value="36.59">
            <text:p>36.59</text:p>
          </table:table-cell>
        </table:table-row>
        <table:table-row table:style-name="ro1">
          <table:table-cell office:value-type="float" office:value="3.216E+030">
            <text:p>3.22E+030</text:p>
          </table:table-cell>
          <table:table-cell office:value-type="float" office:value="2318600000000">
            <text:p>2.32E+012</text:p>
          </table:table-cell>
          <table:table-cell office:value-type="float" office:value="0.0013831">
            <text:p>1.38E-003</text:p>
          </table:table-cell>
          <table:table-cell office:value-type="float" office:value="941.8218">
            <text:p>941.82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.000012349">
            <text:p>1.23E-005</text:p>
          </table:table-cell>
          <table:table-cell table:style-name="ce1" office:value-type="float" office:value="0.00069462">
            <text:p>6.95E-004</text:p>
          </table:table-cell>
          <table:table-cell table:style-name="ce1" office:value-type="float" office:value="-0.71575">
            <text:p>-7.16E-001</text:p>
          </table:table-cell>
          <table:table-cell office:value-type="string">
            <text:p>1 <text:s text:c="3"/>40.2 <text:s text:c="3"/>-</text:p>
          </table:table-cell>
          <table:table-cell office:value-type="float" office:value="0.1263">
            <text:p>0.13</text:p>
          </table:table-cell>
          <table:table-cell office:value-type="float" office:value="3.087">
            <text:p>3.09</text:p>
          </table:table-cell>
          <table:table-cell office:value-type="float" office:value="1.286">
            <text:p>1.29</text:p>
          </table:table-cell>
          <table:table-cell office:value-type="float" office:value="35.05">
            <text:p>35.05</text:p>
          </table:table-cell>
        </table:table-row>
        <table:table-row table:style-name="ro1">
          <table:table-cell office:value-type="float" office:value="3.216E+030">
            <text:p>3.22E+030</text:p>
          </table:table-cell>
          <table:table-cell office:value-type="float" office:value="2134100000000">
            <text:p>2.13E+012</text:p>
          </table:table-cell>
          <table:table-cell office:value-type="float" office:value="0.0012731">
            <text:p>1.27E-003</text:p>
          </table:table-cell>
          <table:table-cell office:value-type="float" office:value="941.8934">
            <text:p>941.89</text:p>
          </table:table-cell>
          <table:table-cell office:value-type="float" office:value="112">
            <text:p>11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0.000011367">
            <text:p>1.14E-005</text:p>
          </table:table-cell>
          <table:table-cell table:style-name="ce1" office:value-type="float" office:value="0.00057092">
            <text:p>5.71E-004</text:p>
          </table:table-cell>
          <table:table-cell office:value-type="float" office:value="0">
            <text:p>0</text:p>
          </table:table-cell>
          <table:table-cell office:value-type="float" office:value="-52.4">
            <text:p>-52.4</text:p>
          </table:table-cell>
          <table:table-cell office:value-type="float" office:value="0.2855">
            <text:p>0.29</text:p>
          </table:table-cell>
          <table:table-cell office:value-type="float" office:value="2.766">
            <text:p>2.77</text:p>
          </table:table-cell>
          <table:table-cell office:value-type="float" office:value="1.164">
            <text:p>1.16</text:p>
          </table:table-cell>
          <table:table-cell office:value-type="float" office:value="35.47">
            <text:p>35.47</text:p>
          </table:table-cell>
        </table:table-row>
        <table:table-row table:style-name="ro1">
          <table:table-cell office:value-type="float" office:value="2.7708E+030">
            <text:p>2.77E+030</text:p>
          </table:table-cell>
          <table:table-cell office:value-type="float" office:value="1911400000000">
            <text:p>1.91E+012</text:p>
          </table:table-cell>
          <table:table-cell office:value-type="float" office:value="0.0011405">
            <text:p>1.14E-003</text:p>
          </table:table-cell>
          <table:table-cell office:value-type="float" office:value="941.659">
            <text:p>941.66</text:p>
          </table:table-cell>
          <table:table-cell office:value-type="float" office:value="112">
            <text:p>112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0.000010183">
            <text:p>1.02E-005</text:p>
          </table:table-cell>
          <table:table-cell table:style-name="ce1" office:value-type="float" office:value="0.0005112">
            <text:p>5.11E-004</text:p>
          </table:table-cell>
          <table:table-cell table:style-name="ce1" office:value-type="float" office:value="-0.65788">
            <text:p>-6.58E-001</text:p>
          </table:table-cell>
          <table:table-cell office:value-type="string">
            <text:p>1 <text:s text:c="3"/>56.6 <text:s text:c="3"/>-</text:p>
          </table:table-cell>
          <table:table-cell office:value-type="float" office:value="0.2913">
            <text:p>0.29</text:p>
          </table:table-cell>
          <table:table-cell office:value-type="float" office:value="2.76">
            <text:p>2.76</text:p>
          </table:table-cell>
          <table:table-cell office:value-type="float" office:value="1.101">
            <text:p>1.1</text:p>
          </table:table-cell>
          <table:table-cell office:value-type="float" office:value="34.17">
            <text:p>34.17</text:p>
          </table:table-cell>
        </table:table-row>
        <table:table-row table:style-name="ro1">
          <table:table-cell office:value-type="float" office:value="2.7708E+030">
            <text:p>2.77E+030</text:p>
          </table:table-cell>
          <table:table-cell office:value-type="float" office:value="1765700000000">
            <text:p>1.77E+012</text:p>
          </table:table-cell>
          <table:table-cell office:value-type="float" office:value="0.0010536">
            <text:p>1.05E-003</text:p>
          </table:table-cell>
          <table:table-cell office:value-type="float" office:value="941.7247">
            <text:p>941.72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0.0000094073">
            <text:p>9.41E-006</text:p>
          </table:table-cell>
          <table:table-cell table:style-name="ce1" office:value-type="float" office:value="0.00041561">
            <text:p>4.16E-004</text:p>
          </table:table-cell>
          <table:table-cell office:value-type="float" office:value="0">
            <text:p>0</text:p>
          </table:table-cell>
          <table:table-cell office:value-type="float" office:value="-70.6">
            <text:p>-70.6</text:p>
          </table:table-cell>
          <table:table-cell office:value-type="float" office:value="0.427">
            <text:p>0.43</text:p>
          </table:table-cell>
          <table:table-cell office:value-type="float" office:value="2.483">
            <text:p>2.48</text:p>
          </table:table-cell>
          <table:table-cell office:value-type="float" office:value="0.9903">
            <text:p>0.99</text:p>
          </table:table-cell>
          <table:table-cell office:value-type="float" office:value="34.47">
            <text:p>34.47</text:p>
          </table:table-cell>
        </table:table-row>
        <table:table-row table:style-name="ro1">
          <table:table-cell office:value-type="float" office:value="2.6374E+030">
            <text:p>2.64E+030</text:p>
          </table:table-cell>
          <table:table-cell office:value-type="float" office:value="1702200000000">
            <text:p>1.70E+012</text:p>
          </table:table-cell>
          <table:table-cell office:value-type="float" office:value="0.0010158">
            <text:p>1.02E-003</text:p>
          </table:table-cell>
          <table:table-cell office:value-type="float" office:value="941.643">
            <text:p>941.64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0.0000090694">
            <text:p>9.07E-006</text:p>
          </table:table-cell>
          <table:table-cell table:style-name="ce1" office:value-type="float" office:value="0.00040063">
            <text:p>4.01E-004</text:p>
          </table:table-cell>
          <table:table-cell office:value-type="float" office:value="-0.50791">
            <text:p>-0.51</text:p>
          </table:table-cell>
          <table:table-cell office:value-type="float" office:value="-72.2">
            <text:p>-72.2</text:p>
          </table:table-cell>
          <table:table-cell office:value-type="float" office:value="0.4287">
            <text:p>0.43</text:p>
          </table:table-cell>
          <table:table-cell office:value-type="float" office:value="2.482">
            <text:p>2.48</text:p>
          </table:table-cell>
          <table:table-cell office:value-type="float" office:value="0.9719">
            <text:p>0.97</text:p>
          </table:table-cell>
          <table:table-cell office:value-type="float" office:value="34.05">
            <text:p>34.05</text:p>
          </table:table-cell>
        </table:table-row>
        <table:table-row table:style-name="ro1">
          <table:table-cell office:value-type="float" office:value="2.6374E+030">
            <text:p>2.64E+030</text:p>
          </table:table-cell>
          <table:table-cell office:value-type="float" office:value="1702200000000">
            <text:p>1.70E+012</text:p>
          </table:table-cell>
          <table:table-cell office:value-type="float" office:value="0.0010158">
            <text:p>1.02E-003</text:p>
          </table:table-cell>
          <table:table-cell office:value-type="float" office:value="941.643">
            <text:p>941.64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0.0000090694">
            <text:p>9.07E-006</text:p>
          </table:table-cell>
          <table:table-cell table:style-name="ce1" office:value-type="float" office:value="0.00040063">
            <text:p>4.01E-004</text:p>
          </table:table-cell>
          <table:table-cell office:value-type="float" office:value="-0.34647">
            <text:p>-0.35</text:p>
          </table:table-cell>
          <table:table-cell office:value-type="float" office:value="-72.2">
            <text:p>-72.2</text:p>
          </table:table-cell>
          <table:table-cell office:value-type="float" office:value="0.4287">
            <text:p>0.43</text:p>
          </table:table-cell>
          <table:table-cell office:value-type="float" office:value="2.482">
            <text:p>2.48</text:p>
          </table:table-cell>
          <table:table-cell office:value-type="float" office:value="0.9719">
            <text:p>0.97</text:p>
          </table:table-cell>
          <table:table-cell office:value-type="float" office:value="34.05">
            <text:p>34.05</text:p>
          </table:table-cell>
        </table:table-row>
        <table:table-row table:style-name="ro1">
          <table:table-cell office:value-type="float" office:value="2.6374E+030">
            <text:p>2.64E+030</text:p>
          </table:table-cell>
          <table:table-cell office:value-type="float" office:value="1455200000000">
            <text:p>1.46E+012</text:p>
          </table:table-cell>
          <table:table-cell office:value-type="float" office:value="0.00086815">
            <text:p>8.68E-004</text:p>
          </table:table-cell>
          <table:table-cell office:value-type="float" office:value="942.151">
            <text:p>942.15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0.000015503">
            <text:p>1.55E-005</text:p>
          </table:table-cell>
          <table:table-cell table:style-name="ce1" office:value-type="float" office:value="0.000249">
            <text:p>2.49E-004</text:p>
          </table:table-cell>
          <table:table-cell office:value-type="float" office:value="0">
            <text:p>0</text:p>
          </table:table-cell>
          <table:table-cell office:value-type="float" office:value="16.8">
            <text:p>16.8</text:p>
          </table:table-cell>
          <table:table-cell office:value-type="float" office:value="-1.348">
            <text:p>-1.35</text:p>
          </table:table-cell>
          <table:table-cell office:value-type="float" office:value="2.538">
            <text:p>2.54</text:p>
          </table:table-cell>
          <table:table-cell office:value-type="float" office:value="0.7626">
            <text:p>0.76</text:p>
          </table:table-cell>
          <table:table-cell office:value-type="float" office:value="34.34">
            <text:p>34.34</text:p>
          </table:table-cell>
        </table:table-row>
        <table:table-row table:style-name="ro1">
          <table:table-cell office:value-type="float" office:value="2.4033E+030">
            <text:p>2.40E+030</text:p>
          </table:table-cell>
          <table:table-cell office:value-type="float" office:value="1357600000000">
            <text:p>1.36E+012</text:p>
          </table:table-cell>
          <table:table-cell office:value-type="float" office:value="0.00081003">
            <text:p>8.10E-004</text:p>
          </table:table-cell>
          <table:table-cell office:value-type="float" office:value="941.9743">
            <text:p>941.97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0.000014465">
            <text:p>1.45E-005</text:p>
          </table:table-cell>
          <table:table-cell table:style-name="ce1" office:value-type="float" office:value="0.00023227">
            <text:p>2.32E-004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float" office:value="-1.351">
            <text:p>-1.35</text:p>
          </table:table-cell>
          <table:table-cell office:value-type="float" office:value="2.536">
            <text:p>2.54</text:p>
          </table:table-cell>
          <table:table-cell office:value-type="float" office:value="0.7361">
            <text:p>0.74</text:p>
          </table:table-cell>
          <table:table-cell office:value-type="float" office:value="33.55">
            <text:p>33.55</text:p>
          </table:table-cell>
        </table:table-row>
        <table:table-row table:style-name="ro1">
          <table:table-cell office:value-type="float" office:value="2.2534E+030">
            <text:p>2.25E+030</text:p>
          </table:table-cell>
          <table:table-cell office:value-type="float" office:value="1293800000000">
            <text:p>1.29E+012</text:p>
          </table:table-cell>
          <table:table-cell office:value-type="float" office:value="0.00077207">
            <text:p>7.72E-004</text:p>
          </table:table-cell>
          <table:table-cell office:value-type="float" office:value="941.8543">
            <text:p>941.85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0.000013787">
            <text:p>1.38E-005</text:p>
          </table:table-cell>
          <table:table-cell table:style-name="ce1" office:value-type="float" office:value="0.00022135">
            <text:p>2.21E-004</text:p>
          </table:table-cell>
          <table:table-cell office:value-type="float" office:value="-0.14347">
            <text:p>-0.14</text:p>
          </table:table-cell>
          <table:table-cell office:value-type="float" office:value="19.1">
            <text:p>19.1</text:p>
          </table:table-cell>
          <table:table-cell office:value-type="float" office:value="-1.353">
            <text:p>-1.35</text:p>
          </table:table-cell>
          <table:table-cell office:value-type="float" office:value="2.534">
            <text:p>2.53</text:p>
          </table:table-cell>
          <table:table-cell office:value-type="float" office:value="0.7182">
            <text:p>0.72</text:p>
          </table:table-cell>
          <table:table-cell office:value-type="float" office:value="33.01">
            <text:p>33.01</text:p>
          </table:table-cell>
        </table:table-row>
        <table:table-row table:style-name="ro1">
          <table:table-cell office:value-type="float" office:value="2.2534E+030">
            <text:p>2.25E+030</text:p>
          </table:table-cell>
          <table:table-cell office:value-type="float" office:value="1130600000000">
            <text:p>1.13E+012</text:p>
          </table:table-cell>
          <table:table-cell office:value-type="float" office:value="0.00067477">
            <text:p>6.75E-004</text:p>
          </table:table-cell>
          <table:table-cell office:value-type="float" office:value="941.9978">
            <text:p>942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0.000012049">
            <text:p>1.20E-005</text:p>
          </table:table-cell>
          <table:table-cell table:style-name="ce1" office:value-type="float" office:value="0.00012091">
            <text:p>1.21E-004</text:p>
          </table:table-cell>
          <table:table-cell office:value-type="float" office:value="0">
            <text:p>0</text:p>
          </table:table-cell>
          <table:table-cell office:value-type="float" office:value="30.9">
            <text:p>30.9</text:p>
          </table:table-cell>
          <table:table-cell office:value-type="float" office:value="-1.444">
            <text:p>-1.44</text:p>
          </table:table-cell>
          <table:table-cell office:value-type="float" office:value="2.169">
            <text:p>2.17</text:p>
          </table:table-cell>
          <table:table-cell office:value-type="float" office:value="0.5286">
            <text:p>0.53</text:p>
          </table:table-cell>
          <table:table-cell office:value-type="float" office:value="33.22">
            <text:p>33.22</text:p>
          </table:table-cell>
        </table:table-row>
        <table:table-row table:style-name="ro1">
          <table:table-cell office:value-type="float" office:value="1.9803E+030">
            <text:p>1.98E+030</text:p>
          </table:table-cell>
          <table:table-cell office:value-type="float" office:value="1026200000000">
            <text:p>1.03E+012</text:p>
          </table:table-cell>
          <table:table-cell office:value-type="float" office:value="0.00061259">
            <text:p>6.13E-004</text:p>
          </table:table-cell>
          <table:table-cell office:value-type="float" office:value="941.7302">
            <text:p>941.7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0.000010939">
            <text:p>1.09E-005</text:p>
          </table:table-cell>
          <table:table-cell table:style-name="ce1" office:value-type="float" office:value="0.00010973">
            <text:p>1.10E-004</text:p>
          </table:table-cell>
          <table:table-cell office:value-type="float" office:value="-0.12803">
            <text:p>-0.13</text:p>
          </table:table-cell>
          <table:table-cell office:value-type="float" office:value="33.4">
            <text:p>33.4</text:p>
          </table:table-cell>
          <table:table-cell office:value-type="float" office:value="-1.447">
            <text:p>-1.45</text:p>
          </table:table-cell>
          <table:table-cell office:value-type="float" office:value="2.166">
            <text:p>2.17</text:p>
          </table:table-cell>
          <table:table-cell office:value-type="float" office:value="0.5034">
            <text:p>0.5</text:p>
          </table:table-cell>
          <table:table-cell office:value-type="float" office:value="32.15">
            <text:p>32.15</text:p>
          </table:table-cell>
        </table:table-row>
        <table:table-row table:style-name="ro1">
          <table:table-cell office:value-type="float" office:value="1.9803E+030">
            <text:p>1.98E+030</text:p>
          </table:table-cell>
          <table:table-cell office:value-type="float" office:value="907480000000">
            <text:p>9.07E+011</text:p>
          </table:table-cell>
          <table:table-cell office:value-type="float" office:value="0.00054179">
            <text:p>5.42E-004</text:p>
          </table:table-cell>
          <table:table-cell office:value-type="float" office:value="941.8582">
            <text:p>941.8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.0000096749">
            <text:p>9.67E-006</text:p>
          </table:table-cell>
          <table:table-cell table:style-name="ce1" office:value-type="float" office:value="0.000038821">
            <text:p>3.88E-00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-1.522">
            <text:p>-1.52</text:p>
          </table:table-cell>
          <table:table-cell office:value-type="float" office:value="1.866">
            <text:p>1.87</text:p>
          </table:table-cell>
          <table:table-cell office:value-type="float" office:value="0.3003">
            <text:p>0.3</text:p>
          </table:table-cell>
          <table:table-cell office:value-type="float" office:value="32.27">
            <text:p>32.27</text:p>
          </table:table-cell>
        </table:table-row>
        <table:table-row table:style-name="ro1">
          <table:table-cell office:value-type="float" office:value="1.6022E+030">
            <text:p>1.60E+030</text:p>
          </table:table-cell>
          <table:table-cell office:value-type="float" office:value="773970000000">
            <text:p>7.74E+011</text:p>
          </table:table-cell>
          <table:table-cell office:value-type="float" office:value="0.00046226">
            <text:p>4.62E-004</text:p>
          </table:table-cell>
          <table:table-cell office:value-type="float" office:value="941.3849">
            <text:p>941.3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.0000082546">
            <text:p>8.25E-006</text:p>
          </table:table-cell>
          <table:table-cell table:style-name="ce1" office:value-type="float" office:value="0.000033107">
            <text:p>3.31E-005</text:p>
          </table:table-cell>
          <table:table-cell office:value-type="float" office:value="0">
            <text:p>0</text:p>
          </table:table-cell>
          <table:table-cell office:value-type="float" office:value="52.1">
            <text:p>52.1</text:p>
          </table:table-cell>
          <table:table-cell office:value-type="float" office:value="-1.524">
            <text:p>-1.52</text:p>
          </table:table-cell>
          <table:table-cell office:value-type="float" office:value="1.864">
            <text:p>1.86</text:p>
          </table:table-cell>
          <table:table-cell office:value-type="float" office:value="0.2778">
            <text:p>0.28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float" office:value="1.442E+030">
            <text:p>1.44E+030</text:p>
          </table:table-cell>
          <table:table-cell office:value-type="float" office:value="715080000000">
            <text:p>7.15E+011</text:p>
          </table:table-cell>
          <table:table-cell office:value-type="float" office:value="0.00042716">
            <text:p>4.27E-004</text:p>
          </table:table-cell>
          <table:table-cell office:value-type="float" office:value="941.1588">
            <text:p>941.16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.0000076279">
            <text:p>7.63E-006</text:p>
          </table:table-cell>
          <table:table-cell table:style-name="ce1" office:value-type="float" office:value="0.000030587">
            <text:p>3.06E-005</text:p>
          </table:table-cell>
          <table:table-cell office:value-type="float" office:value="0">
            <text:p>0</text:p>
          </table:table-cell>
          <table:table-cell office:value-type="float" office:value="54.7">
            <text:p>54.7</text:p>
          </table:table-cell>
          <table:table-cell office:value-type="float" office:value="-1.525">
            <text:p>-1.53</text:p>
          </table:table-cell>
          <table:table-cell office:value-type="float" office:value="1.863">
            <text:p>1.86</text:p>
          </table:table-cell>
          <table:table-cell office:value-type="float" office:value="0.2674">
            <text:p>0.27</text:p>
          </table:table-cell>
          <table:table-cell office:value-type="float" office:value="29.77">
            <text:p>29.77</text:p>
          </table:table-cell>
        </table:table-row>
        <table:table-row table:style-name="ro1">
          <table:table-cell office:value-type="float" office:value="1.3612E+030">
            <text:p>1.36E+030</text:p>
          </table:table-cell>
          <table:table-cell office:value-type="float" office:value="684790000000">
            <text:p>6.85E+011</text:p>
          </table:table-cell>
          <table:table-cell office:value-type="float" office:value="0.00040911">
            <text:p>4.09E-004</text:p>
          </table:table-cell>
          <table:table-cell office:value-type="float" office:value="941.0376">
            <text:p>941.04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0.0000073055">
            <text:p>7.31E-006</text:p>
          </table:table-cell>
          <table:table-cell table:style-name="ce1" office:value-type="float" office:value="0.000029291">
            <text:p>2.93E-005</text:p>
          </table:table-cell>
          <table:table-cell table:style-name="ce1" office:value-type="float" office:value="-0.59766">
            <text:p>-5.98E-001</text:p>
          </table:table-cell>
          <table:table-cell office:value-type="string">
            <text:p>1 <text:s text:c="3"/>56.1</text:p>
          </table:table-cell>
          <table:table-cell office:value-type="float" office:value="-1.526">
            <text:p>-1.53</text:p>
          </table:table-cell>
          <table:table-cell office:value-type="float" office:value="1.862">
            <text:p>1.86</text:p>
          </table:table-cell>
          <table:table-cell office:value-type="float" office:value="0.2618">
            <text:p>0.26</text:p>
          </table:table-cell>
          <table:table-cell office:value-type="float" office:value="29.34">
            <text:p>29.34</text:p>
          </table:table-cell>
        </table:table-row>
        <table:table-row table:style-name="ro1">
          <table:table-cell office:value-type="float" office:value="1.3612E+030">
            <text:p>1.36E+030</text:p>
          </table:table-cell>
          <table:table-cell office:value-type="float" office:value="611010000000">
            <text:p>6.11E+011</text:p>
          </table:table-cell>
          <table:table-cell office:value-type="float" office:value="0.0003651">
            <text:p>3.65E-004</text:p>
          </table:table-cell>
          <table:table-cell office:value-type="float" office:value="941.0974">
            <text:p>941.1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65197">
            <text:p>6.52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72.1">
            <text:p>72.1</text:p>
          </table:table-cell>
          <table:table-cell office:value-type="float" office:value="-2.286">
            <text:p>-2.29</text:p>
          </table:table-cell>
          <table:table-cell office:value-type="float" office:value="0.9942">
            <text:p>0.99</text:p>
          </table:table-cell>
          <table:table-cell office:value-type="float" office:value="0">
            <text:p>0</text:p>
          </table:table-cell>
          <table:table-cell office:value-type="float" office:value="29.38">
            <text:p>29.38</text:p>
          </table:table-cell>
        </table:table-row>
        <table:table-row table:style-name="ro1">
          <table:table-cell office:value-type="float" office:value="1.2818E+030">
            <text:p>1.28E+030</text:p>
          </table:table-cell>
          <table:table-cell office:value-type="float" office:value="584000000000">
            <text:p>5.84E+011</text:p>
          </table:table-cell>
          <table:table-cell office:value-type="float" office:value="0.000349">
            <text:p>3.49E-004</text:p>
          </table:table-cell>
          <table:table-cell office:value-type="float" office:value="940.9584">
            <text:p>940.96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62322">
            <text:p>6.23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73.9">
            <text:p>73.9</text:p>
          </table:table-cell>
          <table:table-cell office:value-type="float" office:value="-2.286">
            <text:p>-2.29</text:p>
          </table:table-cell>
          <table:table-cell office:value-type="float" office:value="0.9941">
            <text:p>0.99</text:p>
          </table:table-cell>
          <table:table-cell office:value-type="float" office:value="0">
            <text:p>0</text:p>
          </table:table-cell>
          <table:table-cell office:value-type="float" office:value="28.94">
            <text:p>28.94</text:p>
          </table:table-cell>
        </table:table-row>
        <table:table-row table:style-name="ro1">
          <table:table-cell office:value-type="float" office:value="1.1215E+030">
            <text:p>1.12E+030</text:p>
          </table:table-cell>
          <table:table-cell office:value-type="float" office:value="528240000000">
            <text:p>5.28E+011</text:p>
          </table:table-cell>
          <table:table-cell office:value-type="float" office:value="0.00031576">
            <text:p>3.16E-004</text:p>
          </table:table-cell>
          <table:table-cell office:value-type="float" office:value="940.6574">
            <text:p>940.66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56385">
            <text:p>5.64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-2.286">
            <text:p>-2.29</text:p>
          </table:table-cell>
          <table:table-cell office:value-type="float" office:value="0.994">
            <text:p>0.99</text:p>
          </table:table-cell>
          <table:table-cell office:value-type="float" office:value="0">
            <text:p>0</text:p>
          </table:table-cell>
          <table:table-cell office:value-type="float" office:value="27.97">
            <text:p>27.97</text:p>
          </table:table-cell>
        </table:table-row>
        <table:table-row table:style-name="ro1">
          <table:table-cell office:value-type="float" office:value="9.6131E+029">
            <text:p>9.61E+029</text:p>
          </table:table-cell>
          <table:table-cell office:value-type="float" office:value="470460000000">
            <text:p>4.70E+011</text:p>
          </table:table-cell>
          <table:table-cell office:value-type="float" office:value="0.00028129">
            <text:p>2.81E-004</text:p>
          </table:table-cell>
          <table:table-cell office:value-type="float" office:value="940.3221">
            <text:p>940.32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50231">
            <text:p>5.02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82.7">
            <text:p>82.7</text:p>
          </table:table-cell>
          <table:table-cell office:value-type="float" office:value="-2.287">
            <text:p>-2.29</text:p>
          </table:table-cell>
          <table:table-cell office:value-type="float" office:value="0.9939">
            <text:p>0.99</text:p>
          </table:table-cell>
          <table:table-cell office:value-type="float" office:value="0">
            <text:p>0</text:p>
          </table:table-cell>
          <table:table-cell office:value-type="float" office:value="26.89">
            <text:p>26.89</text:p>
          </table:table-cell>
        </table:table-row>
        <table:table-row table:style-name="ro1">
          <table:table-cell office:value-type="float" office:value="8.0109E+029">
            <text:p>8.01E+029</text:p>
          </table:table-cell>
          <table:table-cell office:value-type="float" office:value="410230000000">
            <text:p>4.10E+011</text:p>
          </table:table-cell>
          <table:table-cell office:value-type="float" office:value="0.00024536">
            <text:p>2.45E-004</text:p>
          </table:table-cell>
          <table:table-cell office:value-type="float" office:value="939.942">
            <text:p>939.94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43814">
            <text:p>4.38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88.4">
            <text:p>88.4</text:p>
          </table:table-cell>
          <table:table-cell office:value-type="float" office:value="-2.287">
            <text:p>-2.29</text:p>
          </table:table-cell>
          <table:table-cell office:value-type="float" office:value="0.9937">
            <text:p>0.99</text:p>
          </table:table-cell>
          <table:table-cell office:value-type="float" office:value="0">
            <text:p>0</text:p>
          </table:table-cell>
          <table:table-cell office:value-type="float" office:value="25.67">
            <text:p>25.67</text:p>
          </table:table-cell>
        </table:table-row>
        <table:table-row table:style-name="ro1">
          <table:table-cell office:value-type="float" office:value="6.4088E+029">
            <text:p>6.41E+029</text:p>
          </table:table-cell>
          <table:table-cell office:value-type="float" office:value="346920000000">
            <text:p>3.47E+011</text:p>
          </table:table-cell>
          <table:table-cell office:value-type="float" office:value="0.00020756">
            <text:p>2.08E-004</text:p>
          </table:table-cell>
          <table:table-cell office:value-type="float" office:value="939.4997">
            <text:p>939.5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37065">
            <text:p>3.71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95.6">
            <text:p>95.6</text:p>
          </table:table-cell>
          <table:table-cell office:value-type="float" office:value="-2.287">
            <text:p>-2.29</text:p>
          </table:table-cell>
          <table:table-cell office:value-type="float" office:value="0.9936">
            <text:p>0.99</text:p>
          </table:table-cell>
          <table:table-cell office:value-type="float" office:value="0">
            <text:p>0</text:p>
          </table:table-cell>
          <table:table-cell office:value-type="float" office:value="24.25">
            <text:p>24.25</text:p>
          </table:table-cell>
        </table:table-row>
        <table:table-row table:style-name="ro1">
          <table:table-cell office:value-type="float" office:value="4.8066E+029">
            <text:p>4.81E+029</text:p>
          </table:table-cell>
          <table:table-cell office:value-type="float" office:value="279490000000">
            <text:p>2.79E+011</text:p>
          </table:table-cell>
          <table:table-cell office:value-type="float" office:value="0.00016729">
            <text:p>1.67E-004</text:p>
          </table:table-cell>
          <table:table-cell office:value-type="float" office:value="938.9647">
            <text:p>938.96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29874">
            <text:p>2.99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-2.287">
            <text:p>-2.29</text:p>
          </table:table-cell>
          <table:table-cell office:value-type="float" office:value="0.9935">
            <text:p>0.99</text:p>
          </table:table-cell>
          <table:table-cell office:value-type="float" office:value="0">
            <text:p>0</text:p>
          </table:table-cell>
          <table:table-cell office:value-type="float" office:value="22.54">
            <text:p>22.54</text:p>
          </table:table-cell>
        </table:table-row>
        <table:table-row table:style-name="ro1">
          <table:table-cell office:value-type="float" office:value="4.7468E+029">
            <text:p>4.75E+029</text:p>
          </table:table-cell>
          <table:table-cell office:value-type="float" office:value="276880000000">
            <text:p>2.77E+011</text:p>
          </table:table-cell>
          <table:table-cell office:value-type="float" office:value="0.00016573">
            <text:p>1.66E-004</text:p>
          </table:table-cell>
          <table:table-cell office:value-type="float" office:value="938.9424">
            <text:p>938.94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.0000029595">
            <text:p>2.96E-006</text:p>
          </table:table-cell>
          <table:table-cell office:value-type="float" office:value="0">
            <text:p>0</text:p>
          </table:table-cell>
          <table:table-cell table:style-name="ce1" office:value-type="float" office:value="-0.46144">
            <text:p>-4.61E-001</text:p>
          </table:table-cell>
          <table:table-cell office:value-type="string">
            <text:p>1 <text:s text:c="3"/>106.</text:p>
          </table:table-cell>
          <table:table-cell office:value-type="float" office:value="-2.287">
            <text:p>-2.29</text:p>
          </table:table-cell>
          <table:table-cell office:value-type="float" office:value="0.9935">
            <text:p>0.99</text:p>
          </table:table-cell>
          <table:table-cell office:value-type="float" office:value="0">
            <text:p>0</text:p>
          </table:table-cell>
          <table:table-cell office:value-type="float" office:value="22.46">
            <text:p>22.46</text:p>
          </table:table-cell>
        </table:table-row>
        <table:table-row table:style-name="ro1">
          <table:table-cell office:value-type="float" office:value="4.7468E+029">
            <text:p>4.75E+029</text:p>
          </table:table-cell>
          <table:table-cell office:value-type="float" office:value="249600000000">
            <text:p>2.50E+011</text:p>
          </table:table-cell>
          <table:table-cell office:value-type="float" office:value="0.00014942">
            <text:p>1.49E-004</text:p>
          </table:table-cell>
          <table:table-cell office:value-type="float" office:value="938.9885">
            <text:p>938.99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26683">
            <text:p>2.67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-4.523">
            <text:p>-4.52</text:p>
          </table:table-cell>
          <table:table-cell office:value-type="float" office:value="-1.179">
            <text:p>-1.18</text:p>
          </table:table-cell>
          <table:table-cell office:value-type="float" office:value="0">
            <text:p>0</text:p>
          </table:table-cell>
          <table:table-cell office:value-type="float" office:value="22.48">
            <text:p>22.48</text:p>
          </table:table-cell>
        </table:table-row>
        <table:table-row table:style-name="ro1">
          <table:table-cell office:value-type="float" office:value="3.2044E+029">
            <text:p>3.20E+029</text:p>
          </table:table-cell>
          <table:table-cell office:value-type="float" office:value="185800000000">
            <text:p>1.86E+011</text:p>
          </table:table-cell>
          <table:table-cell office:value-type="float" office:value="0.0001113">
            <text:p>1.11E-004</text:p>
          </table:table-cell>
          <table:table-cell office:value-type="float" office:value="938.2464">
            <text:p>938.2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19874">
            <text:p>1.99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-4.523">
            <text:p>-4.52</text:p>
          </table:table-cell>
          <table:table-cell office:value-type="float" office:value="-1.179">
            <text:p>-1.18</text:p>
          </table:table-cell>
          <table:table-cell office:value-type="float" office:value="0">
            <text:p>0</text:p>
          </table:table-cell>
          <table:table-cell office:value-type="float" office:value="20.33">
            <text:p>20.33</text:p>
          </table:table-cell>
        </table:table-row>
        <table:table-row table:style-name="ro1">
          <table:table-cell office:value-type="float" office:value="2.4033E+029">
            <text:p>2.40E+029</text:p>
          </table:table-cell>
          <table:table-cell office:value-type="float" office:value="149690000000">
            <text:p>1.50E+011</text:p>
          </table:table-cell>
          <table:table-cell office:value-type="float" office:value="0.000089706">
            <text:p>8.97E-005</text:p>
          </table:table-cell>
          <table:table-cell office:value-type="float" office:value="937.7476">
            <text:p>937.7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16019">
            <text:p>1.60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-4.523">
            <text:p>-4.52</text:p>
          </table:table-cell>
          <table:table-cell office:value-type="float" office:value="-1.179">
            <text:p>-1.18</text:p>
          </table:table-cell>
          <table:table-cell office:value-type="float" office:value="0">
            <text:p>0</text:p>
          </table:table-cell>
          <table:table-cell office:value-type="float" office:value="18.88">
            <text:p>18.88</text:p>
          </table:table-cell>
        </table:table-row>
        <table:table-row table:style-name="ro1">
          <table:table-cell office:value-type="float" office:value="1.6022E+029">
            <text:p>1.60E+029</text:p>
          </table:table-cell>
          <table:table-cell office:value-type="float" office:value="110400000000">
            <text:p>1.10E+011</text:p>
          </table:table-cell>
          <table:table-cell office:value-type="float" office:value="0.000066194">
            <text:p>6.62E-005</text:p>
          </table:table-cell>
          <table:table-cell office:value-type="float" office:value="937.1029">
            <text:p>937.1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1182">
            <text:p>1.18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-4.523">
            <text:p>-4.52</text:p>
          </table:table-cell>
          <table:table-cell office:value-type="float" office:value="-1.18">
            <text:p>-1.18</text:p>
          </table:table-cell>
          <table:table-cell office:value-type="float" office:value="0">
            <text:p>0</text:p>
          </table:table-cell>
          <table:table-cell office:value-type="float" office:value="17.02">
            <text:p>17.02</text:p>
          </table:table-cell>
        </table:table-row>
        <table:table-row table:style-name="ro1">
          <table:table-cell office:value-type="float" office:value="1.442E+029">
            <text:p>1.44E+029</text:p>
          </table:table-cell>
          <table:table-cell office:value-type="float" office:value="102010000000">
            <text:p>1.02E+011</text:p>
          </table:table-cell>
          <table:table-cell office:value-type="float" office:value="0.000061167">
            <text:p>6.12E-005</text:p>
          </table:table-cell>
          <table:table-cell office:value-type="float" office:value="936.9458">
            <text:p>936.95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10923">
            <text:p>1.09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-4.523">
            <text:p>-4.52</text:p>
          </table:table-cell>
          <table:table-cell office:value-type="float" office:value="-1.18">
            <text:p>-1.18</text:p>
          </table:table-cell>
          <table:table-cell office:value-type="float" office:value="0">
            <text:p>0</text:p>
          </table:table-cell>
          <table:table-cell office:value-type="float" office:value="16.56">
            <text:p>16.56</text:p>
          </table:table-cell>
        </table:table-row>
        <table:table-row table:style-name="ro1">
          <table:table-cell office:value-type="float" office:value="1.2818E+029">
            <text:p>1.28E+029</text:p>
          </table:table-cell>
          <table:table-cell office:value-type="float" office:value="93373000000">
            <text:p>9.34E+010</text:p>
          </table:table-cell>
          <table:table-cell office:value-type="float" office:value="0.000055998">
            <text:p>5.60E-005</text:p>
          </table:table-cell>
          <table:table-cell office:value-type="float" office:value="936.775">
            <text:p>936.78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099997">
            <text:p>1.00E-006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-4.523">
            <text:p>-4.52</text:p>
          </table:table-cell>
          <table:table-cell office:value-type="float" office:value="-1.18">
            <text:p>-1.18</text:p>
          </table:table-cell>
          <table:table-cell office:value-type="float" office:value="0">
            <text:p>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.152E+029">
            <text:p>1.15E+029</text:p>
          </table:table-cell>
          <table:table-cell office:value-type="float" office:value="86186000000">
            <text:p>8.62E+010</text:p>
          </table:table-cell>
          <table:table-cell office:value-type="float" office:value="0.000051695">
            <text:p>5.17E-005</text:p>
          </table:table-cell>
          <table:table-cell office:value-type="float" office:value="936.6246">
            <text:p>936.62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0.00000092312">
            <text:p>9.23E-007</text:p>
          </table:table-cell>
          <table:table-cell office:value-type="float" office:value="0">
            <text:p>0</text:p>
          </table:table-cell>
          <table:table-cell table:style-name="ce1" office:value-type="float" office:value="-0.47272">
            <text:p>-4.73E-001</text:p>
          </table:table-cell>
          <table:table-cell office:value-type="string">
            <text:p>1 <text:s text:c="3"/>184.</text:p>
          </table:table-cell>
          <table:table-cell office:value-type="float" office:value="-4.523">
            <text:p>-4.52</text:p>
          </table:table-cell>
          <table:table-cell office:value-type="float" office:value="-1.18">
            <text:p>-1.18</text:p>
          </table:table-cell>
          <table:table-cell office:value-type="float" office:value="0">
            <text:p>0</text:p>
          </table:table-cell>
          <table:table-cell office:value-type="float" office:value="15.63">
            <text:p>15.63</text:p>
          </table:table-cell>
        </table:table-row>
        <table:table-row table:style-name="ro1">
          <table:table-cell office:value-type="float" office:value="1.152E+029">
            <text:p>1.15E+029</text:p>
          </table:table-cell>
          <table:table-cell office:value-type="float" office:value="78478000000">
            <text:p>7.85E+010</text:p>
          </table:table-cell>
          <table:table-cell office:value-type="float" office:value="0.000047076">
            <text:p>4.71E-005</text:p>
          </table:table-cell>
          <table:table-cell office:value-type="float" office:value="936.6719">
            <text:p>936.67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84064">
            <text:p>8.41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-6.898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5.64">
            <text:p>15.64</text:p>
          </table:table-cell>
        </table:table-row>
        <table:table-row table:style-name="ro1">
          <table:table-cell office:value-type="float" office:value="1.1215E+029">
            <text:p>1.12E+029</text:p>
          </table:table-cell>
          <table:table-cell office:value-type="float" office:value="76912000000">
            <text:p>7.69E+010</text:p>
          </table:table-cell>
          <table:table-cell office:value-type="float" office:value="0.000046138">
            <text:p>4.61E-005</text:p>
          </table:table-cell>
          <table:table-cell office:value-type="float" office:value="936.631">
            <text:p>936.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82389">
            <text:p>8.24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-6.898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5.53">
            <text:p>15.53</text:p>
          </table:table-cell>
        </table:table-row>
        <table:table-row table:style-name="ro1">
          <table:table-cell office:value-type="float" office:value="9.6131E+028">
            <text:p>9.61E+028</text:p>
          </table:table-cell>
          <table:table-cell office:value-type="float" office:value="68507000000">
            <text:p>6.85E+010</text:p>
          </table:table-cell>
          <table:table-cell office:value-type="float" office:value="0.000041104">
            <text:p>4.11E-005</text:p>
          </table:table-cell>
          <table:table-cell office:value-type="float" office:value="936.4016">
            <text:p>936.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73399">
            <text:p>7.34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4.93">
            <text:p>14.93</text:p>
          </table:table-cell>
        </table:table-row>
        <table:table-row table:style-name="ro1">
          <table:table-cell office:value-type="float" office:value="8.0109E+028">
            <text:p>8.01E+028</text:p>
          </table:table-cell>
          <table:table-cell office:value-type="float" office:value="59745000000">
            <text:p>5.97E+010</text:p>
          </table:table-cell>
          <table:table-cell office:value-type="float" office:value="0.000035854">
            <text:p>3.59E-005</text:p>
          </table:table-cell>
          <table:table-cell office:value-type="float" office:value="936.1414">
            <text:p>936.1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64024">
            <text:p>6.40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4.24">
            <text:p>14.24</text:p>
          </table:table-cell>
        </table:table-row>
        <table:table-row table:style-name="ro1">
          <table:table-cell office:value-type="float" office:value="6.4088E+028">
            <text:p>6.41E+028</text:p>
          </table:table-cell>
          <table:table-cell office:value-type="float" office:value="50532000000">
            <text:p>5.05E+010</text:p>
          </table:table-cell>
          <table:table-cell office:value-type="float" office:value="0.000030332">
            <text:p>3.03E-005</text:p>
          </table:table-cell>
          <table:table-cell office:value-type="float" office:value="935.8388">
            <text:p>935.8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54165">
            <text:p>5.42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3.44">
            <text:p>13.44</text:p>
          </table:table-cell>
        </table:table-row>
        <table:table-row table:style-name="ro1">
          <table:table-cell office:value-type="float" office:value="4.8066E+028">
            <text:p>4.81E+028</text:p>
          </table:table-cell>
          <table:table-cell office:value-type="float" office:value="40720000000">
            <text:p>4.07E+010</text:p>
          </table:table-cell>
          <table:table-cell office:value-type="float" office:value="0.00002445">
            <text:p>2.45E-005</text:p>
          </table:table-cell>
          <table:table-cell office:value-type="float" office:value="935.4728">
            <text:p>935.47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4366">
            <text:p>4.37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2.48">
            <text:p>12.48</text:p>
          </table:table-cell>
        </table:table-row>
        <table:table-row table:style-name="ro1">
          <table:table-cell office:value-type="float" office:value="3.2044E+028">
            <text:p>3.20E+028</text:p>
          </table:table-cell>
          <table:table-cell office:value-type="float" office:value="30040000000">
            <text:p>3.00E+010</text:p>
          </table:table-cell>
          <table:table-cell office:value-type="float" office:value="0.000018044">
            <text:p>1.80E-005</text:p>
          </table:table-cell>
          <table:table-cell office:value-type="float" office:value="934.9997">
            <text:p>935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32221">
            <text:p>3.22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1.23">
            <text:p>11.23</text:p>
          </table:table-cell>
        </table:table-row>
        <table:table-row table:style-name="ro1">
          <table:table-cell office:value-type="float" office:value="2.4033E+028">
            <text:p>2.40E+028</text:p>
          </table:table-cell>
          <table:table-cell office:value-type="float" office:value="24209000000">
            <text:p>2.42E+010</text:p>
          </table:table-cell>
          <table:table-cell office:value-type="float" office:value="0.000014545">
            <text:p>1.45E-005</text:p>
          </table:table-cell>
          <table:table-cell office:value-type="float" office:value="934.6921">
            <text:p>934.69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25974">
            <text:p>2.60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10.41">
            <text:p>10.41</text:p>
          </table:table-cell>
        </table:table-row>
        <table:table-row table:style-name="ro1">
          <table:table-cell office:value-type="float" office:value="1.6022E+028">
            <text:p>1.60E+028</text:p>
          </table:table-cell>
          <table:table-cell office:value-type="float" office:value="17863000000">
            <text:p>1.79E+010</text:p>
          </table:table-cell>
          <table:table-cell office:value-type="float" office:value="0.000010736">
            <text:p>1.07E-005</text:p>
          </table:table-cell>
          <table:table-cell office:value-type="float" office:value="934.2945">
            <text:p>934.29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9171">
            <text:p>1.92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9.365">
            <text:p>9.37</text:p>
          </table:table-cell>
        </table:table-row>
        <table:table-row table:style-name="ro1">
          <table:table-cell office:value-type="float" office:value="1.442E+028">
            <text:p>1.44E+028</text:p>
          </table:table-cell>
          <table:table-cell office:value-type="float" office:value="16506000000">
            <text:p>1.65E+010</text:p>
          </table:table-cell>
          <table:table-cell office:value-type="float" office:value="0.000009921">
            <text:p>9.92E-006</text:p>
          </table:table-cell>
          <table:table-cell office:value-type="float" office:value="934.1976">
            <text:p>934.2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7716">
            <text:p>1.77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9.11">
            <text:p>9.11</text:p>
          </table:table-cell>
        </table:table-row>
        <table:table-row table:style-name="ro1">
          <table:table-cell office:value-type="float" office:value="1.2818E+028">
            <text:p>1.28E+028</text:p>
          </table:table-cell>
          <table:table-cell office:value-type="float" office:value="15111000000">
            <text:p>1.51E+010</text:p>
          </table:table-cell>
          <table:table-cell office:value-type="float" office:value="0.0000090834">
            <text:p>9.08E-006</text:p>
          </table:table-cell>
          <table:table-cell office:value-type="float" office:value="934.0923">
            <text:p>934.09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622">
            <text:p>1.62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8.832">
            <text:p>8.83</text:p>
          </table:table-cell>
        </table:table-row>
        <table:table-row table:style-name="ro1">
          <table:table-cell office:value-type="float" office:value="1.1215E+028">
            <text:p>1.12E+028</text:p>
          </table:table-cell>
          <table:table-cell office:value-type="float" office:value="13672000000">
            <text:p>1.37E+010</text:p>
          </table:table-cell>
          <table:table-cell office:value-type="float" office:value="0.0000082191">
            <text:p>8.22E-006</text:p>
          </table:table-cell>
          <table:table-cell office:value-type="float" office:value="933.9767">
            <text:p>933.98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4677">
            <text:p>1.47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8.526">
            <text:p>8.53</text:p>
          </table:table-cell>
        </table:table-row>
        <table:table-row table:style-name="ro1">
          <table:table-cell office:value-type="float" office:value="9.6131E+027">
            <text:p>9.61E+027</text:p>
          </table:table-cell>
          <table:table-cell office:value-type="float" office:value="12181000000">
            <text:p>1.22E+010</text:p>
          </table:table-cell>
          <table:table-cell office:value-type="float" office:value="0.0000073232">
            <text:p>7.32E-006</text:p>
          </table:table-cell>
          <table:table-cell office:value-type="float" office:value="933.8479">
            <text:p>933.85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3077">
            <text:p>1.31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8.186">
            <text:p>8.19</text:p>
          </table:table-cell>
        </table:table-row>
        <table:table-row table:style-name="ro1">
          <table:table-cell office:value-type="float" office:value="9.5691E+027">
            <text:p>9.57E+027</text:p>
          </table:table-cell>
          <table:table-cell office:value-type="float" office:value="12139000000">
            <text:p>1.21E+010</text:p>
          </table:table-cell>
          <table:table-cell office:value-type="float" office:value="0.000007298">
            <text:p>7.30E-006</text:p>
          </table:table-cell>
          <table:table-cell office:value-type="float" office:value="933.8441">
            <text:p>933.84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.00000013032">
            <text:p>1.30E-007</text:p>
          </table:table-cell>
          <table:table-cell office:value-type="float" office:value="0">
            <text:p>0</text:p>
          </table:table-cell>
          <table:table-cell table:style-name="ce1" office:value-type="float" office:value="-0.3576">
            <text:p>-3.58E-001</text:p>
          </table:table-cell>
          <table:table-cell office:value-type="string">
            <text:p>1 <text:s text:c="3"/>360.</text:p>
          </table:table-cell>
          <table:table-cell office:value-type="float" office:value="-6.899">
            <text:p>-6.9</text:p>
          </table:table-cell>
          <table:table-cell office:value-type="float" office:value="-3.496">
            <text:p>-3.5</text:p>
          </table:table-cell>
          <table:table-cell office:value-type="float" office:value="0">
            <text:p>0</text:p>
          </table:table-cell>
          <table:table-cell office:value-type="float" office:value="8.177">
            <text:p>8.18</text:p>
          </table:table-cell>
        </table:table-row>
        <table:table-row table:style-name="ro1">
          <table:table-cell office:value-type="float" office:value="9.5691E+027">
            <text:p>9.57E+027</text:p>
          </table:table-cell>
          <table:table-cell office:value-type="float" office:value="11145000000">
            <text:p>1.11E+010</text:p>
          </table:table-cell>
          <table:table-cell office:value-type="float" office:value="0.000006701">
            <text:p>6.70E-006</text:p>
          </table:table-cell>
          <table:table-cell office:value-type="float" office:value="933.8799">
            <text:p>933.88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11966">
            <text:p>1.20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-8.638">
            <text:p>-8.64</text:p>
          </table:table-cell>
          <table:table-cell office:value-type="float" office:value="-6.657">
            <text:p>-6.66</text:p>
          </table:table-cell>
          <table:table-cell office:value-type="float" office:value="0">
            <text:p>0</text:p>
          </table:table-cell>
          <table:table-cell office:value-type="float" office:value="8.181">
            <text:p>8.18</text:p>
          </table:table-cell>
        </table:table-row>
        <table:table-row table:style-name="ro1">
          <table:table-cell office:value-type="float" office:value="8.0109E+027">
            <text:p>8.01E+027</text:p>
          </table:table-cell>
          <table:table-cell office:value-type="float" office:value="9755600000">
            <text:p>9.76E+009</text:p>
          </table:table-cell>
          <table:table-cell office:value-type="float" office:value="0.0000058662">
            <text:p>5.87E-006</text:p>
          </table:table-cell>
          <table:table-cell office:value-type="float" office:value="933.725">
            <text:p>933.7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10475">
            <text:p>1.05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-8.638">
            <text:p>-8.64</text:p>
          </table:table-cell>
          <table:table-cell office:value-type="float" office:value="-6.657">
            <text:p>-6.66</text:p>
          </table:table-cell>
          <table:table-cell office:value-type="float" office:value="0">
            <text:p>0</text:p>
          </table:table-cell>
          <table:table-cell office:value-type="float" office:value="7.806">
            <text:p>7.81</text:p>
          </table:table-cell>
        </table:table-row>
        <table:table-row table:style-name="ro1">
          <table:table-cell office:value-type="float" office:value="8.0109E+027">
            <text:p>8.01E+027</text:p>
          </table:table-cell>
          <table:table-cell office:value-type="float" office:value="9755600000">
            <text:p>9.76E+009</text:p>
          </table:table-cell>
          <table:table-cell office:value-type="float" office:value="0.0000058662">
            <text:p>5.87E-006</text:p>
          </table:table-cell>
          <table:table-cell office:value-type="float" office:value="933.725">
            <text:p>933.7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10475">
            <text:p>1.05E-007</text:p>
          </table:table-cell>
          <table:table-cell table:number-columns-repeated="2"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-8.638">
            <text:p>-8.64</text:p>
          </table:table-cell>
          <table:table-cell office:value-type="float" office:value="-6.657">
            <text:p>-6.66</text:p>
          </table:table-cell>
          <table:table-cell office:value-type="float" office:value="0">
            <text:p>0</text:p>
          </table:table-cell>
          <table:table-cell office:value-type="float" office:value="7.806">
            <text:p>7.81</text:p>
          </table:table-cell>
        </table:table-row>
        <table:table-row table:style-name="ro1">
          <table:table-cell office:value-type="float" office:value="6.4088E+027">
            <text:p>6.41E+027</text:p>
          </table:table-cell>
          <table:table-cell office:value-type="float" office:value="8253800000">
            <text:p>8.25E+009</text:p>
          </table:table-cell>
          <table:table-cell office:value-type="float" office:value="0.0000049639">
            <text:p>4.96E-006</text:p>
          </table:table-cell>
          <table:table-cell office:value-type="float" office:value="933.54">
            <text:p>933.5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88641">
            <text:p>8.86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-8.637">
            <text:p>-8.64</text:p>
          </table:table-cell>
          <table:table-cell office:value-type="float" office:value="-6.657">
            <text:p>-6.66</text:p>
          </table:table-cell>
          <table:table-cell office:value-type="float" office:value="0">
            <text:p>0</text:p>
          </table:table-cell>
          <table:table-cell office:value-type="float" office:value="7.357">
            <text:p>7.36</text:p>
          </table:table-cell>
        </table:table-row>
        <table:table-row table:style-name="ro1">
          <table:table-cell office:value-type="float" office:value="4.8066E+027">
            <text:p>4.81E+027</text:p>
          </table:table-cell>
          <table:table-cell office:value-type="float" office:value="6654100000">
            <text:p>6.65E+009</text:p>
          </table:table-cell>
          <table:table-cell office:value-type="float" office:value="0.0000040026">
            <text:p>4.00E-006</text:p>
          </table:table-cell>
          <table:table-cell office:value-type="float" office:value="933.3164">
            <text:p>933.32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71474">
            <text:p>7.15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-8.637">
            <text:p>-8.64</text:p>
          </table:table-cell>
          <table:table-cell office:value-type="float" office:value="-6.658">
            <text:p>-6.66</text:p>
          </table:table-cell>
          <table:table-cell office:value-type="float" office:value="0">
            <text:p>0</text:p>
          </table:table-cell>
          <table:table-cell office:value-type="float" office:value="6.815">
            <text:p>6.82</text:p>
          </table:table-cell>
        </table:table-row>
        <table:table-row table:style-name="ro1">
          <table:table-cell office:value-type="float" office:value="3.2044E+027">
            <text:p>3.20E+027</text:p>
          </table:table-cell>
          <table:table-cell office:value-type="float" office:value="4912200000">
            <text:p>4.91E+009</text:p>
          </table:table-cell>
          <table:table-cell office:value-type="float" office:value="0.0000029555">
            <text:p>2.96E-006</text:p>
          </table:table-cell>
          <table:table-cell office:value-type="float" office:value="933.0275">
            <text:p>933.0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52776">
            <text:p>5.28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-8.637">
            <text:p>-8.64</text:p>
          </table:table-cell>
          <table:table-cell office:value-type="float" office:value="-6.658">
            <text:p>-6.66</text:p>
          </table:table-cell>
          <table:table-cell office:value-type="float" office:value="0">
            <text:p>0</text:p>
          </table:table-cell>
          <table:table-cell office:value-type="float" office:value="6.114">
            <text:p>6.11</text:p>
          </table:table-cell>
        </table:table-row>
        <table:table-row table:style-name="ro1">
          <table:table-cell office:value-type="float" office:value="2.4033E+027">
            <text:p>2.40E+027</text:p>
          </table:table-cell>
          <table:table-cell office:value-type="float" office:value="3961100000">
            <text:p>3.96E+009</text:p>
          </table:table-cell>
          <table:table-cell office:value-type="float" office:value="0.0000023836">
            <text:p>2.38E-006</text:p>
          </table:table-cell>
          <table:table-cell office:value-type="float" office:value="932.8398">
            <text:p>932.8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42564">
            <text:p>4.26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-8.636">
            <text:p>-8.64</text:p>
          </table:table-cell>
          <table:table-cell office:value-type="float" office:value="-6.658">
            <text:p>-6.66</text:p>
          </table:table-cell>
          <table:table-cell office:value-type="float" office:value="0">
            <text:p>0</text:p>
          </table:table-cell>
          <table:table-cell office:value-type="float" office:value="5.658">
            <text:p>5.66</text:p>
          </table:table-cell>
        </table:table-row>
        <table:table-row table:style-name="ro1">
          <table:table-cell office:value-type="float" office:value="1.6022E+027">
            <text:p>1.60E+027</text:p>
          </table:table-cell>
          <table:table-cell office:value-type="float" office:value="2925200000">
            <text:p>2.93E+009</text:p>
          </table:table-cell>
          <table:table-cell office:value-type="float" office:value="0.0000017606">
            <text:p>1.76E-006</text:p>
          </table:table-cell>
          <table:table-cell office:value-type="float" office:value="932.5972">
            <text:p>932.6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31439">
            <text:p>3.14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-8.636">
            <text:p>-8.64</text:p>
          </table:table-cell>
          <table:table-cell office:value-type="float" office:value="-6.658">
            <text:p>-6.66</text:p>
          </table:table-cell>
          <table:table-cell office:value-type="float" office:value="0">
            <text:p>0</text:p>
          </table:table-cell>
          <table:table-cell office:value-type="float" office:value="5.07">
            <text:p>5.07</text:p>
          </table:table-cell>
        </table:table-row>
        <table:table-row table:style-name="ro1">
          <table:table-cell office:value-type="float" office:value="1.442E+027">
            <text:p>1.44E+027</text:p>
          </table:table-cell>
          <table:table-cell office:value-type="float" office:value="2703800000">
            <text:p>2.70E+009</text:p>
          </table:table-cell>
          <table:table-cell office:value-type="float" office:value="0.0000016274">
            <text:p>1.63E-006</text:p>
          </table:table-cell>
          <table:table-cell office:value-type="float" office:value="932.5382">
            <text:p>932.5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2906">
            <text:p>2.91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927">
            <text:p>4.93</text:p>
          </table:table-cell>
        </table:table-row>
        <table:table-row table:style-name="ro1">
          <table:table-cell office:value-type="float" office:value="1.2818E+027">
            <text:p>1.28E+027</text:p>
          </table:table-cell>
          <table:table-cell office:value-type="float" office:value="2476000000">
            <text:p>2.48E+009</text:p>
          </table:table-cell>
          <table:table-cell office:value-type="float" office:value="0.0000014904">
            <text:p>1.49E-006</text:p>
          </table:table-cell>
          <table:table-cell office:value-type="float" office:value="932.474">
            <text:p>932.47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26614">
            <text:p>2.66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771">
            <text:p>4.77</text:p>
          </table:table-cell>
        </table:table-row>
        <table:table-row table:style-name="ro1">
          <table:table-cell office:value-type="float" office:value="1.1215E+027">
            <text:p>1.12E+027</text:p>
          </table:table-cell>
          <table:table-cell office:value-type="float" office:value="2241000000">
            <text:p>2.24E+009</text:p>
          </table:table-cell>
          <table:table-cell office:value-type="float" office:value="0.000001349">
            <text:p>1.35E-006</text:p>
          </table:table-cell>
          <table:table-cell office:value-type="float" office:value="932.4035">
            <text:p>932.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24089">
            <text:p>2.41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9.6131E+026">
            <text:p>9.61E+026</text:p>
          </table:table-cell>
          <table:table-cell office:value-type="float" office:value="1997400000">
            <text:p>2.00E+009</text:p>
          </table:table-cell>
          <table:table-cell office:value-type="float" office:value="0.0000012024">
            <text:p>1.20E-006</text:p>
          </table:table-cell>
          <table:table-cell office:value-type="float" office:value="932.3251">
            <text:p>932.33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21472">
            <text:p>2.15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41">
            <text:p>4.41</text:p>
          </table:table-cell>
        </table:table-row>
        <table:table-row table:style-name="ro1">
          <table:table-cell office:value-type="float" office:value="8.0109E+026">
            <text:p>8.01E+026</text:p>
          </table:table-cell>
          <table:table-cell office:value-type="float" office:value="1743300000">
            <text:p>1.74E+009</text:p>
          </table:table-cell>
          <table:table-cell office:value-type="float" office:value="0.0000010495">
            <text:p>1.05E-006</text:p>
          </table:table-cell>
          <table:table-cell office:value-type="float" office:value="932.2362">
            <text:p>932.2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18742">
            <text:p>1.87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4.194">
            <text:p>4.19</text:p>
          </table:table-cell>
        </table:table-row>
        <table:table-row table:style-name="ro1">
          <table:table-cell office:value-type="float" office:value="6.517E+026">
            <text:p>6.52E+026</text:p>
          </table:table-cell>
          <table:table-cell office:value-type="float" office:value="1494600000">
            <text:p>1.49E+009</text:p>
          </table:table-cell>
          <table:table-cell office:value-type="float" office:value="0.00000089987">
            <text:p>9.00E-007</text:p>
          </table:table-cell>
          <table:table-cell office:value-type="float" office:value="932.1404">
            <text:p>932.1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0.000000016069">
            <text:p>1.61E-008</text:p>
          </table:table-cell>
          <table:table-cell office:value-type="float" office:value="0">
            <text:p>0</text:p>
          </table:table-cell>
          <table:table-cell table:style-name="ce1" office:value-type="float" office:value="-0.36802">
            <text:p>-3.68E-001</text:p>
          </table:table-cell>
          <table:table-cell office:value-type="string">
            <text:p>1 <text:s text:c="3"/>648.</text:p>
          </table:table-cell>
          <table:table-cell office:value-type="float" office:value="-8.636">
            <text:p>-8.64</text:p>
          </table:table-cell>
          <table:table-cell office:value-type="float" office:value="-6.659">
            <text:p>-6.66</text:p>
          </table:table-cell>
          <table:table-cell office:value-type="float" office:value="0">
            <text:p>0</text:p>
          </table:table-cell>
          <table:table-cell office:value-type="float" office:value="3.962">
            <text:p>3.96</text:p>
          </table:table-cell>
        </table:table-row>
        <table:table-row table:style-name="ro1">
          <table:table-cell office:value-type="float" office:value="6.517E+026">
            <text:p>6.52E+026</text:p>
          </table:table-cell>
          <table:table-cell office:value-type="float" office:value="1381900000">
            <text:p>1.38E+009</text:p>
          </table:table-cell>
          <table:table-cell office:value-type="float" office:value="0.00000083201">
            <text:p>8.32E-007</text:p>
          </table:table-cell>
          <table:table-cell office:value-type="float" office:value="932.1772">
            <text:p>932.1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14857">
            <text:p>1.49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3.964">
            <text:p>3.96</text:p>
          </table:table-cell>
        </table:table-row>
        <table:table-row table:style-name="ro1">
          <table:table-cell office:value-type="float" office:value="6.4088E+026">
            <text:p>6.41E+026</text:p>
          </table:table-cell>
          <table:table-cell office:value-type="float" office:value="1364700000">
            <text:p>1.36E+009</text:p>
          </table:table-cell>
          <table:table-cell office:value-type="float" office:value="0.00000082169">
            <text:p>8.22E-007</text:p>
          </table:table-cell>
          <table:table-cell office:value-type="float" office:value="932.169">
            <text:p>932.17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14673">
            <text:p>1.47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3.946">
            <text:p>3.95</text:p>
          </table:table-cell>
        </table:table-row>
        <table:table-row table:style-name="ro1">
          <table:table-cell office:value-type="float" office:value="4.8066E+026">
            <text:p>4.81E+026</text:p>
          </table:table-cell>
          <table:table-cell office:value-type="float" office:value="1101400000">
            <text:p>1.10E+009</text:p>
          </table:table-cell>
          <table:table-cell office:value-type="float" office:value="0.00000066321">
            <text:p>6.63E-007</text:p>
          </table:table-cell>
          <table:table-cell office:value-type="float" office:value="932.034">
            <text:p>932.0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11843">
            <text:p>1.18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752">
            <text:p>752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3.643">
            <text:p>3.64</text:p>
          </table:table-cell>
        </table:table-row>
        <table:table-row table:style-name="ro1">
          <table:table-cell office:value-type="float" office:value="3.2044E+026">
            <text:p>3.20E+026</text:p>
          </table:table-cell>
          <table:table-cell office:value-type="float" office:value="814480000">
            <text:p>8.14E+008</text:p>
          </table:table-cell>
          <table:table-cell office:value-type="float" office:value="0.00000049051">
            <text:p>4.91E-007</text:p>
          </table:table-cell>
          <table:table-cell office:value-type="float" office:value="931.8598">
            <text:p>931.8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87591">
            <text:p>8.76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3.252">
            <text:p>3.25</text:p>
          </table:table-cell>
        </table:table-row>
        <table:table-row table:style-name="ro1">
          <table:table-cell office:value-type="float" office:value="2.4033E+026">
            <text:p>2.40E+026</text:p>
          </table:table-cell>
          <table:table-cell office:value-type="float" office:value="657690000">
            <text:p>6.58E+008</text:p>
          </table:table-cell>
          <table:table-cell office:value-type="float" office:value="0.00000039612">
            <text:p>3.96E-007</text:p>
          </table:table-cell>
          <table:table-cell office:value-type="float" office:value="931.7467">
            <text:p>931.7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70736">
            <text:p>7.07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998">
            <text:p>3</text:p>
          </table:table-cell>
        </table:table-row>
        <table:table-row table:style-name="ro1">
          <table:table-cell office:value-type="float" office:value="1.9226E+026">
            <text:p>1.92E+026</text:p>
          </table:table-cell>
          <table:table-cell office:value-type="float" office:value="557290000">
            <text:p>5.57E+008</text:p>
          </table:table-cell>
          <table:table-cell office:value-type="float" office:value="0.00000033567">
            <text:p>3.36E-007</text:p>
          </table:table-cell>
          <table:table-cell office:value-type="float" office:value="931.6646">
            <text:p>931.6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59942">
            <text:p>5.99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814">
            <text:p>2.81</text:p>
          </table:table-cell>
        </table:table-row>
        <table:table-row table:style-name="ro1">
          <table:table-cell office:value-type="float" office:value="1.6022E+026">
            <text:p>1.60E+026</text:p>
          </table:table-cell>
          <table:table-cell office:value-type="float" office:value="486820000">
            <text:p>4.87E+008</text:p>
          </table:table-cell>
          <table:table-cell office:value-type="float" office:value="0.00000029324">
            <text:p>2.93E-007</text:p>
          </table:table-cell>
          <table:table-cell office:value-type="float" office:value="931.6009">
            <text:p>931.6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52364">
            <text:p>5.24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894">
            <text:p>894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671">
            <text:p>2.67</text:p>
          </table:table-cell>
        </table:table-row>
        <table:table-row table:style-name="ro1">
          <table:table-cell office:value-type="float" office:value="1.442E+026">
            <text:p>1.44E+026</text:p>
          </table:table-cell>
          <table:table-cell office:value-type="float" office:value="450260000">
            <text:p>4.50E+008</text:p>
          </table:table-cell>
          <table:table-cell office:value-type="float" office:value="0.00000027122">
            <text:p>2.71E-007</text:p>
          </table:table-cell>
          <table:table-cell office:value-type="float" office:value="931.5655">
            <text:p>931.57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48433">
            <text:p>4.84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591">
            <text:p>2.59</text:p>
          </table:table-cell>
        </table:table-row>
        <table:table-row table:style-name="ro1">
          <table:table-cell office:value-type="float" office:value="1.2818E+026">
            <text:p>1.28E+026</text:p>
          </table:table-cell>
          <table:table-cell office:value-type="float" office:value="412650000">
            <text:p>4.13E+008</text:p>
          </table:table-cell>
          <table:table-cell office:value-type="float" office:value="0.00000024858">
            <text:p>2.49E-007</text:p>
          </table:table-cell>
          <table:table-cell office:value-type="float" office:value="931.527">
            <text:p>931.5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44389">
            <text:p>4.44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505">
            <text:p>2.51</text:p>
          </table:table-cell>
        </table:table-row>
        <table:table-row table:style-name="ro1">
          <table:table-cell office:value-type="float" office:value="1.1215E+026">
            <text:p>1.12E+026</text:p>
          </table:table-cell>
          <table:table-cell office:value-type="float" office:value="373830000">
            <text:p>3.74E+008</text:p>
          </table:table-cell>
          <table:table-cell office:value-type="float" office:value="0.0000002252">
            <text:p>2.25E-007</text:p>
          </table:table-cell>
          <table:table-cell office:value-type="float" office:value="931.4848">
            <text:p>931.4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40214">
            <text:p>4.02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45">
            <text:p>945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1">
          <table:table-cell office:value-type="float" office:value="9.6131E+025">
            <text:p>9.61E+025</text:p>
          </table:table-cell>
          <table:table-cell office:value-type="float" office:value="333570000">
            <text:p>3.34E+008</text:p>
          </table:table-cell>
          <table:table-cell office:value-type="float" office:value="0.00000020095">
            <text:p>2.01E-007</text:p>
          </table:table-cell>
          <table:table-cell office:value-type="float" office:value="931.4378">
            <text:p>931.4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35884">
            <text:p>3.59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-14.81">
            <text:p>-14.81</text:p>
          </table:table-cell>
          <table:table-cell office:value-type="float" office:value="-5.57">
            <text:p>-5.57</text:p>
          </table:table-cell>
          <table:table-cell office:value-type="float" office:value="0">
            <text:p>0</text:p>
          </table:table-cell>
          <table:table-cell office:value-type="float" office:value="2.305">
            <text:p>2.31</text:p>
          </table:table-cell>
        </table:table-row>
        <table:table-row table:style-name="ro1">
          <table:table-cell office:value-type="float" office:value="8.0109E+025">
            <text:p>8.01E+025</text:p>
          </table:table-cell>
          <table:table-cell office:value-type="float" office:value="291550000">
            <text:p>2.92E+008</text:p>
          </table:table-cell>
          <table:table-cell office:value-type="float" office:value="0.00000017565">
            <text:p>1.76E-007</text:p>
          </table:table-cell>
          <table:table-cell office:value-type="float" office:value="931.3846">
            <text:p>931.38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31366">
            <text:p>3.14E-009</text:p>
          </table:table-cell>
          <table:table-cell table:number-columns-repeated="2" office:value-type="float" office:value="0">
            <text:p>0</text:p>
          </table:table-cell>
          <table:table-cell office:value-type="float" office:value="994">
            <text:p>994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2.185">
            <text:p>2.19</text:p>
          </table:table-cell>
        </table:table-row>
        <table:table-row table:style-name="ro1">
          <table:table-cell office:value-type="float" office:value="6.4088E+025">
            <text:p>6.41E+025</text:p>
          </table:table-cell>
          <table:table-cell office:value-type="float" office:value="247320000">
            <text:p>2.47E+008</text:p>
          </table:table-cell>
          <table:table-cell office:value-type="float" office:value="0.00000014901">
            <text:p>1.49E-007</text:p>
          </table:table-cell>
          <table:table-cell office:value-type="float" office:value="931.3229">
            <text:p>931.32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26609">
            <text:p>2.66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030">
            <text:p>1.03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2.047">
            <text:p>2.05</text:p>
          </table:table-cell>
        </table:table-row>
        <table:table-row table:style-name="ro1">
          <table:table-cell office:value-type="float" office:value="4.8066E+025">
            <text:p>4.81E+025</text:p>
          </table:table-cell>
          <table:table-cell office:value-type="float" office:value="200140000">
            <text:p>2.00E+008</text:p>
          </table:table-cell>
          <table:table-cell office:value-type="float" office:value="0.00000012059">
            <text:p>1.21E-007</text:p>
          </table:table-cell>
          <table:table-cell office:value-type="float" office:value="931.2486">
            <text:p>931.2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21534">
            <text:p>2.15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070">
            <text:p>1.07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</table:table-row>
        <table:table-row table:style-name="ro1">
          <table:table-cell office:value-type="float" office:value="3.2044E+025">
            <text:p>3.20E+025</text:p>
          </table:table-cell>
          <table:table-cell office:value-type="float" office:value="148650000">
            <text:p>1.49E+008</text:p>
          </table:table-cell>
          <table:table-cell office:value-type="float" office:value="0.000000089572">
            <text:p>8.96E-008</text:p>
          </table:table-cell>
          <table:table-cell office:value-type="float" office:value="931.153">
            <text:p>931.1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15995">
            <text:p>1.60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140">
            <text:p>1.14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665">
            <text:p>1.67</text:p>
          </table:table-cell>
        </table:table-row>
        <table:table-row table:style-name="ro1">
          <table:table-cell office:value-type="float" office:value="2.4033E+025">
            <text:p>2.40E+025</text:p>
          </table:table-cell>
          <table:table-cell office:value-type="float" office:value="120460000">
            <text:p>1.20E+008</text:p>
          </table:table-cell>
          <table:table-cell office:value-type="float" office:value="0.000000072588">
            <text:p>7.26E-008</text:p>
          </table:table-cell>
          <table:table-cell office:value-type="float" office:value="931.0912">
            <text:p>931.09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12962">
            <text:p>1.30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190">
            <text:p>1.19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526">
            <text:p>1.53</text:p>
          </table:table-cell>
        </table:table-row>
        <table:table-row table:style-name="ro1">
          <table:table-cell office:value-type="float" office:value="1.9226E+025">
            <text:p>1.92E+025</text:p>
          </table:table-cell>
          <table:table-cell office:value-type="float" office:value="102370000">
            <text:p>1.02E+008</text:p>
          </table:table-cell>
          <table:table-cell office:value-type="float" office:value="0.000000061693">
            <text:p>6.17E-008</text:p>
          </table:table-cell>
          <table:table-cell office:value-type="float" office:value="931.0464">
            <text:p>931.0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11017">
            <text:p>1.10E-009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230">
            <text:p>1.23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425">
            <text:p>1.43</text:p>
          </table:table-cell>
        </table:table-row>
        <table:table-row table:style-name="ro1">
          <table:table-cell office:value-type="float" office:value="1.6022E+025">
            <text:p>1.60E+025</text:p>
          </table:table-cell>
          <table:table-cell office:value-type="float" office:value="89663000">
            <text:p>8.97E+007</text:p>
          </table:table-cell>
          <table:table-cell office:value-type="float" office:value="0.000000054035">
            <text:p>5.40E-008</text:p>
          </table:table-cell>
          <table:table-cell office:value-type="float" office:value="931.0118">
            <text:p>931.01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0.0000000009649">
            <text:p>9.65E-01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260">
            <text:p>1.26E+003</text:p>
          </table:table-cell>
          <table:table-cell office:value-type="float" office:value="-14.81">
            <text:p>-14.81</text:p>
          </table:table-cell>
          <table:table-cell office:value-type="float" office:value="-5.571">
            <text:p>-5.57</text:p>
          </table:table-cell>
          <table:table-cell office:value-type="float" office:value="0">
            <text:p>0</text:p>
          </table:table-cell>
          <table:table-cell office:value-type="float" office:value="1.348">
            <text:p>1.35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float" office:value="6">
            <text:p>6</text:p>
          </table:table-cell>
          <table:table-cell table:formula="oooc:=125-8+1" office:value-type="float" office:value="118">
            <text:p>118</text:p>
          </table:table-cell>
          <table:table-cell office:value-type="string">
            <text:p>itext </text:p>
          </table:table-cell>
          <table:table-cell office:value-type="string">
            <text:p>idata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 text:c="3"/>Haensel &amp; Zdunik (2008) EOS: Fe compression, with pycnonuclear allowe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rho</text:p>
          </table:table-cell>
          <table:table-cell table:style-name="ce2" office:value-type="string">
            <text:p>P</text:p>
          </table:table-cell>
          <table:table-cell table:style-name="ce2" office:value-type="string">
            <text:p>n</text:p>
          </table:table-cell>
          <table:table-cell office:value-type="string">
            <text:p>A_cell</text:p>
          </table:table-cell>
          <table:table-cell office:value-type="string">
            <text:p>A_ion</text:p>
          </table:table-cell>
          <table:table-cell office:value-type="string">
            <text:p>Z</text:p>
          </table:table-cell>
        </table:table-row>
        <table:table-row table:style-name="ro1">
          <table:table-cell table:style-name="ce2" office:value-type="string">
            <text:p>(g/cm3)</text:p>
          </table:table-cell>
          <table:table-cell table:style-name="ce2" office:value-type="string">
            <text:p>(dynes/cm2)</text:p>
          </table:table-cell>
          <table:table-cell table:style-name="ce2" office:value-type="string">
            <text:p>(#/fm3)</text:p>
          </table:table-cell>
          <table:table-cell table:number-columns-repeated="3"/>
        </table:table-row>
        <table:table-row table:style-name="ro1">
          <table:table-cell table:style-name="ce2" table:number-columns-repeated="3"/>
          <table:table-cell table:number-columns-repeated="3"/>
        </table:table-row>
        <table:table-row table:style-name="ro1">
          <table:table-cell table:style-name="ce3" table:formula="oooc:=[Sheet1.B2]" office:value-type="float" office:value="46812000000000">
            <text:p>4.681E+13</text:p>
          </table:table-cell>
          <table:table-cell table:style-name="ce3" table:formula="oooc:=[Sheet1.A2]" office:value-type="float" office:value="1.1215E+032">
            <text:p>1.122E+32</text:p>
          </table:table-cell>
          <table:table-cell table:style-name="ce3" table:formula="oooc:=[Sheet1.C2]" office:value-type="float" office:value="0.027801">
            <text:p>2.780E-02</text:p>
          </table:table-cell>
          <table:table-cell table:formula="oooc:=[Sheet1.E2]" office:value-type="float" office:value="896">
            <text:p>896</text:p>
          </table:table-cell>
          <table:table-cell table:formula="oooc:=[Sheet1.F2]+[Sheet1.G2]" office:value-type="float" office:value="120">
            <text:p>120</text:p>
          </table:table-cell>
          <table:table-cell table:formula="oooc:=[Sheet1.G2]" office:value-type="float" office:value="22">
            <text:p>22</text:p>
          </table:table-cell>
        </table:table-row>
        <table:table-row table:style-name="ro1">
          <table:table-cell table:style-name="ce3" table:formula="oooc:=[Sheet1.B3]" office:value-type="float" office:value="44106000000000">
            <text:p>4.411E+13</text:p>
          </table:table-cell>
          <table:table-cell table:style-name="ce3" table:formula="oooc:=[Sheet1.A3]" office:value-type="float" office:value="1.0214E+032">
            <text:p>1.021E+32</text:p>
          </table:table-cell>
          <table:table-cell table:style-name="ce3" table:formula="oooc:=[Sheet1.C3]" office:value-type="float" office:value="0.026198">
            <text:p>2.620E-02</text:p>
          </table:table-cell>
          <table:table-cell table:formula="oooc:=[Sheet1.E3]" office:value-type="float" office:value="896">
            <text:p>896</text:p>
          </table:table-cell>
          <table:table-cell table:formula="oooc:=[Sheet1.F3]+[Sheet1.G3]" office:value-type="float" office:value="120">
            <text:p>120</text:p>
          </table:table-cell>
          <table:table-cell table:formula="oooc:=[Sheet1.G3]" office:value-type="float" office:value="22">
            <text:p>22</text:p>
          </table:table-cell>
        </table:table-row>
        <table:table-row table:style-name="ro1">
          <table:table-cell table:style-name="ce3" table:formula="oooc:=[Sheet1.B4]" office:value-type="float" office:value="43790000000000">
            <text:p>4.379E+13</text:p>
          </table:table-cell>
          <table:table-cell table:style-name="ce3" table:formula="oooc:=[Sheet1.A4]" office:value-type="float" office:value="1.0214E+032">
            <text:p>1.021E+32</text:p>
          </table:table-cell>
          <table:table-cell table:style-name="ce3" table:formula="oooc:=[Sheet1.C4]" office:value-type="float" office:value="0.02601">
            <text:p>2.601E-02</text:p>
          </table:table-cell>
          <table:table-cell table:formula="oooc:=[Sheet1.E4]" office:value-type="float" office:value="896">
            <text:p>896</text:p>
          </table:table-cell>
          <table:table-cell table:formula="oooc:=[Sheet1.F4]+[Sheet1.G4]" office:value-type="float" office:value="122">
            <text:p>122</text:p>
          </table:table-cell>
          <table:table-cell table:formula="oooc:=[Sheet1.G4]" office:value-type="float" office:value="24">
            <text:p>24</text:p>
          </table:table-cell>
        </table:table-row>
        <table:table-row table:style-name="ro1">
          <table:table-cell table:style-name="ce3" table:formula="oooc:=[Sheet1.B5]" office:value-type="float" office:value="42115000000000">
            <text:p>4.212E+13</text:p>
          </table:table-cell>
          <table:table-cell table:style-name="ce3" table:formula="oooc:=[Sheet1.A5]" office:value-type="float" office:value="9.6131E+031">
            <text:p>9.613E+31</text:p>
          </table:table-cell>
          <table:table-cell table:style-name="ce3" table:formula="oooc:=[Sheet1.C5]" office:value-type="float" office:value="0.025018">
            <text:p>2.502E-02</text:p>
          </table:table-cell>
          <table:table-cell table:formula="oooc:=[Sheet1.E5]" office:value-type="float" office:value="896">
            <text:p>896</text:p>
          </table:table-cell>
          <table:table-cell table:formula="oooc:=[Sheet1.F5]+[Sheet1.G5]" office:value-type="float" office:value="122">
            <text:p>122</text:p>
          </table:table-cell>
          <table:table-cell table:formula="oooc:=[Sheet1.G5]" office:value-type="float" office:value="24">
            <text:p>24</text:p>
          </table:table-cell>
        </table:table-row>
        <table:table-row table:style-name="ro1">
          <table:table-cell table:style-name="ce3" table:formula="oooc:=[Sheet1.B6]" office:value-type="float" office:value="37407000000000">
            <text:p>3.741E+13</text:p>
          </table:table-cell>
          <table:table-cell table:style-name="ce3" table:formula="oooc:=[Sheet1.A6]" office:value-type="float" office:value="8.0109E+031">
            <text:p>8.011E+31</text:p>
          </table:table-cell>
          <table:table-cell table:style-name="ce3" table:formula="oooc:=[Sheet1.C6]" office:value-type="float" office:value="0.022228">
            <text:p>2.223E-02</text:p>
          </table:table-cell>
          <table:table-cell table:formula="oooc:=[Sheet1.E6]" office:value-type="float" office:value="896">
            <text:p>896</text:p>
          </table:table-cell>
          <table:table-cell table:formula="oooc:=[Sheet1.F6]+[Sheet1.G6]" office:value-type="float" office:value="122">
            <text:p>122</text:p>
          </table:table-cell>
          <table:table-cell table:formula="oooc:=[Sheet1.G6]" office:value-type="float" office:value="24">
            <text:p>24</text:p>
          </table:table-cell>
        </table:table-row>
        <table:table-row table:style-name="ro1">
          <table:table-cell table:style-name="ce3" table:formula="oooc:=[Sheet1.B7]" office:value-type="float" office:value="35225000000000">
            <text:p>3.523E+13</text:p>
          </table:table-cell>
          <table:table-cell table:style-name="ce3" table:formula="oooc:=[Sheet1.A7]" office:value-type="float" office:value="7.3108E+031">
            <text:p>7.311E+31</text:p>
          </table:table-cell>
          <table:table-cell table:style-name="ce3" table:formula="oooc:=[Sheet1.C7]" office:value-type="float" office:value="0.020934">
            <text:p>2.093E-02</text:p>
          </table:table-cell>
          <table:table-cell table:formula="oooc:=[Sheet1.E7]" office:value-type="float" office:value="896">
            <text:p>896</text:p>
          </table:table-cell>
          <table:table-cell table:formula="oooc:=[Sheet1.F7]+[Sheet1.G7]" office:value-type="float" office:value="122">
            <text:p>122</text:p>
          </table:table-cell>
          <table:table-cell table:formula="oooc:=[Sheet1.G7]" office:value-type="float" office:value="24">
            <text:p>24</text:p>
          </table:table-cell>
        </table:table-row>
        <table:table-row table:style-name="ro1">
          <table:table-cell table:style-name="ce3" table:formula="oooc:=[Sheet1.B8]" office:value-type="float" office:value="34933000000000">
            <text:p>3.493E+13</text:p>
          </table:table-cell>
          <table:table-cell table:style-name="ce3" table:formula="oooc:=[Sheet1.A8]" office:value-type="float" office:value="7.3108E+031">
            <text:p>7.311E+31</text:p>
          </table:table-cell>
          <table:table-cell table:style-name="ce3" table:formula="oooc:=[Sheet1.C8]" office:value-type="float" office:value="0.020761">
            <text:p>2.076E-02</text:p>
          </table:table-cell>
          <table:table-cell table:formula="oooc:=[Sheet1.E8]" office:value-type="float" office:value="896">
            <text:p>896</text:p>
          </table:table-cell>
          <table:table-cell table:formula="oooc:=[Sheet1.F8]+[Sheet1.G8]" office:value-type="float" office:value="124">
            <text:p>124</text:p>
          </table:table-cell>
          <table:table-cell table:formula="oooc:=[Sheet1.G8]" office:value-type="float" office:value="26">
            <text:p>26</text:p>
          </table:table-cell>
        </table:table-row>
        <table:table-row table:style-name="ro1">
          <table:table-cell table:style-name="ce3" table:formula="oooc:=[Sheet1.B9]" office:value-type="float" office:value="32007000000000">
            <text:p>3.201E+13</text:p>
          </table:table-cell>
          <table:table-cell table:style-name="ce3" table:formula="oooc:=[Sheet1.A9]" office:value-type="float" office:value="6.4088E+031">
            <text:p>6.409E+31</text:p>
          </table:table-cell>
          <table:table-cell table:style-name="ce3" table:formula="oooc:=[Sheet1.C9]" office:value-type="float" office:value="0.019026">
            <text:p>1.903E-02</text:p>
          </table:table-cell>
          <table:table-cell table:formula="oooc:=[Sheet1.E9]" office:value-type="float" office:value="896">
            <text:p>896</text:p>
          </table:table-cell>
          <table:table-cell table:formula="oooc:=[Sheet1.F9]+[Sheet1.G9]" office:value-type="float" office:value="124">
            <text:p>124</text:p>
          </table:table-cell>
          <table:table-cell table:formula="oooc:=[Sheet1.G9]" office:value-type="float" office:value="26">
            <text:p>26</text:p>
          </table:table-cell>
        </table:table-row>
        <table:table-row table:style-name="ro1">
          <table:table-cell table:style-name="ce3" table:formula="oooc:=[Sheet1.B10]" office:value-type="float" office:value="28101000000000">
            <text:p>2.810E+13</text:p>
          </table:table-cell>
          <table:table-cell table:style-name="ce3" table:formula="oooc:=[Sheet1.A10]" office:value-type="float" office:value="5.2783E+031">
            <text:p>5.278E+31</text:p>
          </table:table-cell>
          <table:table-cell table:style-name="ce3" table:formula="oooc:=[Sheet1.C10]" office:value-type="float" office:value="0.016709">
            <text:p>1.671E-02</text:p>
          </table:table-cell>
          <table:table-cell table:formula="oooc:=[Sheet1.E10]" office:value-type="float" office:value="896">
            <text:p>896</text:p>
          </table:table-cell>
          <table:table-cell table:formula="oooc:=[Sheet1.F10]+[Sheet1.G10]" office:value-type="float" office:value="124">
            <text:p>124</text:p>
          </table:table-cell>
          <table:table-cell table:formula="oooc:=[Sheet1.G10]" office:value-type="float" office:value="26">
            <text:p>26</text:p>
          </table:table-cell>
        </table:table-row>
        <table:table-row table:style-name="ro1">
          <table:table-cell table:style-name="ce3" table:formula="oooc:=[Sheet1.B11]" office:value-type="float" office:value="27843000000000">
            <text:p>2.784E+13</text:p>
          </table:table-cell>
          <table:table-cell table:style-name="ce3" table:formula="oooc:=[Sheet1.A11]" office:value-type="float" office:value="5.2783E+031">
            <text:p>5.278E+31</text:p>
          </table:table-cell>
          <table:table-cell table:style-name="ce3" table:formula="oooc:=[Sheet1.C11]" office:value-type="float" office:value="0.016556">
            <text:p>1.656E-02</text:p>
          </table:table-cell>
          <table:table-cell table:formula="oooc:=[Sheet1.E11]" office:value-type="float" office:value="896">
            <text:p>896</text:p>
          </table:table-cell>
          <table:table-cell table:formula="oooc:=[Sheet1.F11]+[Sheet1.G11]" office:value-type="float" office:value="126">
            <text:p>126</text:p>
          </table:table-cell>
          <table:table-cell table:formula="oooc:=[Sheet1.G11]" office:value-type="float" office:value="28">
            <text:p>28</text:p>
          </table:table-cell>
        </table:table-row>
        <table:table-row table:style-name="ro1">
          <table:table-cell table:style-name="ce3" table:formula="oooc:=[Sheet1.B12]" office:value-type="float" office:value="26132000000000">
            <text:p>2.613E+13</text:p>
          </table:table-cell>
          <table:table-cell table:style-name="ce3" table:formula="oooc:=[Sheet1.A12]" office:value-type="float" office:value="4.8066E+031">
            <text:p>4.807E+31</text:p>
          </table:table-cell>
          <table:table-cell table:style-name="ce3" table:formula="oooc:=[Sheet1.C12]" office:value-type="float" office:value="0.01554">
            <text:p>1.554E-02</text:p>
          </table:table-cell>
          <table:table-cell table:formula="oooc:=[Sheet1.E12]" office:value-type="float" office:value="896">
            <text:p>896</text:p>
          </table:table-cell>
          <table:table-cell table:formula="oooc:=[Sheet1.F12]+[Sheet1.G12]" office:value-type="float" office:value="126">
            <text:p>126</text:p>
          </table:table-cell>
          <table:table-cell table:formula="oooc:=[Sheet1.G12]" office:value-type="float" office:value="28">
            <text:p>28</text:p>
          </table:table-cell>
        </table:table-row>
        <table:table-row table:style-name="ro1">
          <table:table-cell table:style-name="ce3" table:formula="oooc:=[Sheet1.B13]" office:value-type="float" office:value="23167000000000">
            <text:p>2.317E+13</text:p>
          </table:table-cell>
          <table:table-cell table:style-name="ce3" table:formula="oooc:=[Sheet1.A13]" office:value-type="float" office:value="4.0275E+031">
            <text:p>4.028E+31</text:p>
          </table:table-cell>
          <table:table-cell table:style-name="ce3" table:formula="oooc:=[Sheet1.C13]" office:value-type="float" office:value="0.013781">
            <text:p>1.378E-02</text:p>
          </table:table-cell>
          <table:table-cell table:formula="oooc:=[Sheet1.E13]" office:value-type="float" office:value="896">
            <text:p>896</text:p>
          </table:table-cell>
          <table:table-cell table:formula="oooc:=[Sheet1.F13]+[Sheet1.G13]" office:value-type="float" office:value="126">
            <text:p>126</text:p>
          </table:table-cell>
          <table:table-cell table:formula="oooc:=[Sheet1.G13]" office:value-type="float" office:value="28">
            <text:p>28</text:p>
          </table:table-cell>
        </table:table-row>
        <table:table-row table:style-name="ro1">
          <table:table-cell table:style-name="ce3" table:formula="oooc:=[Sheet1.B14]" office:value-type="float" office:value="22865000000000">
            <text:p>2.287E+13</text:p>
          </table:table-cell>
          <table:table-cell table:style-name="ce3" table:formula="oooc:=[Sheet1.A14]" office:value-type="float" office:value="4.0275E+031">
            <text:p>4.028E+31</text:p>
          </table:table-cell>
          <table:table-cell table:style-name="ce3" table:formula="oooc:=[Sheet1.C14]" office:value-type="float" office:value="0.0136">
            <text:p>1.360E-02</text:p>
          </table:table-cell>
          <table:table-cell table:formula="oooc:=[Sheet1.E14]" office:value-type="float" office:value="448">
            <text:p>448</text:p>
          </table:table-cell>
          <table:table-cell table:formula="oooc:=[Sheet1.F14]+[Sheet1.G14]" office:value-type="float" office:value="70">
            <text:p>70</text:p>
          </table:table-cell>
          <table:table-cell table:formula="oooc:=[Sheet1.G14]" office:value-type="float" office:value="16">
            <text:p>16</text:p>
          </table:table-cell>
        </table:table-row>
        <table:table-row table:style-name="ro1">
          <table:table-cell table:style-name="ce3" table:formula="oooc:=[Sheet1.B15]" office:value-type="float" office:value="19536000000000">
            <text:p>1.954E+13</text:p>
          </table:table-cell>
          <table:table-cell table:style-name="ce3" table:formula="oooc:=[Sheet1.A15]" office:value-type="float" office:value="3.2044E+031">
            <text:p>3.204E+31</text:p>
          </table:table-cell>
          <table:table-cell table:style-name="ce3" table:formula="oooc:=[Sheet1.C15]" office:value-type="float" office:value="0.011624">
            <text:p>1.162E-02</text:p>
          </table:table-cell>
          <table:table-cell table:formula="oooc:=[Sheet1.E15]" office:value-type="float" office:value="448">
            <text:p>448</text:p>
          </table:table-cell>
          <table:table-cell table:formula="oooc:=[Sheet1.F15]+[Sheet1.G15]" office:value-type="float" office:value="70">
            <text:p>70</text:p>
          </table:table-cell>
          <table:table-cell table:formula="oooc:=[Sheet1.G15]" office:value-type="float" office:value="16">
            <text:p>16</text:p>
          </table:table-cell>
        </table:table-row>
        <table:table-row table:style-name="ro1">
          <table:table-cell table:style-name="ce3" table:formula="oooc:=[Sheet1.B16]" office:value-type="float" office:value="18659000000000">
            <text:p>1.866E+13</text:p>
          </table:table-cell>
          <table:table-cell table:style-name="ce3" table:formula="oooc:=[Sheet1.A16]" office:value-type="float" office:value="2.9984E+031">
            <text:p>2.998E+31</text:p>
          </table:table-cell>
          <table:table-cell table:style-name="ce3" table:formula="oooc:=[Sheet1.C16]" office:value-type="float" office:value="0.011103">
            <text:p>1.110E-02</text:p>
          </table:table-cell>
          <table:table-cell table:formula="oooc:=[Sheet1.E16]" office:value-type="float" office:value="448">
            <text:p>448</text:p>
          </table:table-cell>
          <table:table-cell table:formula="oooc:=[Sheet1.F16]+[Sheet1.G16]" office:value-type="float" office:value="70">
            <text:p>70</text:p>
          </table:table-cell>
          <table:table-cell table:formula="oooc:=[Sheet1.G16]" office:value-type="float" office:value="16">
            <text:p>16</text:p>
          </table:table-cell>
        </table:table-row>
        <table:table-row table:style-name="ro1">
          <table:table-cell table:style-name="ce3" table:formula="oooc:=[Sheet1.B17]" office:value-type="float" office:value="18383000000000">
            <text:p>1.838E+13</text:p>
          </table:table-cell>
          <table:table-cell table:style-name="ce3" table:formula="oooc:=[Sheet1.A17]" office:value-type="float" office:value="2.9984E+031">
            <text:p>2.998E+31</text:p>
          </table:table-cell>
          <table:table-cell table:style-name="ce3" table:formula="oooc:=[Sheet1.C17]" office:value-type="float" office:value="0.010939">
            <text:p>1.094E-02</text:p>
          </table:table-cell>
          <table:table-cell table:formula="oooc:=[Sheet1.E17]" office:value-type="float" office:value="448">
            <text:p>448</text:p>
          </table:table-cell>
          <table:table-cell table:formula="oooc:=[Sheet1.F17]+[Sheet1.G17]" office:value-type="float" office:value="76">
            <text:p>76</text:p>
          </table:table-cell>
          <table:table-cell table:formula="oooc:=[Sheet1.G17]" office:value-type="float" office:value="18">
            <text:p>18</text:p>
          </table:table-cell>
        </table:table-row>
        <table:table-row table:style-name="ro1">
          <table:table-cell table:style-name="ce3" table:formula="oooc:=[Sheet1.B18]" office:value-type="float" office:value="15308000000000">
            <text:p>1.531E+13</text:p>
          </table:table-cell>
          <table:table-cell table:style-name="ce3" table:formula="oooc:=[Sheet1.A18]" office:value-type="float" office:value="2.3041E+031">
            <text:p>2.304E+31</text:p>
          </table:table-cell>
          <table:table-cell table:style-name="ce3" table:formula="oooc:=[Sheet1.C18]" office:value-type="float" office:value="0.009112">
            <text:p>9.112E-03</text:p>
          </table:table-cell>
          <table:table-cell table:formula="oooc:=[Sheet1.E18]" office:value-type="float" office:value="448">
            <text:p>448</text:p>
          </table:table-cell>
          <table:table-cell table:formula="oooc:=[Sheet1.F18]+[Sheet1.G18]" office:value-type="float" office:value="76">
            <text:p>76</text:p>
          </table:table-cell>
          <table:table-cell table:formula="oooc:=[Sheet1.G18]" office:value-type="float" office:value="18">
            <text:p>18</text:p>
          </table:table-cell>
        </table:table-row>
        <table:table-row table:style-name="ro1">
          <table:table-cell table:style-name="ce3" table:formula="oooc:=[Sheet1.B19]" office:value-type="float" office:value="15061000000000">
            <text:p>1.506E+13</text:p>
          </table:table-cell>
          <table:table-cell table:style-name="ce3" table:formula="oooc:=[Sheet1.A19]" office:value-type="float" office:value="2.3041E+031">
            <text:p>2.304E+31</text:p>
          </table:table-cell>
          <table:table-cell table:style-name="ce3" table:formula="oooc:=[Sheet1.C19]" office:value-type="float" office:value="0.0089654">
            <text:p>8.965E-03</text:p>
          </table:table-cell>
          <table:table-cell table:formula="oooc:=[Sheet1.E19]" office:value-type="float" office:value="448">
            <text:p>448</text:p>
          </table:table-cell>
          <table:table-cell table:formula="oooc:=[Sheet1.F19]+[Sheet1.G19]" office:value-type="float" office:value="82">
            <text:p>82</text:p>
          </table:table-cell>
          <table:table-cell table:formula="oooc:=[Sheet1.G19]" office:value-type="float" office:value="20">
            <text:p>20</text:p>
          </table:table-cell>
        </table:table-row>
        <table:table-row table:style-name="ro1">
          <table:table-cell table:style-name="ce3" table:formula="oooc:=[Sheet1.B20]" office:value-type="float" office:value="12754000000000">
            <text:p>1.275E+13</text:p>
          </table:table-cell>
          <table:table-cell table:style-name="ce3" table:formula="oooc:=[Sheet1.A20]" office:value-type="float" office:value="1.8164E+031">
            <text:p>1.816E+31</text:p>
          </table:table-cell>
          <table:table-cell table:style-name="ce3" table:formula="oooc:=[Sheet1.C20]" office:value-type="float" office:value="0.0075941">
            <text:p>7.594E-03</text:p>
          </table:table-cell>
          <table:table-cell table:formula="oooc:=[Sheet1.E20]" office:value-type="float" office:value="448">
            <text:p>448</text:p>
          </table:table-cell>
          <table:table-cell table:formula="oooc:=[Sheet1.F20]+[Sheet1.G20]" office:value-type="float" office:value="82">
            <text:p>82</text:p>
          </table:table-cell>
          <table:table-cell table:formula="oooc:=[Sheet1.G20]" office:value-type="float" office:value="20">
            <text:p>20</text:p>
          </table:table-cell>
        </table:table-row>
        <table:table-row table:style-name="ro1">
          <table:table-cell table:style-name="ce3" table:formula="oooc:=[Sheet1.B21]" office:value-type="float" office:value="12535000000000">
            <text:p>1.254E+13</text:p>
          </table:table-cell>
          <table:table-cell table:style-name="ce3" table:formula="oooc:=[Sheet1.A21]" office:value-type="float" office:value="1.8164E+031">
            <text:p>1.816E+31</text:p>
          </table:table-cell>
          <table:table-cell table:style-name="ce3" table:formula="oooc:=[Sheet1.C21]" office:value-type="float" office:value="0.0074637">
            <text:p>7.464E-03</text:p>
          </table:table-cell>
          <table:table-cell table:formula="oooc:=[Sheet1.E21]" office:value-type="float" office:value="448">
            <text:p>448</text:p>
          </table:table-cell>
          <table:table-cell table:formula="oooc:=[Sheet1.F21]+[Sheet1.G21]" office:value-type="float" office:value="88">
            <text:p>88</text:p>
          </table:table-cell>
          <table:table-cell table:formula="oooc:=[Sheet1.G21]" office:value-type="float" office:value="22">
            <text:p>22</text:p>
          </table:table-cell>
        </table:table-row>
        <table:table-row table:style-name="ro1">
          <table:table-cell table:style-name="ce3" table:formula="oooc:=[Sheet1.B22]" office:value-type="float" office:value="11478000000000">
            <text:p>1.148E+13</text:p>
          </table:table-cell>
          <table:table-cell table:style-name="ce3" table:formula="oooc:=[Sheet1.A22]" office:value-type="float" office:value="1.6022E+031">
            <text:p>1.602E+31</text:p>
          </table:table-cell>
          <table:table-cell table:style-name="ce3" table:formula="oooc:=[Sheet1.C22]" office:value-type="float" office:value="0.0068354">
            <text:p>6.835E-03</text:p>
          </table:table-cell>
          <table:table-cell table:formula="oooc:=[Sheet1.E22]" office:value-type="float" office:value="448">
            <text:p>448</text:p>
          </table:table-cell>
          <table:table-cell table:formula="oooc:=[Sheet1.F22]+[Sheet1.G22]" office:value-type="float" office:value="88">
            <text:p>88</text:p>
          </table:table-cell>
          <table:table-cell table:formula="oooc:=[Sheet1.G22]" office:value-type="float" office:value="22">
            <text:p>22</text:p>
          </table:table-cell>
        </table:table-row>
        <table:table-row table:style-name="ro1">
          <table:table-cell table:style-name="ce3" table:formula="oooc:=[Sheet1.B23]" office:value-type="float" office:value="10766000000000">
            <text:p>1.077E+13</text:p>
          </table:table-cell>
          <table:table-cell table:style-name="ce3" table:formula="oooc:=[Sheet1.A23]" office:value-type="float" office:value="1.4625E+031">
            <text:p>1.463E+31</text:p>
          </table:table-cell>
          <table:table-cell table:style-name="ce3" table:formula="oooc:=[Sheet1.C23]" office:value-type="float" office:value="0.0064119">
            <text:p>6.412E-03</text:p>
          </table:table-cell>
          <table:table-cell table:formula="oooc:=[Sheet1.E23]" office:value-type="float" office:value="448">
            <text:p>448</text:p>
          </table:table-cell>
          <table:table-cell table:formula="oooc:=[Sheet1.F23]+[Sheet1.G23]" office:value-type="float" office:value="88">
            <text:p>88</text:p>
          </table:table-cell>
          <table:table-cell table:formula="oooc:=[Sheet1.G23]" office:value-type="float" office:value="22">
            <text:p>22</text:p>
          </table:table-cell>
        </table:table-row>
        <table:table-row table:style-name="ro1">
          <table:table-cell table:style-name="ce3" table:formula="oooc:=[Sheet1.B24]" office:value-type="float" office:value="10571000000000">
            <text:p>1.057E+13</text:p>
          </table:table-cell>
          <table:table-cell table:style-name="ce3" table:formula="oooc:=[Sheet1.A24]" office:value-type="float" office:value="1.4625E+031">
            <text:p>1.463E+31</text:p>
          </table:table-cell>
          <table:table-cell table:style-name="ce3" table:formula="oooc:=[Sheet1.C24]" office:value-type="float" office:value="0.006296">
            <text:p>6.296E-03</text:p>
          </table:table-cell>
          <table:table-cell table:formula="oooc:=[Sheet1.E24]" office:value-type="float" office:value="448">
            <text:p>448</text:p>
          </table:table-cell>
          <table:table-cell table:formula="oooc:=[Sheet1.F24]+[Sheet1.G24]" office:value-type="float" office:value="94">
            <text:p>94</text:p>
          </table:table-cell>
          <table:table-cell table:formula="oooc:=[Sheet1.G24]" office:value-type="float" office:value="24">
            <text:p>24</text:p>
          </table:table-cell>
        </table:table-row>
        <table:table-row table:style-name="ro1">
          <table:table-cell table:style-name="ce3" table:formula="oooc:=[Sheet1.B25]" office:value-type="float" office:value="10466000000000">
            <text:p>1.047E+13</text:p>
          </table:table-cell>
          <table:table-cell table:style-name="ce3" table:formula="oooc:=[Sheet1.A25]" office:value-type="float" office:value="1.442E+031">
            <text:p>1.442E+31</text:p>
          </table:table-cell>
          <table:table-cell table:style-name="ce3" table:formula="oooc:=[Sheet1.C25]" office:value-type="float" office:value="0.0062337">
            <text:p>6.234E-03</text:p>
          </table:table-cell>
          <table:table-cell table:formula="oooc:=[Sheet1.E25]" office:value-type="float" office:value="448">
            <text:p>448</text:p>
          </table:table-cell>
          <table:table-cell table:formula="oooc:=[Sheet1.F25]+[Sheet1.G25]" office:value-type="float" office:value="94">
            <text:p>94</text:p>
          </table:table-cell>
          <table:table-cell table:formula="oooc:=[Sheet1.G25]" office:value-type="float" office:value="24">
            <text:p>24</text:p>
          </table:table-cell>
        </table:table-row>
        <table:table-row table:style-name="ro1">
          <table:table-cell table:style-name="ce3" table:formula="oooc:=[Sheet1.B26]" office:value-type="float" office:value="9633000000000">
            <text:p>9.633E+12</text:p>
          </table:table-cell>
          <table:table-cell table:style-name="ce3" table:formula="oooc:=[Sheet1.A26]" office:value-type="float" office:value="1.2818E+031">
            <text:p>1.282E+31</text:p>
          </table:table-cell>
          <table:table-cell table:style-name="ce3" table:formula="oooc:=[Sheet1.C26]" office:value-type="float" office:value="0.0057381">
            <text:p>5.738E-03</text:p>
          </table:table-cell>
          <table:table-cell table:formula="oooc:=[Sheet1.E26]" office:value-type="float" office:value="448">
            <text:p>448</text:p>
          </table:table-cell>
          <table:table-cell table:formula="oooc:=[Sheet1.F26]+[Sheet1.G26]" office:value-type="float" office:value="94">
            <text:p>94</text:p>
          </table:table-cell>
          <table:table-cell table:formula="oooc:=[Sheet1.G26]" office:value-type="float" office:value="24">
            <text:p>24</text:p>
          </table:table-cell>
        </table:table-row>
        <table:table-row table:style-name="ro1">
          <table:table-cell table:style-name="ce3" table:formula="oooc:=[Sheet1.B27]" office:value-type="float" office:value="9344500000000">
            <text:p>9.345E+12</text:p>
          </table:table-cell>
          <table:table-cell table:style-name="ce3" table:formula="oooc:=[Sheet1.A27]" office:value-type="float" office:value="1.2276E+031">
            <text:p>1.228E+31</text:p>
          </table:table-cell>
          <table:table-cell table:style-name="ce3" table:formula="oooc:=[Sheet1.C27]" office:value-type="float" office:value="0.0055665">
            <text:p>5.567E-03</text:p>
          </table:table-cell>
          <table:table-cell table:formula="oooc:=[Sheet1.E27]" office:value-type="float" office:value="448">
            <text:p>448</text:p>
          </table:table-cell>
          <table:table-cell table:formula="oooc:=[Sheet1.F27]+[Sheet1.G27]" office:value-type="float" office:value="94">
            <text:p>94</text:p>
          </table:table-cell>
          <table:table-cell table:formula="oooc:=[Sheet1.G27]" office:value-type="float" office:value="24">
            <text:p>24</text:p>
          </table:table-cell>
        </table:table-row>
        <table:table-row table:style-name="ro1">
          <table:table-cell table:style-name="ce3" table:formula="oooc:=[Sheet1.B28]" office:value-type="float" office:value="8979900000000">
            <text:p>8.980E+12</text:p>
          </table:table-cell>
          <table:table-cell table:style-name="ce3" table:formula="oooc:=[Sheet1.A28]" office:value-type="float" office:value="1.2276E+031">
            <text:p>1.228E+31</text:p>
          </table:table-cell>
          <table:table-cell table:style-name="ce3" table:formula="oooc:=[Sheet1.C28]" office:value-type="float" office:value="0.0053488">
            <text:p>5.349E-03</text:p>
          </table:table-cell>
          <table:table-cell table:formula="oooc:=[Sheet1.E28]" office:value-type="float" office:value="224">
            <text:p>224</text:p>
          </table:table-cell>
          <table:table-cell table:formula="oooc:=[Sheet1.F28]+[Sheet1.G28]" office:value-type="float" office:value="54">
            <text:p>54</text:p>
          </table:table-cell>
          <table:table-cell table:formula="oooc:=[Sheet1.G28]" office:value-type="float" office:value="14">
            <text:p>14</text:p>
          </table:table-cell>
        </table:table-row>
        <table:table-row table:style-name="ro1">
          <table:table-cell table:style-name="ce3" table:formula="oooc:=[Sheet1.B29]" office:value-type="float" office:value="8422800000000">
            <text:p>8.423E+12</text:p>
          </table:table-cell>
          <table:table-cell table:style-name="ce3" table:formula="oooc:=[Sheet1.A29]" office:value-type="float" office:value="1.1215E+031">
            <text:p>1.122E+31</text:p>
          </table:table-cell>
          <table:table-cell table:style-name="ce3" table:formula="oooc:=[Sheet1.C29]" office:value-type="float" office:value="0.0050175">
            <text:p>5.018E-03</text:p>
          </table:table-cell>
          <table:table-cell table:formula="oooc:=[Sheet1.E29]" office:value-type="float" office:value="224">
            <text:p>224</text:p>
          </table:table-cell>
          <table:table-cell table:formula="oooc:=[Sheet1.F29]+[Sheet1.G29]" office:value-type="float" office:value="54">
            <text:p>54</text:p>
          </table:table-cell>
          <table:table-cell table:formula="oooc:=[Sheet1.G29]" office:value-type="float" office:value="14">
            <text:p>14</text:p>
          </table:table-cell>
        </table:table-row>
        <table:table-row table:style-name="ro1">
          <table:table-cell table:style-name="ce3" table:formula="oooc:=[Sheet1.B30]" office:value-type="float" office:value="7551200000000">
            <text:p>7.551E+12</text:p>
          </table:table-cell>
          <table:table-cell table:style-name="ce3" table:formula="oooc:=[Sheet1.A30]" office:value-type="float" office:value="9.6131E+030">
            <text:p>9.613E+30</text:p>
          </table:table-cell>
          <table:table-cell table:style-name="ce3" table:formula="oooc:=[Sheet1.C30]" office:value-type="float" office:value="0.004499">
            <text:p>4.499E-03</text:p>
          </table:table-cell>
          <table:table-cell table:formula="oooc:=[Sheet1.E30]" office:value-type="float" office:value="224">
            <text:p>224</text:p>
          </table:table-cell>
          <table:table-cell table:formula="oooc:=[Sheet1.F30]+[Sheet1.G30]" office:value-type="float" office:value="54">
            <text:p>54</text:p>
          </table:table-cell>
          <table:table-cell table:formula="oooc:=[Sheet1.G30]" office:value-type="float" office:value="14">
            <text:p>14</text:p>
          </table:table-cell>
        </table:table-row>
        <table:table-row table:style-name="ro1">
          <table:table-cell table:style-name="ce3" table:formula="oooc:=[Sheet1.B31]" office:value-type="float" office:value="7341500000000">
            <text:p>7.342E+12</text:p>
          </table:table-cell>
          <table:table-cell table:style-name="ce3" table:formula="oooc:=[Sheet1.A31]" office:value-type="float" office:value="9.2386E+030">
            <text:p>9.239E+30</text:p>
          </table:table-cell>
          <table:table-cell table:style-name="ce3" table:formula="oooc:=[Sheet1.C31]" office:value-type="float" office:value="0.0043743">
            <text:p>4.374E-03</text:p>
          </table:table-cell>
          <table:table-cell table:formula="oooc:=[Sheet1.E31]" office:value-type="float" office:value="224">
            <text:p>224</text:p>
          </table:table-cell>
          <table:table-cell table:formula="oooc:=[Sheet1.F31]+[Sheet1.G31]" office:value-type="float" office:value="54">
            <text:p>54</text:p>
          </table:table-cell>
          <table:table-cell table:formula="oooc:=[Sheet1.G31]" office:value-type="float" office:value="14">
            <text:p>14</text:p>
          </table:table-cell>
        </table:table-row>
        <table:table-row table:style-name="ro1">
          <table:table-cell table:style-name="ce3" table:formula="oooc:=[Sheet1.B32]" office:value-type="float" office:value="7041400000000">
            <text:p>7.041E+12</text:p>
          </table:table-cell>
          <table:table-cell table:style-name="ce3" table:formula="oooc:=[Sheet1.A32]" office:value-type="float" office:value="9.2386E+030">
            <text:p>9.239E+30</text:p>
          </table:table-cell>
          <table:table-cell table:style-name="ce3" table:formula="oooc:=[Sheet1.C32]" office:value-type="float" office:value="0.0041956">
            <text:p>4.196E-03</text:p>
          </table:table-cell>
          <table:table-cell table:formula="oooc:=[Sheet1.E32]" office:value-type="float" office:value="224">
            <text:p>224</text:p>
          </table:table-cell>
          <table:table-cell table:formula="oooc:=[Sheet1.F32]+[Sheet1.G32]" office:value-type="float" office:value="60">
            <text:p>60</text:p>
          </table:table-cell>
          <table:table-cell table:formula="oooc:=[Sheet1.G32]" office:value-type="float" office:value="16">
            <text:p>16</text:p>
          </table:table-cell>
        </table:table-row>
        <table:table-row table:style-name="ro1">
          <table:table-cell table:style-name="ce3" table:formula="oooc:=[Sheet1.B33]" office:value-type="float" office:value="6361400000000">
            <text:p>6.361E+12</text:p>
          </table:table-cell>
          <table:table-cell table:style-name="ce3" table:formula="oooc:=[Sheet1.A33]" office:value-type="float" office:value="8.0109E+030">
            <text:p>8.011E+30</text:p>
          </table:table-cell>
          <table:table-cell table:style-name="ce3" table:formula="oooc:=[Sheet1.C33]" office:value-type="float" office:value="0.003791">
            <text:p>3.791E-03</text:p>
          </table:table-cell>
          <table:table-cell table:formula="oooc:=[Sheet1.E33]" office:value-type="float" office:value="224">
            <text:p>224</text:p>
          </table:table-cell>
          <table:table-cell table:formula="oooc:=[Sheet1.F33]+[Sheet1.G33]" office:value-type="float" office:value="60">
            <text:p>60</text:p>
          </table:table-cell>
          <table:table-cell table:formula="oooc:=[Sheet1.G33]" office:value-type="float" office:value="16">
            <text:p>16</text:p>
          </table:table-cell>
        </table:table-row>
        <table:table-row table:style-name="ro1">
          <table:table-cell table:style-name="ce3" table:formula="oooc:=[Sheet1.B34]" office:value-type="float" office:value="5915000000000">
            <text:p>5.915E+12</text:p>
          </table:table-cell>
          <table:table-cell table:style-name="ce3" table:formula="oooc:=[Sheet1.A34]" office:value-type="float" office:value="7.2329E+030">
            <text:p>7.233E+30</text:p>
          </table:table-cell>
          <table:table-cell table:style-name="ce3" table:formula="oooc:=[Sheet1.C34]" office:value-type="float" office:value="0.0035253">
            <text:p>3.525E-03</text:p>
          </table:table-cell>
          <table:table-cell table:formula="oooc:=[Sheet1.E34]" office:value-type="float" office:value="224">
            <text:p>224</text:p>
          </table:table-cell>
          <table:table-cell table:formula="oooc:=[Sheet1.F34]+[Sheet1.G34]" office:value-type="float" office:value="60">
            <text:p>60</text:p>
          </table:table-cell>
          <table:table-cell table:formula="oooc:=[Sheet1.G34]" office:value-type="float" office:value="16">
            <text:p>16</text:p>
          </table:table-cell>
        </table:table-row>
        <table:table-row table:style-name="ro1">
          <table:table-cell table:style-name="ce3" table:formula="oooc:=[Sheet1.B35]" office:value-type="float" office:value="5665300000000">
            <text:p>5.665E+12</text:p>
          </table:table-cell>
          <table:table-cell table:style-name="ce3" table:formula="oooc:=[Sheet1.A35]" office:value-type="float" office:value="7.2329E+030">
            <text:p>7.233E+30</text:p>
          </table:table-cell>
          <table:table-cell table:style-name="ce3" table:formula="oooc:=[Sheet1.C35]" office:value-type="float" office:value="0.0033766">
            <text:p>3.377E-03</text:p>
          </table:table-cell>
          <table:table-cell table:formula="oooc:=[Sheet1.E35]" office:value-type="float" office:value="224">
            <text:p>224</text:p>
          </table:table-cell>
          <table:table-cell table:formula="oooc:=[Sheet1.F35]+[Sheet1.G35]" office:value-type="float" office:value="66">
            <text:p>66</text:p>
          </table:table-cell>
          <table:table-cell table:formula="oooc:=[Sheet1.G35]" office:value-type="float" office:value="18">
            <text:p>18</text:p>
          </table:table-cell>
        </table:table-row>
        <table:table-row table:style-name="ro1">
          <table:table-cell table:style-name="ce3" table:formula="oooc:=[Sheet1.B36]" office:value-type="float" office:value="5195500000000">
            <text:p>5.196E+12</text:p>
          </table:table-cell>
          <table:table-cell table:style-name="ce3" table:formula="oooc:=[Sheet1.A36]" office:value-type="float" office:value="6.4088E+030">
            <text:p>6.409E+30</text:p>
          </table:table-cell>
          <table:table-cell table:style-name="ce3" table:formula="oooc:=[Sheet1.C36]" office:value-type="float" office:value="0.003097">
            <text:p>3.097E-03</text:p>
          </table:table-cell>
          <table:table-cell table:formula="oooc:=[Sheet1.E36]" office:value-type="float" office:value="224">
            <text:p>224</text:p>
          </table:table-cell>
          <table:table-cell table:formula="oooc:=[Sheet1.F36]+[Sheet1.G36]" office:value-type="float" office:value="66">
            <text:p>66</text:p>
          </table:table-cell>
          <table:table-cell table:formula="oooc:=[Sheet1.G36]" office:value-type="float" office:value="18">
            <text:p>18</text:p>
          </table:table-cell>
        </table:table-row>
        <table:table-row table:style-name="ro1">
          <table:table-cell table:style-name="ce3" table:formula="oooc:=[Sheet1.B37]" office:value-type="float" office:value="4981900000000">
            <text:p>4.982E+12</text:p>
          </table:table-cell>
          <table:table-cell table:style-name="ce3" table:formula="oooc:=[Sheet1.A37]" office:value-type="float" office:value="6.0437E+030">
            <text:p>6.044E+30</text:p>
          </table:table-cell>
          <table:table-cell table:style-name="ce3" table:formula="oooc:=[Sheet1.C37]" office:value-type="float" office:value="0.0029699">
            <text:p>2.970E-03</text:p>
          </table:table-cell>
          <table:table-cell table:formula="oooc:=[Sheet1.E37]" office:value-type="float" office:value="224">
            <text:p>224</text:p>
          </table:table-cell>
          <table:table-cell table:formula="oooc:=[Sheet1.F37]+[Sheet1.G37]" office:value-type="float" office:value="66">
            <text:p>66</text:p>
          </table:table-cell>
          <table:table-cell table:formula="oooc:=[Sheet1.G37]" office:value-type="float" office:value="18">
            <text:p>18</text:p>
          </table:table-cell>
        </table:table-row>
        <table:table-row table:style-name="ro1">
          <table:table-cell table:style-name="ce3" table:formula="oooc:=[Sheet1.B38]" office:value-type="float" office:value="4378900000000">
            <text:p>4.379E+12</text:p>
          </table:table-cell>
          <table:table-cell table:style-name="ce3" table:formula="oooc:=[Sheet1.A38]" office:value-type="float" office:value="6.0437E+030">
            <text:p>6.044E+30</text:p>
          </table:table-cell>
          <table:table-cell table:style-name="ce3" table:formula="oooc:=[Sheet1.C38]" office:value-type="float" office:value="0.00261">
            <text:p>2.610E-03</text:p>
          </table:table-cell>
          <table:table-cell table:formula="oooc:=[Sheet1.E38]" office:value-type="float" office:value="112">
            <text:p>112</text:p>
          </table:table-cell>
          <table:table-cell table:formula="oooc:=[Sheet1.F38]+[Sheet1.G38]" office:value-type="float" office:value="44">
            <text:p>44</text:p>
          </table:table-cell>
          <table:table-cell table:formula="oooc:=[Sheet1.G38]" office:value-type="float" office:value="12">
            <text:p>12</text:p>
          </table:table-cell>
        </table:table-row>
        <table:table-row table:style-name="ro1">
          <table:table-cell table:style-name="ce3" table:formula="oooc:=[Sheet1.B39]" office:value-type="float" office:value="3708100000000">
            <text:p>3.708E+12</text:p>
          </table:table-cell>
          <table:table-cell table:style-name="ce3" table:formula="oooc:=[Sheet1.A39]" office:value-type="float" office:value="4.8066E+030">
            <text:p>4.807E+30</text:p>
          </table:table-cell>
          <table:table-cell table:style-name="ce3" table:formula="oooc:=[Sheet1.C39]" office:value-type="float" office:value="0.0022108">
            <text:p>2.211E-03</text:p>
          </table:table-cell>
          <table:table-cell table:formula="oooc:=[Sheet1.E39]" office:value-type="float" office:value="112">
            <text:p>112</text:p>
          </table:table-cell>
          <table:table-cell table:formula="oooc:=[Sheet1.F39]+[Sheet1.G39]" office:value-type="float" office:value="44">
            <text:p>44</text:p>
          </table:table-cell>
          <table:table-cell table:formula="oooc:=[Sheet1.G39]" office:value-type="float" office:value="12">
            <text:p>12</text:p>
          </table:table-cell>
        </table:table-row>
        <table:table-row table:style-name="ro1">
          <table:table-cell table:style-name="ce3" table:formula="oooc:=[Sheet1.B40]" office:value-type="float" office:value="3647900000000">
            <text:p>3.648E+12</text:p>
          </table:table-cell>
          <table:table-cell table:style-name="ce3" table:formula="oooc:=[Sheet1.A40]" office:value-type="float" office:value="4.6993E+030">
            <text:p>4.699E+30</text:p>
          </table:table-cell>
          <table:table-cell table:style-name="ce3" table:formula="oooc:=[Sheet1.C40]" office:value-type="float" office:value="0.0021749">
            <text:p>2.175E-03</text:p>
          </table:table-cell>
          <table:table-cell table:formula="oooc:=[Sheet1.E40]" office:value-type="float" office:value="112">
            <text:p>112</text:p>
          </table:table-cell>
          <table:table-cell table:formula="oooc:=[Sheet1.F40]+[Sheet1.G40]" office:value-type="float" office:value="44">
            <text:p>44</text:p>
          </table:table-cell>
          <table:table-cell table:formula="oooc:=[Sheet1.G40]" office:value-type="float" office:value="12">
            <text:p>12</text:p>
          </table:table-cell>
        </table:table-row>
        <table:table-row table:style-name="ro1">
          <table:table-cell table:style-name="ce3" table:formula="oooc:=[Sheet1.B41]" office:value-type="float" office:value="3337900000000">
            <text:p>3.338E+12</text:p>
          </table:table-cell>
          <table:table-cell table:style-name="ce3" table:formula="oooc:=[Sheet1.A41]" office:value-type="float" office:value="4.6993E+030">
            <text:p>4.699E+30</text:p>
          </table:table-cell>
          <table:table-cell table:style-name="ce3" table:formula="oooc:=[Sheet1.C41]" office:value-type="float" office:value="0.0019902">
            <text:p>1.990E-03</text:p>
          </table:table-cell>
          <table:table-cell table:formula="oooc:=[Sheet1.E41]" office:value-type="float" office:value="112">
            <text:p>112</text:p>
          </table:table-cell>
          <table:table-cell table:formula="oooc:=[Sheet1.F41]+[Sheet1.G41]" office:value-type="float" office:value="50">
            <text:p>50</text:p>
          </table:table-cell>
          <table:table-cell table:formula="oooc:=[Sheet1.G41]" office:value-type="float" office:value="14">
            <text:p>14</text:p>
          </table:table-cell>
        </table:table-row>
        <table:table-row table:style-name="ro1">
          <table:table-cell table:style-name="ce3" table:formula="oooc:=[Sheet1.B42]" office:value-type="float" office:value="2871200000000">
            <text:p>2.871E+12</text:p>
          </table:table-cell>
          <table:table-cell table:style-name="ce3" table:formula="oooc:=[Sheet1.A42]" office:value-type="float" office:value="3.8246E+030">
            <text:p>3.825E+30</text:p>
          </table:table-cell>
          <table:table-cell table:style-name="ce3" table:formula="oooc:=[Sheet1.C42]" office:value-type="float" office:value="0.0017123">
            <text:p>1.712E-03</text:p>
          </table:table-cell>
          <table:table-cell table:formula="oooc:=[Sheet1.E42]" office:value-type="float" office:value="112">
            <text:p>112</text:p>
          </table:table-cell>
          <table:table-cell table:formula="oooc:=[Sheet1.F42]+[Sheet1.G42]" office:value-type="float" office:value="50">
            <text:p>50</text:p>
          </table:table-cell>
          <table:table-cell table:formula="oooc:=[Sheet1.G42]" office:value-type="float" office:value="14">
            <text:p>14</text:p>
          </table:table-cell>
        </table:table-row>
        <table:table-row table:style-name="ro1">
          <table:table-cell table:style-name="ce3" table:formula="oooc:=[Sheet1.B43]" office:value-type="float" office:value="2634000000000">
            <text:p>2.634E+12</text:p>
          </table:table-cell>
          <table:table-cell table:style-name="ce3" table:formula="oooc:=[Sheet1.A43]" office:value-type="float" office:value="3.8246E+030">
            <text:p>3.825E+30</text:p>
          </table:table-cell>
          <table:table-cell table:style-name="ce3" table:formula="oooc:=[Sheet1.C43]" office:value-type="float" office:value="0.001571">
            <text:p>1.571E-03</text:p>
          </table:table-cell>
          <table:table-cell table:formula="oooc:=[Sheet1.E43]" office:value-type="float" office:value="112">
            <text:p>112</text:p>
          </table:table-cell>
          <table:table-cell table:formula="oooc:=[Sheet1.F43]+[Sheet1.G43]" office:value-type="float" office:value="56">
            <text:p>56</text:p>
          </table:table-cell>
          <table:table-cell table:formula="oooc:=[Sheet1.G43]" office:value-type="float" office:value="16">
            <text:p>16</text:p>
          </table:table-cell>
        </table:table-row>
        <table:table-row table:style-name="ro1">
          <table:table-cell table:style-name="ce3" table:formula="oooc:=[Sheet1.B44]" office:value-type="float" office:value="2318600000000">
            <text:p>2.319E+12</text:p>
          </table:table-cell>
          <table:table-cell table:style-name="ce3" table:formula="oooc:=[Sheet1.A44]" office:value-type="float" office:value="3.216E+030">
            <text:p>3.216E+30</text:p>
          </table:table-cell>
          <table:table-cell table:style-name="ce3" table:formula="oooc:=[Sheet1.C44]" office:value-type="float" office:value="0.0013831">
            <text:p>1.383E-03</text:p>
          </table:table-cell>
          <table:table-cell table:formula="oooc:=[Sheet1.E44]" office:value-type="float" office:value="112">
            <text:p>112</text:p>
          </table:table-cell>
          <table:table-cell table:formula="oooc:=[Sheet1.F44]+[Sheet1.G44]" office:value-type="float" office:value="56">
            <text:p>56</text:p>
          </table:table-cell>
          <table:table-cell table:formula="oooc:=[Sheet1.G44]" office:value-type="float" office:value="16">
            <text:p>16</text:p>
          </table:table-cell>
        </table:table-row>
        <table:table-row table:style-name="ro1">
          <table:table-cell table:style-name="ce3" table:formula="oooc:=[Sheet1.B45]" office:value-type="float" office:value="2134100000000">
            <text:p>2.134E+12</text:p>
          </table:table-cell>
          <table:table-cell table:style-name="ce3" table:formula="oooc:=[Sheet1.A45]" office:value-type="float" office:value="3.216E+030">
            <text:p>3.216E+30</text:p>
          </table:table-cell>
          <table:table-cell table:style-name="ce3" table:formula="oooc:=[Sheet1.C45]" office:value-type="float" office:value="0.0012731">
            <text:p>1.273E-03</text:p>
          </table:table-cell>
          <table:table-cell table:formula="oooc:=[Sheet1.E45]" office:value-type="float" office:value="112">
            <text:p>112</text:p>
          </table:table-cell>
          <table:table-cell table:formula="oooc:=[Sheet1.F45]+[Sheet1.G45]" office:value-type="float" office:value="62">
            <text:p>62</text:p>
          </table:table-cell>
          <table:table-cell table:formula="oooc:=[Sheet1.G45]" office:value-type="float" office:value="18">
            <text:p>18</text:p>
          </table:table-cell>
        </table:table-row>
        <table:table-row table:style-name="ro1">
          <table:table-cell table:style-name="ce3" table:formula="oooc:=[Sheet1.B46]" office:value-type="float" office:value="1911400000000">
            <text:p>1.911E+12</text:p>
          </table:table-cell>
          <table:table-cell table:style-name="ce3" table:formula="oooc:=[Sheet1.A46]" office:value-type="float" office:value="2.7708E+030">
            <text:p>2.771E+30</text:p>
          </table:table-cell>
          <table:table-cell table:style-name="ce3" table:formula="oooc:=[Sheet1.C46]" office:value-type="float" office:value="0.0011405">
            <text:p>1.141E-03</text:p>
          </table:table-cell>
          <table:table-cell table:formula="oooc:=[Sheet1.E46]" office:value-type="float" office:value="112">
            <text:p>112</text:p>
          </table:table-cell>
          <table:table-cell table:formula="oooc:=[Sheet1.F46]+[Sheet1.G46]" office:value-type="float" office:value="62">
            <text:p>62</text:p>
          </table:table-cell>
          <table:table-cell table:formula="oooc:=[Sheet1.G46]" office:value-type="float" office:value="18">
            <text:p>18</text:p>
          </table:table-cell>
        </table:table-row>
        <table:table-row table:style-name="ro1">
          <table:table-cell table:style-name="ce3" table:formula="oooc:=[Sheet1.B47]" office:value-type="float" office:value="1765700000000">
            <text:p>1.766E+12</text:p>
          </table:table-cell>
          <table:table-cell table:style-name="ce3" table:formula="oooc:=[Sheet1.A47]" office:value-type="float" office:value="2.7708E+030">
            <text:p>2.771E+30</text:p>
          </table:table-cell>
          <table:table-cell table:style-name="ce3" table:formula="oooc:=[Sheet1.C47]" office:value-type="float" office:value="0.0010536">
            <text:p>1.054E-03</text:p>
          </table:table-cell>
          <table:table-cell table:formula="oooc:=[Sheet1.E47]" office:value-type="float" office:value="112">
            <text:p>112</text:p>
          </table:table-cell>
          <table:table-cell table:formula="oooc:=[Sheet1.F47]+[Sheet1.G47]" office:value-type="float" office:value="68">
            <text:p>68</text:p>
          </table:table-cell>
          <table:table-cell table:formula="oooc:=[Sheet1.G47]" office:value-type="float" office:value="20">
            <text:p>20</text:p>
          </table:table-cell>
        </table:table-row>
        <table:table-row table:style-name="ro1">
          <table:table-cell table:style-name="ce3" table:formula="oooc:=[Sheet1.B48]" office:value-type="float" office:value="1702200000000">
            <text:p>1.702E+12</text:p>
          </table:table-cell>
          <table:table-cell table:style-name="ce3" table:formula="oooc:=[Sheet1.A48]" office:value-type="float" office:value="2.6374E+030">
            <text:p>2.637E+30</text:p>
          </table:table-cell>
          <table:table-cell table:style-name="ce3" table:formula="oooc:=[Sheet1.C48]" office:value-type="float" office:value="0.0010158">
            <text:p>1.016E-03</text:p>
          </table:table-cell>
          <table:table-cell table:formula="oooc:=[Sheet1.E48]" office:value-type="float" office:value="112">
            <text:p>112</text:p>
          </table:table-cell>
          <table:table-cell table:formula="oooc:=[Sheet1.F48]+[Sheet1.G48]" office:value-type="float" office:value="68">
            <text:p>68</text:p>
          </table:table-cell>
          <table:table-cell table:formula="oooc:=[Sheet1.G48]" office:value-type="float" office:value="20">
            <text:p>20</text:p>
          </table:table-cell>
        </table:table-row>
        <table:table-row table:style-name="ro1">
          <table:table-cell table:style-name="ce3" table:formula="oooc:=[Sheet1.B49]" office:value-type="float" office:value="1702200000000">
            <text:p>1.702E+12</text:p>
          </table:table-cell>
          <table:table-cell table:style-name="ce3" table:formula="oooc:=[Sheet1.A49]" office:value-type="float" office:value="2.6374E+030">
            <text:p>2.637E+30</text:p>
          </table:table-cell>
          <table:table-cell table:style-name="ce3" table:formula="oooc:=[Sheet1.C49]" office:value-type="float" office:value="0.0010158">
            <text:p>1.016E-03</text:p>
          </table:table-cell>
          <table:table-cell table:formula="oooc:=[Sheet1.E49]" office:value-type="float" office:value="112">
            <text:p>112</text:p>
          </table:table-cell>
          <table:table-cell table:formula="oooc:=[Sheet1.F49]+[Sheet1.G49]" office:value-type="float" office:value="68">
            <text:p>68</text:p>
          </table:table-cell>
          <table:table-cell table:formula="oooc:=[Sheet1.G49]" office:value-type="float" office:value="20">
            <text:p>20</text:p>
          </table:table-cell>
        </table:table-row>
        <table:table-row table:style-name="ro1">
          <table:table-cell table:style-name="ce3" table:formula="oooc:=[Sheet1.B50]" office:value-type="float" office:value="1455200000000">
            <text:p>1.455E+12</text:p>
          </table:table-cell>
          <table:table-cell table:style-name="ce3" table:formula="oooc:=[Sheet1.A50]" office:value-type="float" office:value="2.6374E+030">
            <text:p>2.637E+30</text:p>
          </table:table-cell>
          <table:table-cell table:style-name="ce3" table:formula="oooc:=[Sheet1.C50]" office:value-type="float" office:value="0.00086815">
            <text:p>8.682E-04</text:p>
          </table:table-cell>
          <table:table-cell table:formula="oooc:=[Sheet1.E50]" office:value-type="float" office:value="56">
            <text:p>56</text:p>
          </table:table-cell>
          <table:table-cell table:formula="oooc:=[Sheet1.F50]+[Sheet1.G50]" office:value-type="float" office:value="40">
            <text:p>40</text:p>
          </table:table-cell>
          <table:table-cell table:formula="oooc:=[Sheet1.G50]" office:value-type="float" office:value="12">
            <text:p>12</text:p>
          </table:table-cell>
        </table:table-row>
        <table:table-row table:style-name="ro1">
          <table:table-cell table:style-name="ce3" table:formula="oooc:=[Sheet1.B51]" office:value-type="float" office:value="1357600000000">
            <text:p>1.358E+12</text:p>
          </table:table-cell>
          <table:table-cell table:style-name="ce3" table:formula="oooc:=[Sheet1.A51]" office:value-type="float" office:value="2.4033E+030">
            <text:p>2.403E+30</text:p>
          </table:table-cell>
          <table:table-cell table:style-name="ce3" table:formula="oooc:=[Sheet1.C51]" office:value-type="float" office:value="0.00081003">
            <text:p>8.100E-04</text:p>
          </table:table-cell>
          <table:table-cell table:formula="oooc:=[Sheet1.E51]" office:value-type="float" office:value="56">
            <text:p>56</text:p>
          </table:table-cell>
          <table:table-cell table:formula="oooc:=[Sheet1.F51]+[Sheet1.G51]" office:value-type="float" office:value="40">
            <text:p>40</text:p>
          </table:table-cell>
          <table:table-cell table:formula="oooc:=[Sheet1.G51]" office:value-type="float" office:value="12">
            <text:p>12</text:p>
          </table:table-cell>
        </table:table-row>
        <table:table-row table:style-name="ro1">
          <table:table-cell table:style-name="ce3" table:formula="oooc:=[Sheet1.B52]" office:value-type="float" office:value="1293800000000">
            <text:p>1.294E+12</text:p>
          </table:table-cell>
          <table:table-cell table:style-name="ce3" table:formula="oooc:=[Sheet1.A52]" office:value-type="float" office:value="2.2534E+030">
            <text:p>2.253E+30</text:p>
          </table:table-cell>
          <table:table-cell table:style-name="ce3" table:formula="oooc:=[Sheet1.C52]" office:value-type="float" office:value="0.00077207">
            <text:p>7.721E-04</text:p>
          </table:table-cell>
          <table:table-cell table:formula="oooc:=[Sheet1.E52]" office:value-type="float" office:value="56">
            <text:p>56</text:p>
          </table:table-cell>
          <table:table-cell table:formula="oooc:=[Sheet1.F52]+[Sheet1.G52]" office:value-type="float" office:value="40">
            <text:p>40</text:p>
          </table:table-cell>
          <table:table-cell table:formula="oooc:=[Sheet1.G52]" office:value-type="float" office:value="12">
            <text:p>12</text:p>
          </table:table-cell>
        </table:table-row>
        <table:table-row table:style-name="ro1">
          <table:table-cell table:style-name="ce3" table:formula="oooc:=[Sheet1.B53]" office:value-type="float" office:value="1130600000000">
            <text:p>1.131E+12</text:p>
          </table:table-cell>
          <table:table-cell table:style-name="ce3" table:formula="oooc:=[Sheet1.A53]" office:value-type="float" office:value="2.2534E+030">
            <text:p>2.253E+30</text:p>
          </table:table-cell>
          <table:table-cell table:style-name="ce3" table:formula="oooc:=[Sheet1.C53]" office:value-type="float" office:value="0.00067477">
            <text:p>6.748E-04</text:p>
          </table:table-cell>
          <table:table-cell table:formula="oooc:=[Sheet1.E53]" office:value-type="float" office:value="56">
            <text:p>56</text:p>
          </table:table-cell>
          <table:table-cell table:formula="oooc:=[Sheet1.F53]+[Sheet1.G53]" office:value-type="float" office:value="46">
            <text:p>46</text:p>
          </table:table-cell>
          <table:table-cell table:formula="oooc:=[Sheet1.G53]" office:value-type="float" office:value="14">
            <text:p>14</text:p>
          </table:table-cell>
        </table:table-row>
        <table:table-row table:style-name="ro1">
          <table:table-cell table:style-name="ce3" table:formula="oooc:=[Sheet1.B54]" office:value-type="float" office:value="1026200000000">
            <text:p>1.026E+12</text:p>
          </table:table-cell>
          <table:table-cell table:style-name="ce3" table:formula="oooc:=[Sheet1.A54]" office:value-type="float" office:value="1.9803E+030">
            <text:p>1.980E+30</text:p>
          </table:table-cell>
          <table:table-cell table:style-name="ce3" table:formula="oooc:=[Sheet1.C54]" office:value-type="float" office:value="0.00061259">
            <text:p>6.126E-04</text:p>
          </table:table-cell>
          <table:table-cell table:formula="oooc:=[Sheet1.E54]" office:value-type="float" office:value="56">
            <text:p>56</text:p>
          </table:table-cell>
          <table:table-cell table:formula="oooc:=[Sheet1.F54]+[Sheet1.G54]" office:value-type="float" office:value="46">
            <text:p>46</text:p>
          </table:table-cell>
          <table:table-cell table:formula="oooc:=[Sheet1.G54]" office:value-type="float" office:value="14">
            <text:p>14</text:p>
          </table:table-cell>
        </table:table-row>
        <table:table-row table:style-name="ro1">
          <table:table-cell table:style-name="ce3" table:formula="oooc:=[Sheet1.B55]" office:value-type="float" office:value="907480000000">
            <text:p>9.075E+11</text:p>
          </table:table-cell>
          <table:table-cell table:style-name="ce3" table:formula="oooc:=[Sheet1.A55]" office:value-type="float" office:value="1.9803E+030">
            <text:p>1.980E+30</text:p>
          </table:table-cell>
          <table:table-cell table:style-name="ce3" table:formula="oooc:=[Sheet1.C55]" office:value-type="float" office:value="0.00054179">
            <text:p>5.418E-04</text:p>
          </table:table-cell>
          <table:table-cell table:formula="oooc:=[Sheet1.E55]" office:value-type="float" office:value="56">
            <text:p>56</text:p>
          </table:table-cell>
          <table:table-cell table:formula="oooc:=[Sheet1.F55]+[Sheet1.G55]" office:value-type="float" office:value="52">
            <text:p>52</text:p>
          </table:table-cell>
          <table:table-cell table:formula="oooc:=[Sheet1.G55]" office:value-type="float" office:value="16">
            <text:p>16</text:p>
          </table:table-cell>
        </table:table-row>
        <table:table-row table:style-name="ro1">
          <table:table-cell table:style-name="ce3" table:formula="oooc:=[Sheet1.B56]" office:value-type="float" office:value="773970000000">
            <text:p>7.740E+11</text:p>
          </table:table-cell>
          <table:table-cell table:style-name="ce3" table:formula="oooc:=[Sheet1.A56]" office:value-type="float" office:value="1.6022E+030">
            <text:p>1.602E+30</text:p>
          </table:table-cell>
          <table:table-cell table:style-name="ce3" table:formula="oooc:=[Sheet1.C56]" office:value-type="float" office:value="0.00046226">
            <text:p>4.623E-04</text:p>
          </table:table-cell>
          <table:table-cell table:formula="oooc:=[Sheet1.E56]" office:value-type="float" office:value="56">
            <text:p>56</text:p>
          </table:table-cell>
          <table:table-cell table:formula="oooc:=[Sheet1.F56]+[Sheet1.G56]" office:value-type="float" office:value="52">
            <text:p>52</text:p>
          </table:table-cell>
          <table:table-cell table:formula="oooc:=[Sheet1.G56]" office:value-type="float" office:value="16">
            <text:p>16</text:p>
          </table:table-cell>
        </table:table-row>
        <table:table-row table:style-name="ro1">
          <table:table-cell table:style-name="ce3" table:formula="oooc:=[Sheet1.B57]" office:value-type="float" office:value="715080000000">
            <text:p>7.151E+11</text:p>
          </table:table-cell>
          <table:table-cell table:style-name="ce3" table:formula="oooc:=[Sheet1.A57]" office:value-type="float" office:value="1.442E+030">
            <text:p>1.442E+30</text:p>
          </table:table-cell>
          <table:table-cell table:style-name="ce3" table:formula="oooc:=[Sheet1.C57]" office:value-type="float" office:value="0.00042716">
            <text:p>4.272E-04</text:p>
          </table:table-cell>
          <table:table-cell table:formula="oooc:=[Sheet1.E57]" office:value-type="float" office:value="56">
            <text:p>56</text:p>
          </table:table-cell>
          <table:table-cell table:formula="oooc:=[Sheet1.F57]+[Sheet1.G57]" office:value-type="float" office:value="52">
            <text:p>52</text:p>
          </table:table-cell>
          <table:table-cell table:formula="oooc:=[Sheet1.G57]" office:value-type="float" office:value="16">
            <text:p>16</text:p>
          </table:table-cell>
        </table:table-row>
        <table:table-row table:style-name="ro1">
          <table:table-cell table:style-name="ce3" table:formula="oooc:=[Sheet1.B58]" office:value-type="float" office:value="684790000000">
            <text:p>6.848E+11</text:p>
          </table:table-cell>
          <table:table-cell table:style-name="ce3" table:formula="oooc:=[Sheet1.A58]" office:value-type="float" office:value="1.3612E+030">
            <text:p>1.361E+30</text:p>
          </table:table-cell>
          <table:table-cell table:style-name="ce3" table:formula="oooc:=[Sheet1.C58]" office:value-type="float" office:value="0.00040911">
            <text:p>4.091E-04</text:p>
          </table:table-cell>
          <table:table-cell table:formula="oooc:=[Sheet1.E58]" office:value-type="float" office:value="56">
            <text:p>56</text:p>
          </table:table-cell>
          <table:table-cell table:formula="oooc:=[Sheet1.F58]+[Sheet1.G58]" office:value-type="float" office:value="52">
            <text:p>52</text:p>
          </table:table-cell>
          <table:table-cell table:formula="oooc:=[Sheet1.G58]" office:value-type="float" office:value="16">
            <text:p>16</text:p>
          </table:table-cell>
        </table:table-row>
        <table:table-row table:style-name="ro1">
          <table:table-cell table:style-name="ce3" table:formula="oooc:=[Sheet1.B59]" office:value-type="float" office:value="611010000000">
            <text:p>6.110E+11</text:p>
          </table:table-cell>
          <table:table-cell table:style-name="ce3" table:formula="oooc:=[Sheet1.A59]" office:value-type="float" office:value="1.3612E+030">
            <text:p>1.361E+30</text:p>
          </table:table-cell>
          <table:table-cell table:style-name="ce3" table:formula="oooc:=[Sheet1.C59]" office:value-type="float" office:value="0.0003651">
            <text:p>3.651E-04</text:p>
          </table:table-cell>
          <table:table-cell table:formula="oooc:=[Sheet1.E59]" office:value-type="float" office:value="56">
            <text:p>56</text:p>
          </table:table-cell>
          <table:table-cell table:formula="oooc:=[Sheet1.F59]+[Sheet1.G59]" office:value-type="float" office:value="56">
            <text:p>56</text:p>
          </table:table-cell>
          <table:table-cell table:formula="oooc:=[Sheet1.G59]" office:value-type="float" office:value="18">
            <text:p>18</text:p>
          </table:table-cell>
        </table:table-row>
        <table:table-row table:style-name="ro1">
          <table:table-cell table:style-name="ce3" table:formula="oooc:=[Sheet1.B60]" office:value-type="float" office:value="584000000000">
            <text:p>5.840E+11</text:p>
          </table:table-cell>
          <table:table-cell table:style-name="ce3" table:formula="oooc:=[Sheet1.A60]" office:value-type="float" office:value="1.2818E+030">
            <text:p>1.282E+30</text:p>
          </table:table-cell>
          <table:table-cell table:style-name="ce3" table:formula="oooc:=[Sheet1.C60]" office:value-type="float" office:value="0.000349">
            <text:p>3.490E-04</text:p>
          </table:table-cell>
          <table:table-cell table:formula="oooc:=[Sheet1.E60]" office:value-type="float" office:value="56">
            <text:p>56</text:p>
          </table:table-cell>
          <table:table-cell table:formula="oooc:=[Sheet1.F60]+[Sheet1.G60]" office:value-type="float" office:value="56">
            <text:p>56</text:p>
          </table:table-cell>
          <table:table-cell table:formula="oooc:=[Sheet1.G60]" office:value-type="float" office:value="18">
            <text:p>18</text:p>
          </table:table-cell>
        </table:table-row>
        <table:table-row table:style-name="ro1">
          <table:table-cell table:style-name="ce3" table:formula="oooc:=[Sheet1.B61]" office:value-type="float" office:value="528240000000">
            <text:p>5.282E+11</text:p>
          </table:table-cell>
          <table:table-cell table:style-name="ce3" table:formula="oooc:=[Sheet1.A61]" office:value-type="float" office:value="1.1215E+030">
            <text:p>1.122E+30</text:p>
          </table:table-cell>
          <table:table-cell table:style-name="ce3" table:formula="oooc:=[Sheet1.C61]" office:value-type="float" office:value="0.00031576">
            <text:p>3.158E-04</text:p>
          </table:table-cell>
          <table:table-cell table:formula="oooc:=[Sheet1.E61]" office:value-type="float" office:value="56">
            <text:p>56</text:p>
          </table:table-cell>
          <table:table-cell table:formula="oooc:=[Sheet1.F61]+[Sheet1.G61]" office:value-type="float" office:value="56">
            <text:p>56</text:p>
          </table:table-cell>
          <table:table-cell table:formula="oooc:=[Sheet1.G61]" office:value-type="float" office:value="18">
            <text:p>18</text:p>
          </table:table-cell>
        </table:table-row>
        <table:table-row table:style-name="ro1">
          <table:table-cell table:style-name="ce3" table:formula="oooc:=[Sheet1.B62]" office:value-type="float" office:value="470460000000">
            <text:p>4.705E+11</text:p>
          </table:table-cell>
          <table:table-cell table:style-name="ce3" table:formula="oooc:=[Sheet1.A62]" office:value-type="float" office:value="9.6131E+029">
            <text:p>9.613E+29</text:p>
          </table:table-cell>
          <table:table-cell table:style-name="ce3" table:formula="oooc:=[Sheet1.C62]" office:value-type="float" office:value="0.00028129">
            <text:p>2.813E-04</text:p>
          </table:table-cell>
          <table:table-cell table:formula="oooc:=[Sheet1.E62]" office:value-type="float" office:value="56">
            <text:p>56</text:p>
          </table:table-cell>
          <table:table-cell table:formula="oooc:=[Sheet1.F62]+[Sheet1.G62]" office:value-type="float" office:value="56">
            <text:p>56</text:p>
          </table:table-cell>
          <table:table-cell table:formula="oooc:=[Sheet1.G62]" office:value-type="float" office:value="18">
            <text:p>18</text:p>
          </table:table-cell>
        </table:table-row>
        <table:table-row table:style-name="ro1">
          <table:table-cell table:style-name="ce3" table:formula="oooc:=[Sheet1.B63]" office:value-type="float" office:value="410230000000">
            <text:p>4.102E+11</text:p>
          </table:table-cell>
          <table:table-cell table:style-name="ce3" table:formula="oooc:=[Sheet1.A63]" office:value-type="float" office:value="8.0109E+029">
            <text:p>8.011E+29</text:p>
          </table:table-cell>
          <table:table-cell table:style-name="ce3" table:formula="oooc:=[Sheet1.C63]" office:value-type="float" office:value="0.00024536">
            <text:p>2.454E-04</text:p>
          </table:table-cell>
          <table:table-cell table:formula="oooc:=[Sheet1.E63]" office:value-type="float" office:value="56">
            <text:p>56</text:p>
          </table:table-cell>
          <table:table-cell table:formula="oooc:=[Sheet1.F63]+[Sheet1.G63]" office:value-type="float" office:value="56">
            <text:p>56</text:p>
          </table:table-cell>
          <table:table-cell table:formula="oooc:=[Sheet1.G63]" office:value-type="float" office:value="18">
            <text:p>18</text:p>
          </table:table-cell>
        </table:table-row>
        <table:table-row table:style-name="ro1">
          <table:table-cell table:style-name="ce3" table:formula="oooc:=[Sheet1.B64]" office:value-type="float" office:value="346920000000">
            <text:p>3.469E+11</text:p>
          </table:table-cell>
          <table:table-cell table:style-name="ce3" table:formula="oooc:=[Sheet1.A64]" office:value-type="float" office:value="6.4088E+029">
            <text:p>6.409E+29</text:p>
          </table:table-cell>
          <table:table-cell table:style-name="ce3" table:formula="oooc:=[Sheet1.C64]" office:value-type="float" office:value="0.00020756">
            <text:p>2.076E-04</text:p>
          </table:table-cell>
          <table:table-cell table:formula="oooc:=[Sheet1.E64]" office:value-type="float" office:value="56">
            <text:p>56</text:p>
          </table:table-cell>
          <table:table-cell table:formula="oooc:=[Sheet1.F64]+[Sheet1.G64]" office:value-type="float" office:value="56">
            <text:p>56</text:p>
          </table:table-cell>
          <table:table-cell table:formula="oooc:=[Sheet1.G64]" office:value-type="float" office:value="18">
            <text:p>18</text:p>
          </table:table-cell>
        </table:table-row>
        <table:table-row table:style-name="ro1">
          <table:table-cell table:style-name="ce3" table:formula="oooc:=[Sheet1.B65]" office:value-type="float" office:value="279490000000">
            <text:p>2.795E+11</text:p>
          </table:table-cell>
          <table:table-cell table:style-name="ce3" table:formula="oooc:=[Sheet1.A65]" office:value-type="float" office:value="4.8066E+029">
            <text:p>4.807E+29</text:p>
          </table:table-cell>
          <table:table-cell table:style-name="ce3" table:formula="oooc:=[Sheet1.C65]" office:value-type="float" office:value="0.00016729">
            <text:p>1.673E-04</text:p>
          </table:table-cell>
          <table:table-cell table:formula="oooc:=[Sheet1.E65]" office:value-type="float" office:value="56">
            <text:p>56</text:p>
          </table:table-cell>
          <table:table-cell table:formula="oooc:=[Sheet1.F65]+[Sheet1.G65]" office:value-type="float" office:value="56">
            <text:p>56</text:p>
          </table:table-cell>
          <table:table-cell table:formula="oooc:=[Sheet1.G65]" office:value-type="float" office:value="18">
            <text:p>18</text:p>
          </table:table-cell>
        </table:table-row>
        <table:table-row table:style-name="ro1">
          <table:table-cell table:style-name="ce3" table:formula="oooc:=[Sheet1.B66]" office:value-type="float" office:value="276880000000">
            <text:p>2.769E+11</text:p>
          </table:table-cell>
          <table:table-cell table:style-name="ce3" table:formula="oooc:=[Sheet1.A66]" office:value-type="float" office:value="4.7468E+029">
            <text:p>4.747E+29</text:p>
          </table:table-cell>
          <table:table-cell table:style-name="ce3" table:formula="oooc:=[Sheet1.C66]" office:value-type="float" office:value="0.00016573">
            <text:p>1.657E-04</text:p>
          </table:table-cell>
          <table:table-cell table:formula="oooc:=[Sheet1.E66]" office:value-type="float" office:value="56">
            <text:p>56</text:p>
          </table:table-cell>
          <table:table-cell table:formula="oooc:=[Sheet1.F66]+[Sheet1.G66]" office:value-type="float" office:value="56">
            <text:p>56</text:p>
          </table:table-cell>
          <table:table-cell table:formula="oooc:=[Sheet1.G66]" office:value-type="float" office:value="18">
            <text:p>18</text:p>
          </table:table-cell>
        </table:table-row>
        <table:table-row table:style-name="ro1">
          <table:table-cell table:style-name="ce3" table:formula="oooc:=[Sheet1.B67]" office:value-type="float" office:value="249600000000">
            <text:p>2.496E+11</text:p>
          </table:table-cell>
          <table:table-cell table:style-name="ce3" table:formula="oooc:=[Sheet1.A67]" office:value-type="float" office:value="4.7468E+029">
            <text:p>4.747E+29</text:p>
          </table:table-cell>
          <table:table-cell table:style-name="ce3" table:formula="oooc:=[Sheet1.C67]" office:value-type="float" office:value="0.00014942">
            <text:p>1.494E-04</text:p>
          </table:table-cell>
          <table:table-cell table:formula="oooc:=[Sheet1.E67]" office:value-type="float" office:value="56">
            <text:p>56</text:p>
          </table:table-cell>
          <table:table-cell table:formula="oooc:=[Sheet1.F67]+[Sheet1.G67]" office:value-type="float" office:value="56">
            <text:p>56</text:p>
          </table:table-cell>
          <table:table-cell table:formula="oooc:=[Sheet1.G67]" office:value-type="float" office:value="20">
            <text:p>20</text:p>
          </table:table-cell>
        </table:table-row>
        <table:table-row table:style-name="ro1">
          <table:table-cell table:style-name="ce3" table:formula="oooc:=[Sheet1.B68]" office:value-type="float" office:value="185800000000">
            <text:p>1.858E+11</text:p>
          </table:table-cell>
          <table:table-cell table:style-name="ce3" table:formula="oooc:=[Sheet1.A68]" office:value-type="float" office:value="3.2044E+029">
            <text:p>3.204E+29</text:p>
          </table:table-cell>
          <table:table-cell table:style-name="ce3" table:formula="oooc:=[Sheet1.C68]" office:value-type="float" office:value="0.0001113">
            <text:p>1.113E-04</text:p>
          </table:table-cell>
          <table:table-cell table:formula="oooc:=[Sheet1.E68]" office:value-type="float" office:value="56">
            <text:p>56</text:p>
          </table:table-cell>
          <table:table-cell table:formula="oooc:=[Sheet1.F68]+[Sheet1.G68]" office:value-type="float" office:value="56">
            <text:p>56</text:p>
          </table:table-cell>
          <table:table-cell table:formula="oooc:=[Sheet1.G68]" office:value-type="float" office:value="20">
            <text:p>20</text:p>
          </table:table-cell>
        </table:table-row>
        <table:table-row table:style-name="ro1">
          <table:table-cell table:style-name="ce3" table:formula="oooc:=[Sheet1.B69]" office:value-type="float" office:value="149690000000">
            <text:p>1.497E+11</text:p>
          </table:table-cell>
          <table:table-cell table:style-name="ce3" table:formula="oooc:=[Sheet1.A69]" office:value-type="float" office:value="2.4033E+029">
            <text:p>2.403E+29</text:p>
          </table:table-cell>
          <table:table-cell table:style-name="ce3" table:formula="oooc:=[Sheet1.C69]" office:value-type="float" office:value="0.000089706">
            <text:p>8.971E-05</text:p>
          </table:table-cell>
          <table:table-cell table:formula="oooc:=[Sheet1.E69]" office:value-type="float" office:value="56">
            <text:p>56</text:p>
          </table:table-cell>
          <table:table-cell table:formula="oooc:=[Sheet1.F69]+[Sheet1.G69]" office:value-type="float" office:value="56">
            <text:p>56</text:p>
          </table:table-cell>
          <table:table-cell table:formula="oooc:=[Sheet1.G69]" office:value-type="float" office:value="20">
            <text:p>20</text:p>
          </table:table-cell>
        </table:table-row>
        <table:table-row table:style-name="ro1">
          <table:table-cell table:style-name="ce3" table:formula="oooc:=[Sheet1.B70]" office:value-type="float" office:value="110400000000">
            <text:p>1.104E+11</text:p>
          </table:table-cell>
          <table:table-cell table:style-name="ce3" table:formula="oooc:=[Sheet1.A70]" office:value-type="float" office:value="1.6022E+029">
            <text:p>1.602E+29</text:p>
          </table:table-cell>
          <table:table-cell table:style-name="ce3" table:formula="oooc:=[Sheet1.C70]" office:value-type="float" office:value="0.000066194">
            <text:p>6.619E-05</text:p>
          </table:table-cell>
          <table:table-cell table:formula="oooc:=[Sheet1.E70]" office:value-type="float" office:value="56">
            <text:p>56</text:p>
          </table:table-cell>
          <table:table-cell table:formula="oooc:=[Sheet1.F70]+[Sheet1.G70]" office:value-type="float" office:value="56">
            <text:p>56</text:p>
          </table:table-cell>
          <table:table-cell table:formula="oooc:=[Sheet1.G70]" office:value-type="float" office:value="20">
            <text:p>20</text:p>
          </table:table-cell>
        </table:table-row>
        <table:table-row table:style-name="ro1">
          <table:table-cell table:style-name="ce3" table:formula="oooc:=[Sheet1.B71]" office:value-type="float" office:value="102010000000">
            <text:p>1.020E+11</text:p>
          </table:table-cell>
          <table:table-cell table:style-name="ce3" table:formula="oooc:=[Sheet1.A71]" office:value-type="float" office:value="1.442E+029">
            <text:p>1.442E+29</text:p>
          </table:table-cell>
          <table:table-cell table:style-name="ce3" table:formula="oooc:=[Sheet1.C71]" office:value-type="float" office:value="0.000061167">
            <text:p>6.117E-05</text:p>
          </table:table-cell>
          <table:table-cell table:formula="oooc:=[Sheet1.E71]" office:value-type="float" office:value="56">
            <text:p>56</text:p>
          </table:table-cell>
          <table:table-cell table:formula="oooc:=[Sheet1.F71]+[Sheet1.G71]" office:value-type="float" office:value="56">
            <text:p>56</text:p>
          </table:table-cell>
          <table:table-cell table:formula="oooc:=[Sheet1.G71]" office:value-type="float" office:value="20">
            <text:p>20</text:p>
          </table:table-cell>
        </table:table-row>
        <table:table-row table:style-name="ro1">
          <table:table-cell table:style-name="ce3" table:formula="oooc:=[Sheet1.B72]" office:value-type="float" office:value="93373000000">
            <text:p>9.337E+10</text:p>
          </table:table-cell>
          <table:table-cell table:style-name="ce3" table:formula="oooc:=[Sheet1.A72]" office:value-type="float" office:value="1.2818E+029">
            <text:p>1.282E+29</text:p>
          </table:table-cell>
          <table:table-cell table:style-name="ce3" table:formula="oooc:=[Sheet1.C72]" office:value-type="float" office:value="0.000055998">
            <text:p>5.600E-05</text:p>
          </table:table-cell>
          <table:table-cell table:formula="oooc:=[Sheet1.E72]" office:value-type="float" office:value="56">
            <text:p>56</text:p>
          </table:table-cell>
          <table:table-cell table:formula="oooc:=[Sheet1.F72]+[Sheet1.G72]" office:value-type="float" office:value="56">
            <text:p>56</text:p>
          </table:table-cell>
          <table:table-cell table:formula="oooc:=[Sheet1.G72]" office:value-type="float" office:value="20">
            <text:p>20</text:p>
          </table:table-cell>
        </table:table-row>
        <table:table-row table:style-name="ro1">
          <table:table-cell table:style-name="ce3" table:formula="oooc:=[Sheet1.B73]" office:value-type="float" office:value="86186000000">
            <text:p>8.619E+10</text:p>
          </table:table-cell>
          <table:table-cell table:style-name="ce3" table:formula="oooc:=[Sheet1.A73]" office:value-type="float" office:value="1.152E+029">
            <text:p>1.152E+29</text:p>
          </table:table-cell>
          <table:table-cell table:style-name="ce3" table:formula="oooc:=[Sheet1.C73]" office:value-type="float" office:value="0.000051695">
            <text:p>5.170E-05</text:p>
          </table:table-cell>
          <table:table-cell table:formula="oooc:=[Sheet1.E73]" office:value-type="float" office:value="56">
            <text:p>56</text:p>
          </table:table-cell>
          <table:table-cell table:formula="oooc:=[Sheet1.F73]+[Sheet1.G73]" office:value-type="float" office:value="56">
            <text:p>56</text:p>
          </table:table-cell>
          <table:table-cell table:formula="oooc:=[Sheet1.G73]" office:value-type="float" office:value="20">
            <text:p>20</text:p>
          </table:table-cell>
        </table:table-row>
        <table:table-row table:style-name="ro1">
          <table:table-cell table:style-name="ce3" table:formula="oooc:=[Sheet1.B74]" office:value-type="float" office:value="78478000000">
            <text:p>7.848E+10</text:p>
          </table:table-cell>
          <table:table-cell table:style-name="ce3" table:formula="oooc:=[Sheet1.A74]" office:value-type="float" office:value="1.152E+029">
            <text:p>1.152E+29</text:p>
          </table:table-cell>
          <table:table-cell table:style-name="ce3" table:formula="oooc:=[Sheet1.C74]" office:value-type="float" office:value="0.000047076">
            <text:p>4.708E-05</text:p>
          </table:table-cell>
          <table:table-cell table:formula="oooc:=[Sheet1.E74]" office:value-type="float" office:value="56">
            <text:p>56</text:p>
          </table:table-cell>
          <table:table-cell table:formula="oooc:=[Sheet1.F74]+[Sheet1.G74]" office:value-type="float" office:value="56">
            <text:p>56</text:p>
          </table:table-cell>
          <table:table-cell table:formula="oooc:=[Sheet1.G74]" office:value-type="float" office:value="22">
            <text:p>22</text:p>
          </table:table-cell>
        </table:table-row>
        <table:table-row table:style-name="ro1">
          <table:table-cell table:style-name="ce3" table:formula="oooc:=[Sheet1.B75]" office:value-type="float" office:value="76912000000">
            <text:p>7.691E+10</text:p>
          </table:table-cell>
          <table:table-cell table:style-name="ce3" table:formula="oooc:=[Sheet1.A75]" office:value-type="float" office:value="1.1215E+029">
            <text:p>1.122E+29</text:p>
          </table:table-cell>
          <table:table-cell table:style-name="ce3" table:formula="oooc:=[Sheet1.C75]" office:value-type="float" office:value="0.000046138">
            <text:p>4.614E-05</text:p>
          </table:table-cell>
          <table:table-cell table:formula="oooc:=[Sheet1.E75]" office:value-type="float" office:value="56">
            <text:p>56</text:p>
          </table:table-cell>
          <table:table-cell table:formula="oooc:=[Sheet1.F75]+[Sheet1.G75]" office:value-type="float" office:value="56">
            <text:p>56</text:p>
          </table:table-cell>
          <table:table-cell table:formula="oooc:=[Sheet1.G75]" office:value-type="float" office:value="22">
            <text:p>22</text:p>
          </table:table-cell>
        </table:table-row>
        <table:table-row table:style-name="ro1">
          <table:table-cell table:style-name="ce3" table:formula="oooc:=[Sheet1.B76]" office:value-type="float" office:value="68507000000">
            <text:p>6.851E+10</text:p>
          </table:table-cell>
          <table:table-cell table:style-name="ce3" table:formula="oooc:=[Sheet1.A76]" office:value-type="float" office:value="9.6131E+028">
            <text:p>9.613E+28</text:p>
          </table:table-cell>
          <table:table-cell table:style-name="ce3" table:formula="oooc:=[Sheet1.C76]" office:value-type="float" office:value="0.000041104">
            <text:p>4.110E-05</text:p>
          </table:table-cell>
          <table:table-cell table:formula="oooc:=[Sheet1.E76]" office:value-type="float" office:value="56">
            <text:p>56</text:p>
          </table:table-cell>
          <table:table-cell table:formula="oooc:=[Sheet1.F76]+[Sheet1.G76]" office:value-type="float" office:value="56">
            <text:p>56</text:p>
          </table:table-cell>
          <table:table-cell table:formula="oooc:=[Sheet1.G76]" office:value-type="float" office:value="22">
            <text:p>22</text:p>
          </table:table-cell>
        </table:table-row>
        <table:table-row table:style-name="ro1">
          <table:table-cell table:style-name="ce3" table:formula="oooc:=[Sheet1.B77]" office:value-type="float" office:value="59745000000">
            <text:p>5.975E+10</text:p>
          </table:table-cell>
          <table:table-cell table:style-name="ce3" table:formula="oooc:=[Sheet1.A77]" office:value-type="float" office:value="8.0109E+028">
            <text:p>8.011E+28</text:p>
          </table:table-cell>
          <table:table-cell table:style-name="ce3" table:formula="oooc:=[Sheet1.C77]" office:value-type="float" office:value="0.000035854">
            <text:p>3.585E-05</text:p>
          </table:table-cell>
          <table:table-cell table:formula="oooc:=[Sheet1.E77]" office:value-type="float" office:value="56">
            <text:p>56</text:p>
          </table:table-cell>
          <table:table-cell table:formula="oooc:=[Sheet1.F77]+[Sheet1.G77]" office:value-type="float" office:value="56">
            <text:p>56</text:p>
          </table:table-cell>
          <table:table-cell table:formula="oooc:=[Sheet1.G77]" office:value-type="float" office:value="22">
            <text:p>22</text:p>
          </table:table-cell>
        </table:table-row>
        <table:table-row table:style-name="ro1">
          <table:table-cell table:style-name="ce3" table:formula="oooc:=[Sheet1.B78]" office:value-type="float" office:value="50532000000">
            <text:p>5.053E+10</text:p>
          </table:table-cell>
          <table:table-cell table:style-name="ce3" table:formula="oooc:=[Sheet1.A78]" office:value-type="float" office:value="6.4088E+028">
            <text:p>6.409E+28</text:p>
          </table:table-cell>
          <table:table-cell table:style-name="ce3" table:formula="oooc:=[Sheet1.C78]" office:value-type="float" office:value="0.000030332">
            <text:p>3.033E-05</text:p>
          </table:table-cell>
          <table:table-cell table:formula="oooc:=[Sheet1.E78]" office:value-type="float" office:value="56">
            <text:p>56</text:p>
          </table:table-cell>
          <table:table-cell table:formula="oooc:=[Sheet1.F78]+[Sheet1.G78]" office:value-type="float" office:value="56">
            <text:p>56</text:p>
          </table:table-cell>
          <table:table-cell table:formula="oooc:=[Sheet1.G78]" office:value-type="float" office:value="22">
            <text:p>22</text:p>
          </table:table-cell>
        </table:table-row>
        <table:table-row table:style-name="ro1">
          <table:table-cell table:style-name="ce3" table:formula="oooc:=[Sheet1.B79]" office:value-type="float" office:value="40720000000">
            <text:p>4.072E+10</text:p>
          </table:table-cell>
          <table:table-cell table:style-name="ce3" table:formula="oooc:=[Sheet1.A79]" office:value-type="float" office:value="4.8066E+028">
            <text:p>4.807E+28</text:p>
          </table:table-cell>
          <table:table-cell table:style-name="ce3" table:formula="oooc:=[Sheet1.C79]" office:value-type="float" office:value="0.00002445">
            <text:p>2.445E-05</text:p>
          </table:table-cell>
          <table:table-cell table:formula="oooc:=[Sheet1.E79]" office:value-type="float" office:value="56">
            <text:p>56</text:p>
          </table:table-cell>
          <table:table-cell table:formula="oooc:=[Sheet1.F79]+[Sheet1.G79]" office:value-type="float" office:value="56">
            <text:p>56</text:p>
          </table:table-cell>
          <table:table-cell table:formula="oooc:=[Sheet1.G79]" office:value-type="float" office:value="22">
            <text:p>22</text:p>
          </table:table-cell>
        </table:table-row>
        <table:table-row table:style-name="ro1">
          <table:table-cell table:style-name="ce3" table:formula="oooc:=[Sheet1.B80]" office:value-type="float" office:value="30040000000">
            <text:p>3.004E+10</text:p>
          </table:table-cell>
          <table:table-cell table:style-name="ce3" table:formula="oooc:=[Sheet1.A80]" office:value-type="float" office:value="3.2044E+028">
            <text:p>3.204E+28</text:p>
          </table:table-cell>
          <table:table-cell table:style-name="ce3" table:formula="oooc:=[Sheet1.C80]" office:value-type="float" office:value="0.000018044">
            <text:p>1.804E-05</text:p>
          </table:table-cell>
          <table:table-cell table:formula="oooc:=[Sheet1.E80]" office:value-type="float" office:value="56">
            <text:p>56</text:p>
          </table:table-cell>
          <table:table-cell table:formula="oooc:=[Sheet1.F80]+[Sheet1.G80]" office:value-type="float" office:value="56">
            <text:p>56</text:p>
          </table:table-cell>
          <table:table-cell table:formula="oooc:=[Sheet1.G80]" office:value-type="float" office:value="22">
            <text:p>22</text:p>
          </table:table-cell>
        </table:table-row>
        <table:table-row table:style-name="ro1">
          <table:table-cell table:style-name="ce3" table:formula="oooc:=[Sheet1.B81]" office:value-type="float" office:value="24209000000">
            <text:p>2.421E+10</text:p>
          </table:table-cell>
          <table:table-cell table:style-name="ce3" table:formula="oooc:=[Sheet1.A81]" office:value-type="float" office:value="2.4033E+028">
            <text:p>2.403E+28</text:p>
          </table:table-cell>
          <table:table-cell table:style-name="ce3" table:formula="oooc:=[Sheet1.C81]" office:value-type="float" office:value="0.000014545">
            <text:p>1.455E-05</text:p>
          </table:table-cell>
          <table:table-cell table:formula="oooc:=[Sheet1.E81]" office:value-type="float" office:value="56">
            <text:p>56</text:p>
          </table:table-cell>
          <table:table-cell table:formula="oooc:=[Sheet1.F81]+[Sheet1.G81]" office:value-type="float" office:value="56">
            <text:p>56</text:p>
          </table:table-cell>
          <table:table-cell table:formula="oooc:=[Sheet1.G81]" office:value-type="float" office:value="22">
            <text:p>22</text:p>
          </table:table-cell>
        </table:table-row>
        <table:table-row table:style-name="ro1">
          <table:table-cell table:style-name="ce3" table:formula="oooc:=[Sheet1.B82]" office:value-type="float" office:value="17863000000">
            <text:p>1.786E+10</text:p>
          </table:table-cell>
          <table:table-cell table:style-name="ce3" table:formula="oooc:=[Sheet1.A82]" office:value-type="float" office:value="1.6022E+028">
            <text:p>1.602E+28</text:p>
          </table:table-cell>
          <table:table-cell table:style-name="ce3" table:formula="oooc:=[Sheet1.C82]" office:value-type="float" office:value="0.000010736">
            <text:p>1.074E-05</text:p>
          </table:table-cell>
          <table:table-cell table:formula="oooc:=[Sheet1.E82]" office:value-type="float" office:value="56">
            <text:p>56</text:p>
          </table:table-cell>
          <table:table-cell table:formula="oooc:=[Sheet1.F82]+[Sheet1.G82]" office:value-type="float" office:value="56">
            <text:p>56</text:p>
          </table:table-cell>
          <table:table-cell table:formula="oooc:=[Sheet1.G82]" office:value-type="float" office:value="22">
            <text:p>22</text:p>
          </table:table-cell>
        </table:table-row>
        <table:table-row table:style-name="ro1">
          <table:table-cell table:style-name="ce3" table:formula="oooc:=[Sheet1.B83]" office:value-type="float" office:value="16506000000">
            <text:p>1.651E+10</text:p>
          </table:table-cell>
          <table:table-cell table:style-name="ce3" table:formula="oooc:=[Sheet1.A83]" office:value-type="float" office:value="1.442E+028">
            <text:p>1.442E+28</text:p>
          </table:table-cell>
          <table:table-cell table:style-name="ce3" table:formula="oooc:=[Sheet1.C83]" office:value-type="float" office:value="0.000009921">
            <text:p>9.921E-06</text:p>
          </table:table-cell>
          <table:table-cell table:formula="oooc:=[Sheet1.E83]" office:value-type="float" office:value="56">
            <text:p>56</text:p>
          </table:table-cell>
          <table:table-cell table:formula="oooc:=[Sheet1.F83]+[Sheet1.G83]" office:value-type="float" office:value="56">
            <text:p>56</text:p>
          </table:table-cell>
          <table:table-cell table:formula="oooc:=[Sheet1.G83]" office:value-type="float" office:value="22">
            <text:p>22</text:p>
          </table:table-cell>
        </table:table-row>
        <table:table-row table:style-name="ro1">
          <table:table-cell table:style-name="ce3" table:formula="oooc:=[Sheet1.B84]" office:value-type="float" office:value="15111000000">
            <text:p>1.511E+10</text:p>
          </table:table-cell>
          <table:table-cell table:style-name="ce3" table:formula="oooc:=[Sheet1.A84]" office:value-type="float" office:value="1.2818E+028">
            <text:p>1.282E+28</text:p>
          </table:table-cell>
          <table:table-cell table:style-name="ce3" table:formula="oooc:=[Sheet1.C84]" office:value-type="float" office:value="0.0000090834">
            <text:p>9.083E-06</text:p>
          </table:table-cell>
          <table:table-cell table:formula="oooc:=[Sheet1.E84]" office:value-type="float" office:value="56">
            <text:p>56</text:p>
          </table:table-cell>
          <table:table-cell table:formula="oooc:=[Sheet1.F84]+[Sheet1.G84]" office:value-type="float" office:value="56">
            <text:p>56</text:p>
          </table:table-cell>
          <table:table-cell table:formula="oooc:=[Sheet1.G84]" office:value-type="float" office:value="22">
            <text:p>22</text:p>
          </table:table-cell>
        </table:table-row>
        <table:table-row table:style-name="ro1">
          <table:table-cell table:style-name="ce3" table:formula="oooc:=[Sheet1.B85]" office:value-type="float" office:value="13672000000">
            <text:p>1.367E+10</text:p>
          </table:table-cell>
          <table:table-cell table:style-name="ce3" table:formula="oooc:=[Sheet1.A85]" office:value-type="float" office:value="1.1215E+028">
            <text:p>1.122E+28</text:p>
          </table:table-cell>
          <table:table-cell table:style-name="ce3" table:formula="oooc:=[Sheet1.C85]" office:value-type="float" office:value="0.0000082191">
            <text:p>8.219E-06</text:p>
          </table:table-cell>
          <table:table-cell table:formula="oooc:=[Sheet1.E85]" office:value-type="float" office:value="56">
            <text:p>56</text:p>
          </table:table-cell>
          <table:table-cell table:formula="oooc:=[Sheet1.F85]+[Sheet1.G85]" office:value-type="float" office:value="56">
            <text:p>56</text:p>
          </table:table-cell>
          <table:table-cell table:formula="oooc:=[Sheet1.G85]" office:value-type="float" office:value="22">
            <text:p>22</text:p>
          </table:table-cell>
        </table:table-row>
        <table:table-row table:style-name="ro1">
          <table:table-cell table:style-name="ce3" table:formula="oooc:=[Sheet1.B86]" office:value-type="float" office:value="12181000000">
            <text:p>1.218E+10</text:p>
          </table:table-cell>
          <table:table-cell table:style-name="ce3" table:formula="oooc:=[Sheet1.A86]" office:value-type="float" office:value="9.6131E+027">
            <text:p>9.613E+27</text:p>
          </table:table-cell>
          <table:table-cell table:style-name="ce3" table:formula="oooc:=[Sheet1.C86]" office:value-type="float" office:value="0.0000073232">
            <text:p>7.323E-06</text:p>
          </table:table-cell>
          <table:table-cell table:formula="oooc:=[Sheet1.E86]" office:value-type="float" office:value="56">
            <text:p>56</text:p>
          </table:table-cell>
          <table:table-cell table:formula="oooc:=[Sheet1.F86]+[Sheet1.G86]" office:value-type="float" office:value="56">
            <text:p>56</text:p>
          </table:table-cell>
          <table:table-cell table:formula="oooc:=[Sheet1.G86]" office:value-type="float" office:value="22">
            <text:p>22</text:p>
          </table:table-cell>
        </table:table-row>
        <table:table-row table:style-name="ro1">
          <table:table-cell table:style-name="ce3" table:formula="oooc:=[Sheet1.B87]" office:value-type="float" office:value="12139000000">
            <text:p>1.214E+10</text:p>
          </table:table-cell>
          <table:table-cell table:style-name="ce3" table:formula="oooc:=[Sheet1.A87]" office:value-type="float" office:value="9.5691E+027">
            <text:p>9.569E+27</text:p>
          </table:table-cell>
          <table:table-cell table:style-name="ce3" table:formula="oooc:=[Sheet1.C87]" office:value-type="float" office:value="0.000007298">
            <text:p>7.298E-06</text:p>
          </table:table-cell>
          <table:table-cell table:formula="oooc:=[Sheet1.E87]" office:value-type="float" office:value="56">
            <text:p>56</text:p>
          </table:table-cell>
          <table:table-cell table:formula="oooc:=[Sheet1.F87]+[Sheet1.G87]" office:value-type="float" office:value="56">
            <text:p>56</text:p>
          </table:table-cell>
          <table:table-cell table:formula="oooc:=[Sheet1.G87]" office:value-type="float" office:value="22">
            <text:p>22</text:p>
          </table:table-cell>
        </table:table-row>
        <table:table-row table:style-name="ro1">
          <table:table-cell table:style-name="ce3" table:formula="oooc:=[Sheet1.B88]" office:value-type="float" office:value="11145000000">
            <text:p>1.115E+10</text:p>
          </table:table-cell>
          <table:table-cell table:style-name="ce3" table:formula="oooc:=[Sheet1.A88]" office:value-type="float" office:value="9.5691E+027">
            <text:p>9.569E+27</text:p>
          </table:table-cell>
          <table:table-cell table:style-name="ce3" table:formula="oooc:=[Sheet1.C88]" office:value-type="float" office:value="0.000006701">
            <text:p>6.701E-06</text:p>
          </table:table-cell>
          <table:table-cell table:formula="oooc:=[Sheet1.E88]" office:value-type="float" office:value="56">
            <text:p>56</text:p>
          </table:table-cell>
          <table:table-cell table:formula="oooc:=[Sheet1.F88]+[Sheet1.G88]" office:value-type="float" office:value="56">
            <text:p>56</text:p>
          </table:table-cell>
          <table:table-cell table:formula="oooc:=[Sheet1.G88]" office:value-type="float" office:value="24">
            <text:p>24</text:p>
          </table:table-cell>
        </table:table-row>
        <table:table-row table:style-name="ro1">
          <table:table-cell table:style-name="ce3" table:formula="oooc:=[Sheet1.B89]" office:value-type="float" office:value="9755600000">
            <text:p>9.756E+09</text:p>
          </table:table-cell>
          <table:table-cell table:style-name="ce3" table:formula="oooc:=[Sheet1.A89]" office:value-type="float" office:value="8.0109E+027">
            <text:p>8.011E+27</text:p>
          </table:table-cell>
          <table:table-cell table:style-name="ce3" table:formula="oooc:=[Sheet1.C89]" office:value-type="float" office:value="0.0000058662">
            <text:p>5.866E-06</text:p>
          </table:table-cell>
          <table:table-cell table:formula="oooc:=[Sheet1.E89]" office:value-type="float" office:value="56">
            <text:p>56</text:p>
          </table:table-cell>
          <table:table-cell table:formula="oooc:=[Sheet1.F89]+[Sheet1.G89]" office:value-type="float" office:value="56">
            <text:p>56</text:p>
          </table:table-cell>
          <table:table-cell table:formula="oooc:=[Sheet1.G89]" office:value-type="float" office:value="24">
            <text:p>24</text:p>
          </table:table-cell>
        </table:table-row>
        <table:table-row table:style-name="ro1">
          <table:table-cell table:style-name="ce3" table:formula="oooc:=[Sheet1.B90]" office:value-type="float" office:value="9755600000">
            <text:p>9.756E+09</text:p>
          </table:table-cell>
          <table:table-cell table:style-name="ce3" table:formula="oooc:=[Sheet1.A90]" office:value-type="float" office:value="8.0109E+027">
            <text:p>8.011E+27</text:p>
          </table:table-cell>
          <table:table-cell table:style-name="ce3" table:formula="oooc:=[Sheet1.C90]" office:value-type="float" office:value="0.0000058662">
            <text:p>5.866E-06</text:p>
          </table:table-cell>
          <table:table-cell table:formula="oooc:=[Sheet1.E90]" office:value-type="float" office:value="56">
            <text:p>56</text:p>
          </table:table-cell>
          <table:table-cell table:formula="oooc:=[Sheet1.F90]+[Sheet1.G90]" office:value-type="float" office:value="56">
            <text:p>56</text:p>
          </table:table-cell>
          <table:table-cell table:formula="oooc:=[Sheet1.G90]" office:value-type="float" office:value="24">
            <text:p>24</text:p>
          </table:table-cell>
        </table:table-row>
        <table:table-row table:style-name="ro1">
          <table:table-cell table:style-name="ce3" table:formula="oooc:=[Sheet1.B91]" office:value-type="float" office:value="8253800000">
            <text:p>8.254E+09</text:p>
          </table:table-cell>
          <table:table-cell table:style-name="ce3" table:formula="oooc:=[Sheet1.A91]" office:value-type="float" office:value="6.4088E+027">
            <text:p>6.409E+27</text:p>
          </table:table-cell>
          <table:table-cell table:style-name="ce3" table:formula="oooc:=[Sheet1.C91]" office:value-type="float" office:value="0.0000049639">
            <text:p>4.964E-06</text:p>
          </table:table-cell>
          <table:table-cell table:formula="oooc:=[Sheet1.E91]" office:value-type="float" office:value="56">
            <text:p>56</text:p>
          </table:table-cell>
          <table:table-cell table:formula="oooc:=[Sheet1.F91]+[Sheet1.G91]" office:value-type="float" office:value="56">
            <text:p>56</text:p>
          </table:table-cell>
          <table:table-cell table:formula="oooc:=[Sheet1.G91]" office:value-type="float" office:value="24">
            <text:p>24</text:p>
          </table:table-cell>
        </table:table-row>
        <table:table-row table:style-name="ro1">
          <table:table-cell table:style-name="ce3" table:formula="oooc:=[Sheet1.B92]" office:value-type="float" office:value="6654100000">
            <text:p>6.654E+09</text:p>
          </table:table-cell>
          <table:table-cell table:style-name="ce3" table:formula="oooc:=[Sheet1.A92]" office:value-type="float" office:value="4.8066E+027">
            <text:p>4.807E+27</text:p>
          </table:table-cell>
          <table:table-cell table:style-name="ce3" table:formula="oooc:=[Sheet1.C92]" office:value-type="float" office:value="0.0000040026">
            <text:p>4.003E-06</text:p>
          </table:table-cell>
          <table:table-cell table:formula="oooc:=[Sheet1.E92]" office:value-type="float" office:value="56">
            <text:p>56</text:p>
          </table:table-cell>
          <table:table-cell table:formula="oooc:=[Sheet1.F92]+[Sheet1.G92]" office:value-type="float" office:value="56">
            <text:p>56</text:p>
          </table:table-cell>
          <table:table-cell table:formula="oooc:=[Sheet1.G92]" office:value-type="float" office:value="24">
            <text:p>24</text:p>
          </table:table-cell>
        </table:table-row>
        <table:table-row table:style-name="ro1">
          <table:table-cell table:style-name="ce3" table:formula="oooc:=[Sheet1.B93]" office:value-type="float" office:value="4912200000">
            <text:p>4.912E+09</text:p>
          </table:table-cell>
          <table:table-cell table:style-name="ce3" table:formula="oooc:=[Sheet1.A93]" office:value-type="float" office:value="3.2044E+027">
            <text:p>3.204E+27</text:p>
          </table:table-cell>
          <table:table-cell table:style-name="ce3" table:formula="oooc:=[Sheet1.C93]" office:value-type="float" office:value="0.0000029555">
            <text:p>2.956E-06</text:p>
          </table:table-cell>
          <table:table-cell table:formula="oooc:=[Sheet1.E93]" office:value-type="float" office:value="56">
            <text:p>56</text:p>
          </table:table-cell>
          <table:table-cell table:formula="oooc:=[Sheet1.F93]+[Sheet1.G93]" office:value-type="float" office:value="56">
            <text:p>56</text:p>
          </table:table-cell>
          <table:table-cell table:formula="oooc:=[Sheet1.G93]" office:value-type="float" office:value="24">
            <text:p>24</text:p>
          </table:table-cell>
        </table:table-row>
        <table:table-row table:style-name="ro1">
          <table:table-cell table:style-name="ce3" table:formula="oooc:=[Sheet1.B94]" office:value-type="float" office:value="3961100000">
            <text:p>3.961E+09</text:p>
          </table:table-cell>
          <table:table-cell table:style-name="ce3" table:formula="oooc:=[Sheet1.A94]" office:value-type="float" office:value="2.4033E+027">
            <text:p>2.403E+27</text:p>
          </table:table-cell>
          <table:table-cell table:style-name="ce3" table:formula="oooc:=[Sheet1.C94]" office:value-type="float" office:value="0.0000023836">
            <text:p>2.384E-06</text:p>
          </table:table-cell>
          <table:table-cell table:formula="oooc:=[Sheet1.E94]" office:value-type="float" office:value="56">
            <text:p>56</text:p>
          </table:table-cell>
          <table:table-cell table:formula="oooc:=[Sheet1.F94]+[Sheet1.G94]" office:value-type="float" office:value="56">
            <text:p>56</text:p>
          </table:table-cell>
          <table:table-cell table:formula="oooc:=[Sheet1.G94]" office:value-type="float" office:value="24">
            <text:p>24</text:p>
          </table:table-cell>
        </table:table-row>
        <table:table-row table:style-name="ro1">
          <table:table-cell table:style-name="ce3" table:formula="oooc:=[Sheet1.B95]" office:value-type="float" office:value="2925200000">
            <text:p>2.925E+09</text:p>
          </table:table-cell>
          <table:table-cell table:style-name="ce3" table:formula="oooc:=[Sheet1.A95]" office:value-type="float" office:value="1.6022E+027">
            <text:p>1.602E+27</text:p>
          </table:table-cell>
          <table:table-cell table:style-name="ce3" table:formula="oooc:=[Sheet1.C95]" office:value-type="float" office:value="0.0000017606">
            <text:p>1.761E-06</text:p>
          </table:table-cell>
          <table:table-cell table:formula="oooc:=[Sheet1.E95]" office:value-type="float" office:value="56">
            <text:p>56</text:p>
          </table:table-cell>
          <table:table-cell table:formula="oooc:=[Sheet1.F95]+[Sheet1.G95]" office:value-type="float" office:value="56">
            <text:p>56</text:p>
          </table:table-cell>
          <table:table-cell table:formula="oooc:=[Sheet1.G95]" office:value-type="float" office:value="24">
            <text:p>24</text:p>
          </table:table-cell>
        </table:table-row>
        <table:table-row table:style-name="ro1">
          <table:table-cell table:style-name="ce3" table:formula="oooc:=[Sheet1.B96]" office:value-type="float" office:value="2703800000">
            <text:p>2.704E+09</text:p>
          </table:table-cell>
          <table:table-cell table:style-name="ce3" table:formula="oooc:=[Sheet1.A96]" office:value-type="float" office:value="1.442E+027">
            <text:p>1.442E+27</text:p>
          </table:table-cell>
          <table:table-cell table:style-name="ce3" table:formula="oooc:=[Sheet1.C96]" office:value-type="float" office:value="0.0000016274">
            <text:p>1.627E-06</text:p>
          </table:table-cell>
          <table:table-cell table:formula="oooc:=[Sheet1.E96]" office:value-type="float" office:value="56">
            <text:p>56</text:p>
          </table:table-cell>
          <table:table-cell table:formula="oooc:=[Sheet1.F96]+[Sheet1.G96]" office:value-type="float" office:value="56">
            <text:p>56</text:p>
          </table:table-cell>
          <table:table-cell table:formula="oooc:=[Sheet1.G96]" office:value-type="float" office:value="24">
            <text:p>24</text:p>
          </table:table-cell>
        </table:table-row>
        <table:table-row table:style-name="ro1">
          <table:table-cell table:style-name="ce3" table:formula="oooc:=[Sheet1.B97]" office:value-type="float" office:value="2476000000">
            <text:p>2.476E+09</text:p>
          </table:table-cell>
          <table:table-cell table:style-name="ce3" table:formula="oooc:=[Sheet1.A97]" office:value-type="float" office:value="1.2818E+027">
            <text:p>1.282E+27</text:p>
          </table:table-cell>
          <table:table-cell table:style-name="ce3" table:formula="oooc:=[Sheet1.C97]" office:value-type="float" office:value="0.0000014904">
            <text:p>1.490E-06</text:p>
          </table:table-cell>
          <table:table-cell table:formula="oooc:=[Sheet1.E97]" office:value-type="float" office:value="56">
            <text:p>56</text:p>
          </table:table-cell>
          <table:table-cell table:formula="oooc:=[Sheet1.F97]+[Sheet1.G97]" office:value-type="float" office:value="56">
            <text:p>56</text:p>
          </table:table-cell>
          <table:table-cell table:formula="oooc:=[Sheet1.G97]" office:value-type="float" office:value="24">
            <text:p>24</text:p>
          </table:table-cell>
        </table:table-row>
        <table:table-row table:style-name="ro1">
          <table:table-cell table:style-name="ce3" table:formula="oooc:=[Sheet1.B98]" office:value-type="float" office:value="2241000000">
            <text:p>2.241E+09</text:p>
          </table:table-cell>
          <table:table-cell table:style-name="ce3" table:formula="oooc:=[Sheet1.A98]" office:value-type="float" office:value="1.1215E+027">
            <text:p>1.122E+27</text:p>
          </table:table-cell>
          <table:table-cell table:style-name="ce3" table:formula="oooc:=[Sheet1.C98]" office:value-type="float" office:value="0.000001349">
            <text:p>1.349E-06</text:p>
          </table:table-cell>
          <table:table-cell table:formula="oooc:=[Sheet1.E98]" office:value-type="float" office:value="56">
            <text:p>56</text:p>
          </table:table-cell>
          <table:table-cell table:formula="oooc:=[Sheet1.F98]+[Sheet1.G98]" office:value-type="float" office:value="56">
            <text:p>56</text:p>
          </table:table-cell>
          <table:table-cell table:formula="oooc:=[Sheet1.G98]" office:value-type="float" office:value="24">
            <text:p>24</text:p>
          </table:table-cell>
        </table:table-row>
        <table:table-row table:style-name="ro1">
          <table:table-cell table:style-name="ce3" table:formula="oooc:=[Sheet1.B99]" office:value-type="float" office:value="1997400000">
            <text:p>1.997E+09</text:p>
          </table:table-cell>
          <table:table-cell table:style-name="ce3" table:formula="oooc:=[Sheet1.A99]" office:value-type="float" office:value="9.6131E+026">
            <text:p>9.613E+26</text:p>
          </table:table-cell>
          <table:table-cell table:style-name="ce3" table:formula="oooc:=[Sheet1.C99]" office:value-type="float" office:value="0.0000012024">
            <text:p>1.202E-06</text:p>
          </table:table-cell>
          <table:table-cell table:formula="oooc:=[Sheet1.E99]" office:value-type="float" office:value="56">
            <text:p>56</text:p>
          </table:table-cell>
          <table:table-cell table:formula="oooc:=[Sheet1.F99]+[Sheet1.G99]" office:value-type="float" office:value="56">
            <text:p>56</text:p>
          </table:table-cell>
          <table:table-cell table:formula="oooc:=[Sheet1.G99]" office:value-type="float" office:value="24">
            <text:p>24</text:p>
          </table:table-cell>
        </table:table-row>
        <table:table-row table:style-name="ro1">
          <table:table-cell table:style-name="ce3" table:formula="oooc:=[Sheet1.B100]" office:value-type="float" office:value="1743300000">
            <text:p>1.743E+09</text:p>
          </table:table-cell>
          <table:table-cell table:style-name="ce3" table:formula="oooc:=[Sheet1.A100]" office:value-type="float" office:value="8.0109E+026">
            <text:p>8.011E+26</text:p>
          </table:table-cell>
          <table:table-cell table:style-name="ce3" table:formula="oooc:=[Sheet1.C100]" office:value-type="float" office:value="0.0000010495">
            <text:p>1.050E-06</text:p>
          </table:table-cell>
          <table:table-cell table:formula="oooc:=[Sheet1.E100]" office:value-type="float" office:value="56">
            <text:p>56</text:p>
          </table:table-cell>
          <table:table-cell table:formula="oooc:=[Sheet1.F100]+[Sheet1.G100]" office:value-type="float" office:value="56">
            <text:p>56</text:p>
          </table:table-cell>
          <table:table-cell table:formula="oooc:=[Sheet1.G100]" office:value-type="float" office:value="24">
            <text:p>24</text:p>
          </table:table-cell>
        </table:table-row>
        <table:table-row table:style-name="ro1">
          <table:table-cell table:style-name="ce3" table:formula="oooc:=[Sheet1.B101]" office:value-type="float" office:value="1494600000">
            <text:p>1.495E+09</text:p>
          </table:table-cell>
          <table:table-cell table:style-name="ce3" table:formula="oooc:=[Sheet1.A101]" office:value-type="float" office:value="6.517E+026">
            <text:p>6.517E+26</text:p>
          </table:table-cell>
          <table:table-cell table:style-name="ce3" table:formula="oooc:=[Sheet1.C101]" office:value-type="float" office:value="0.00000089987">
            <text:p>8.999E-07</text:p>
          </table:table-cell>
          <table:table-cell table:formula="oooc:=[Sheet1.E101]" office:value-type="float" office:value="56">
            <text:p>56</text:p>
          </table:table-cell>
          <table:table-cell table:formula="oooc:=[Sheet1.F101]+[Sheet1.G101]" office:value-type="float" office:value="56">
            <text:p>56</text:p>
          </table:table-cell>
          <table:table-cell table:formula="oooc:=[Sheet1.G101]" office:value-type="float" office:value="24">
            <text:p>24</text:p>
          </table:table-cell>
        </table:table-row>
        <table:table-row table:style-name="ro1">
          <table:table-cell table:style-name="ce3" table:formula="oooc:=[Sheet1.B102]" office:value-type="float" office:value="1381900000">
            <text:p>1.382E+09</text:p>
          </table:table-cell>
          <table:table-cell table:style-name="ce3" table:formula="oooc:=[Sheet1.A102]" office:value-type="float" office:value="6.517E+026">
            <text:p>6.517E+26</text:p>
          </table:table-cell>
          <table:table-cell table:style-name="ce3" table:formula="oooc:=[Sheet1.C102]" office:value-type="float" office:value="0.00000083201">
            <text:p>8.320E-07</text:p>
          </table:table-cell>
          <table:table-cell table:formula="oooc:=[Sheet1.E102]" office:value-type="float" office:value="56">
            <text:p>56</text:p>
          </table:table-cell>
          <table:table-cell table:formula="oooc:=[Sheet1.F102]+[Sheet1.G102]" office:value-type="float" office:value="56">
            <text:p>56</text:p>
          </table:table-cell>
          <table:table-cell table:formula="oooc:=[Sheet1.G102]" office:value-type="float" office:value="26">
            <text:p>26</text:p>
          </table:table-cell>
        </table:table-row>
        <table:table-row table:style-name="ro1">
          <table:table-cell table:style-name="ce3" table:formula="oooc:=[Sheet1.B103]" office:value-type="float" office:value="1364700000">
            <text:p>1.365E+09</text:p>
          </table:table-cell>
          <table:table-cell table:style-name="ce3" table:formula="oooc:=[Sheet1.A103]" office:value-type="float" office:value="6.4088E+026">
            <text:p>6.409E+26</text:p>
          </table:table-cell>
          <table:table-cell table:style-name="ce3" table:formula="oooc:=[Sheet1.C103]" office:value-type="float" office:value="0.00000082169">
            <text:p>8.217E-07</text:p>
          </table:table-cell>
          <table:table-cell table:formula="oooc:=[Sheet1.E103]" office:value-type="float" office:value="56">
            <text:p>56</text:p>
          </table:table-cell>
          <table:table-cell table:formula="oooc:=[Sheet1.F103]+[Sheet1.G103]" office:value-type="float" office:value="56">
            <text:p>56</text:p>
          </table:table-cell>
          <table:table-cell table:formula="oooc:=[Sheet1.G103]" office:value-type="float" office:value="26">
            <text:p>26</text:p>
          </table:table-cell>
        </table:table-row>
        <table:table-row table:style-name="ro1">
          <table:table-cell table:style-name="ce3" table:formula="oooc:=[Sheet1.B104]" office:value-type="float" office:value="1101400000">
            <text:p>1.101E+09</text:p>
          </table:table-cell>
          <table:table-cell table:style-name="ce3" table:formula="oooc:=[Sheet1.A104]" office:value-type="float" office:value="4.8066E+026">
            <text:p>4.807E+26</text:p>
          </table:table-cell>
          <table:table-cell table:style-name="ce3" table:formula="oooc:=[Sheet1.C104]" office:value-type="float" office:value="0.00000066321">
            <text:p>6.632E-07</text:p>
          </table:table-cell>
          <table:table-cell table:formula="oooc:=[Sheet1.E104]" office:value-type="float" office:value="56">
            <text:p>56</text:p>
          </table:table-cell>
          <table:table-cell table:formula="oooc:=[Sheet1.F104]+[Sheet1.G104]" office:value-type="float" office:value="56">
            <text:p>56</text:p>
          </table:table-cell>
          <table:table-cell table:formula="oooc:=[Sheet1.G104]" office:value-type="float" office:value="26">
            <text:p>26</text:p>
          </table:table-cell>
        </table:table-row>
        <table:table-row table:style-name="ro1">
          <table:table-cell table:style-name="ce3" table:formula="oooc:=[Sheet1.B105]" office:value-type="float" office:value="814480000">
            <text:p>8.145E+08</text:p>
          </table:table-cell>
          <table:table-cell table:style-name="ce3" table:formula="oooc:=[Sheet1.A105]" office:value-type="float" office:value="3.2044E+026">
            <text:p>3.204E+26</text:p>
          </table:table-cell>
          <table:table-cell table:style-name="ce3" table:formula="oooc:=[Sheet1.C105]" office:value-type="float" office:value="0.00000049051">
            <text:p>4.905E-07</text:p>
          </table:table-cell>
          <table:table-cell table:formula="oooc:=[Sheet1.E105]" office:value-type="float" office:value="56">
            <text:p>56</text:p>
          </table:table-cell>
          <table:table-cell table:formula="oooc:=[Sheet1.F105]+[Sheet1.G105]" office:value-type="float" office:value="56">
            <text:p>56</text:p>
          </table:table-cell>
          <table:table-cell table:formula="oooc:=[Sheet1.G105]" office:value-type="float" office:value="26">
            <text:p>26</text:p>
          </table:table-cell>
        </table:table-row>
        <table:table-row table:style-name="ro1">
          <table:table-cell table:style-name="ce3" table:formula="oooc:=[Sheet1.B106]" office:value-type="float" office:value="657690000">
            <text:p>6.577E+08</text:p>
          </table:table-cell>
          <table:table-cell table:style-name="ce3" table:formula="oooc:=[Sheet1.A106]" office:value-type="float" office:value="2.4033E+026">
            <text:p>2.403E+26</text:p>
          </table:table-cell>
          <table:table-cell table:style-name="ce3" table:formula="oooc:=[Sheet1.C106]" office:value-type="float" office:value="0.00000039612">
            <text:p>3.961E-07</text:p>
          </table:table-cell>
          <table:table-cell table:formula="oooc:=[Sheet1.E106]" office:value-type="float" office:value="56">
            <text:p>56</text:p>
          </table:table-cell>
          <table:table-cell table:formula="oooc:=[Sheet1.F106]+[Sheet1.G106]" office:value-type="float" office:value="56">
            <text:p>56</text:p>
          </table:table-cell>
          <table:table-cell table:formula="oooc:=[Sheet1.G106]" office:value-type="float" office:value="26">
            <text:p>26</text:p>
          </table:table-cell>
        </table:table-row>
        <table:table-row table:style-name="ro1">
          <table:table-cell table:style-name="ce3" table:formula="oooc:=[Sheet1.B107]" office:value-type="float" office:value="557290000">
            <text:p>5.573E+08</text:p>
          </table:table-cell>
          <table:table-cell table:style-name="ce3" table:formula="oooc:=[Sheet1.A107]" office:value-type="float" office:value="1.9226E+026">
            <text:p>1.923E+26</text:p>
          </table:table-cell>
          <table:table-cell table:style-name="ce3" table:formula="oooc:=[Sheet1.C107]" office:value-type="float" office:value="0.00000033567">
            <text:p>3.357E-07</text:p>
          </table:table-cell>
          <table:table-cell table:formula="oooc:=[Sheet1.E107]" office:value-type="float" office:value="56">
            <text:p>56</text:p>
          </table:table-cell>
          <table:table-cell table:formula="oooc:=[Sheet1.F107]+[Sheet1.G107]" office:value-type="float" office:value="56">
            <text:p>56</text:p>
          </table:table-cell>
          <table:table-cell table:formula="oooc:=[Sheet1.G107]" office:value-type="float" office:value="26">
            <text:p>26</text:p>
          </table:table-cell>
        </table:table-row>
        <table:table-row table:style-name="ro1">
          <table:table-cell table:style-name="ce3" table:formula="oooc:=[Sheet1.B108]" office:value-type="float" office:value="486820000">
            <text:p>4.868E+08</text:p>
          </table:table-cell>
          <table:table-cell table:style-name="ce3" table:formula="oooc:=[Sheet1.A108]" office:value-type="float" office:value="1.6022E+026">
            <text:p>1.602E+26</text:p>
          </table:table-cell>
          <table:table-cell table:style-name="ce3" table:formula="oooc:=[Sheet1.C108]" office:value-type="float" office:value="0.00000029324">
            <text:p>2.932E-07</text:p>
          </table:table-cell>
          <table:table-cell table:formula="oooc:=[Sheet1.E108]" office:value-type="float" office:value="56">
            <text:p>56</text:p>
          </table:table-cell>
          <table:table-cell table:formula="oooc:=[Sheet1.F108]+[Sheet1.G108]" office:value-type="float" office:value="56">
            <text:p>56</text:p>
          </table:table-cell>
          <table:table-cell table:formula="oooc:=[Sheet1.G108]" office:value-type="float" office:value="26">
            <text:p>26</text:p>
          </table:table-cell>
        </table:table-row>
        <table:table-row table:style-name="ro1">
          <table:table-cell table:style-name="ce3" table:formula="oooc:=[Sheet1.B109]" office:value-type="float" office:value="450260000">
            <text:p>4.503E+08</text:p>
          </table:table-cell>
          <table:table-cell table:style-name="ce3" table:formula="oooc:=[Sheet1.A109]" office:value-type="float" office:value="1.442E+026">
            <text:p>1.442E+26</text:p>
          </table:table-cell>
          <table:table-cell table:style-name="ce3" table:formula="oooc:=[Sheet1.C109]" office:value-type="float" office:value="0.00000027122">
            <text:p>2.712E-07</text:p>
          </table:table-cell>
          <table:table-cell table:formula="oooc:=[Sheet1.E109]" office:value-type="float" office:value="56">
            <text:p>56</text:p>
          </table:table-cell>
          <table:table-cell table:formula="oooc:=[Sheet1.F109]+[Sheet1.G109]" office:value-type="float" office:value="56">
            <text:p>56</text:p>
          </table:table-cell>
          <table:table-cell table:formula="oooc:=[Sheet1.G109]" office:value-type="float" office:value="26">
            <text:p>26</text:p>
          </table:table-cell>
        </table:table-row>
        <table:table-row table:style-name="ro1">
          <table:table-cell table:style-name="ce3" table:formula="oooc:=[Sheet1.B110]" office:value-type="float" office:value="412650000">
            <text:p>4.127E+08</text:p>
          </table:table-cell>
          <table:table-cell table:style-name="ce3" table:formula="oooc:=[Sheet1.A110]" office:value-type="float" office:value="1.2818E+026">
            <text:p>1.282E+26</text:p>
          </table:table-cell>
          <table:table-cell table:style-name="ce3" table:formula="oooc:=[Sheet1.C110]" office:value-type="float" office:value="0.00000024858">
            <text:p>2.486E-07</text:p>
          </table:table-cell>
          <table:table-cell table:formula="oooc:=[Sheet1.E110]" office:value-type="float" office:value="56">
            <text:p>56</text:p>
          </table:table-cell>
          <table:table-cell table:formula="oooc:=[Sheet1.F110]+[Sheet1.G110]" office:value-type="float" office:value="56">
            <text:p>56</text:p>
          </table:table-cell>
          <table:table-cell table:formula="oooc:=[Sheet1.G110]" office:value-type="float" office:value="26">
            <text:p>26</text:p>
          </table:table-cell>
        </table:table-row>
        <table:table-row table:style-name="ro1">
          <table:table-cell table:style-name="ce3" table:formula="oooc:=[Sheet1.B111]" office:value-type="float" office:value="373830000">
            <text:p>3.738E+08</text:p>
          </table:table-cell>
          <table:table-cell table:style-name="ce3" table:formula="oooc:=[Sheet1.A111]" office:value-type="float" office:value="1.1215E+026">
            <text:p>1.122E+26</text:p>
          </table:table-cell>
          <table:table-cell table:style-name="ce3" table:formula="oooc:=[Sheet1.C111]" office:value-type="float" office:value="0.0000002252">
            <text:p>2.252E-07</text:p>
          </table:table-cell>
          <table:table-cell table:formula="oooc:=[Sheet1.E111]" office:value-type="float" office:value="56">
            <text:p>56</text:p>
          </table:table-cell>
          <table:table-cell table:formula="oooc:=[Sheet1.F111]+[Sheet1.G111]" office:value-type="float" office:value="56">
            <text:p>56</text:p>
          </table:table-cell>
          <table:table-cell table:formula="oooc:=[Sheet1.G111]" office:value-type="float" office:value="26">
            <text:p>26</text:p>
          </table:table-cell>
        </table:table-row>
        <table:table-row table:style-name="ro1">
          <table:table-cell table:style-name="ce3" table:formula="oooc:=[Sheet1.B112]" office:value-type="float" office:value="333570000">
            <text:p>3.336E+08</text:p>
          </table:table-cell>
          <table:table-cell table:style-name="ce3" table:formula="oooc:=[Sheet1.A112]" office:value-type="float" office:value="9.6131E+025">
            <text:p>9.613E+25</text:p>
          </table:table-cell>
          <table:table-cell table:style-name="ce3" table:formula="oooc:=[Sheet1.C112]" office:value-type="float" office:value="0.00000020095">
            <text:p>2.010E-07</text:p>
          </table:table-cell>
          <table:table-cell table:formula="oooc:=[Sheet1.E112]" office:value-type="float" office:value="56">
            <text:p>56</text:p>
          </table:table-cell>
          <table:table-cell table:formula="oooc:=[Sheet1.F112]+[Sheet1.G112]" office:value-type="float" office:value="56">
            <text:p>56</text:p>
          </table:table-cell>
          <table:table-cell table:formula="oooc:=[Sheet1.G112]" office:value-type="float" office:value="26">
            <text:p>26</text:p>
          </table:table-cell>
        </table:table-row>
        <table:table-row table:style-name="ro1">
          <table:table-cell table:style-name="ce3" table:formula="oooc:=[Sheet1.B113]" office:value-type="float" office:value="291550000">
            <text:p>2.916E+08</text:p>
          </table:table-cell>
          <table:table-cell table:style-name="ce3" table:formula="oooc:=[Sheet1.A113]" office:value-type="float" office:value="8.0109E+025">
            <text:p>8.011E+25</text:p>
          </table:table-cell>
          <table:table-cell table:style-name="ce3" table:formula="oooc:=[Sheet1.C113]" office:value-type="float" office:value="0.00000017565">
            <text:p>1.757E-07</text:p>
          </table:table-cell>
          <table:table-cell table:formula="oooc:=[Sheet1.E113]" office:value-type="float" office:value="56">
            <text:p>56</text:p>
          </table:table-cell>
          <table:table-cell table:formula="oooc:=[Sheet1.F113]+[Sheet1.G113]" office:value-type="float" office:value="56">
            <text:p>56</text:p>
          </table:table-cell>
          <table:table-cell table:formula="oooc:=[Sheet1.G113]" office:value-type="float" office:value="26">
            <text:p>26</text:p>
          </table:table-cell>
        </table:table-row>
        <table:table-row table:style-name="ro1">
          <table:table-cell table:style-name="ce3" table:formula="oooc:=[Sheet1.B114]" office:value-type="float" office:value="247320000">
            <text:p>2.473E+08</text:p>
          </table:table-cell>
          <table:table-cell table:style-name="ce3" table:formula="oooc:=[Sheet1.A114]" office:value-type="float" office:value="6.4088E+025">
            <text:p>6.409E+25</text:p>
          </table:table-cell>
          <table:table-cell table:style-name="ce3" table:formula="oooc:=[Sheet1.C114]" office:value-type="float" office:value="0.00000014901">
            <text:p>1.490E-07</text:p>
          </table:table-cell>
          <table:table-cell table:formula="oooc:=[Sheet1.E114]" office:value-type="float" office:value="56">
            <text:p>56</text:p>
          </table:table-cell>
          <table:table-cell table:formula="oooc:=[Sheet1.F114]+[Sheet1.G114]" office:value-type="float" office:value="56">
            <text:p>56</text:p>
          </table:table-cell>
          <table:table-cell table:formula="oooc:=[Sheet1.G114]" office:value-type="float" office:value="26">
            <text:p>26</text:p>
          </table:table-cell>
        </table:table-row>
        <table:table-row table:style-name="ro1">
          <table:table-cell table:style-name="ce3" table:formula="oooc:=[Sheet1.B115]" office:value-type="float" office:value="200140000">
            <text:p>2.001E+08</text:p>
          </table:table-cell>
          <table:table-cell table:style-name="ce3" table:formula="oooc:=[Sheet1.A115]" office:value-type="float" office:value="4.8066E+025">
            <text:p>4.807E+25</text:p>
          </table:table-cell>
          <table:table-cell table:style-name="ce3" table:formula="oooc:=[Sheet1.C115]" office:value-type="float" office:value="0.00000012059">
            <text:p>1.206E-07</text:p>
          </table:table-cell>
          <table:table-cell table:formula="oooc:=[Sheet1.E115]" office:value-type="float" office:value="56">
            <text:p>56</text:p>
          </table:table-cell>
          <table:table-cell table:formula="oooc:=[Sheet1.F115]+[Sheet1.G115]" office:value-type="float" office:value="56">
            <text:p>56</text:p>
          </table:table-cell>
          <table:table-cell table:formula="oooc:=[Sheet1.G115]" office:value-type="float" office:value="26">
            <text:p>26</text:p>
          </table:table-cell>
        </table:table-row>
        <table:table-row table:style-name="ro1">
          <table:table-cell table:style-name="ce3" table:formula="oooc:=[Sheet1.B116]" office:value-type="float" office:value="148650000">
            <text:p>1.487E+08</text:p>
          </table:table-cell>
          <table:table-cell table:style-name="ce3" table:formula="oooc:=[Sheet1.A116]" office:value-type="float" office:value="3.2044E+025">
            <text:p>3.204E+25</text:p>
          </table:table-cell>
          <table:table-cell table:style-name="ce3" table:formula="oooc:=[Sheet1.C116]" office:value-type="float" office:value="0.000000089572">
            <text:p>8.957E-08</text:p>
          </table:table-cell>
          <table:table-cell table:formula="oooc:=[Sheet1.E116]" office:value-type="float" office:value="56">
            <text:p>56</text:p>
          </table:table-cell>
          <table:table-cell table:formula="oooc:=[Sheet1.F116]+[Sheet1.G116]" office:value-type="float" office:value="56">
            <text:p>56</text:p>
          </table:table-cell>
          <table:table-cell table:formula="oooc:=[Sheet1.G116]" office:value-type="float" office:value="26">
            <text:p>26</text:p>
          </table:table-cell>
        </table:table-row>
        <table:table-row table:style-name="ro1">
          <table:table-cell table:style-name="ce3" table:formula="oooc:=[Sheet1.B117]" office:value-type="float" office:value="120460000">
            <text:p>1.205E+08</text:p>
          </table:table-cell>
          <table:table-cell table:style-name="ce3" table:formula="oooc:=[Sheet1.A117]" office:value-type="float" office:value="2.4033E+025">
            <text:p>2.403E+25</text:p>
          </table:table-cell>
          <table:table-cell table:style-name="ce3" table:formula="oooc:=[Sheet1.C117]" office:value-type="float" office:value="0.000000072588">
            <text:p>7.259E-08</text:p>
          </table:table-cell>
          <table:table-cell table:formula="oooc:=[Sheet1.E117]" office:value-type="float" office:value="56">
            <text:p>56</text:p>
          </table:table-cell>
          <table:table-cell table:formula="oooc:=[Sheet1.F117]+[Sheet1.G117]" office:value-type="float" office:value="56">
            <text:p>56</text:p>
          </table:table-cell>
          <table:table-cell table:formula="oooc:=[Sheet1.G117]" office:value-type="float" office:value="26">
            <text:p>26</text:p>
          </table:table-cell>
        </table:table-row>
        <table:table-row table:style-name="ro1">
          <table:table-cell table:style-name="ce3" table:formula="oooc:=[Sheet1.B118]" office:value-type="float" office:value="102370000">
            <text:p>1.024E+08</text:p>
          </table:table-cell>
          <table:table-cell table:style-name="ce3" table:formula="oooc:=[Sheet1.A118]" office:value-type="float" office:value="1.9226E+025">
            <text:p>1.923E+25</text:p>
          </table:table-cell>
          <table:table-cell table:style-name="ce3" table:formula="oooc:=[Sheet1.C118]" office:value-type="float" office:value="0.000000061693">
            <text:p>6.169E-08</text:p>
          </table:table-cell>
          <table:table-cell table:formula="oooc:=[Sheet1.E118]" office:value-type="float" office:value="56">
            <text:p>56</text:p>
          </table:table-cell>
          <table:table-cell table:formula="oooc:=[Sheet1.F118]+[Sheet1.G118]" office:value-type="float" office:value="56">
            <text:p>56</text:p>
          </table:table-cell>
          <table:table-cell table:formula="oooc:=[Sheet1.G118]" office:value-type="float" office:value="26">
            <text:p>26</text:p>
          </table:table-cell>
        </table:table-row>
        <table:table-row table:style-name="ro1">
          <table:table-cell table:style-name="ce3" table:formula="oooc:=[Sheet1.B119]" office:value-type="float" office:value="89663000">
            <text:p>8.966E+07</text:p>
          </table:table-cell>
          <table:table-cell table:style-name="ce3" table:formula="oooc:=[Sheet1.A119]" office:value-type="float" office:value="1.6022E+025">
            <text:p>1.602E+25</text:p>
          </table:table-cell>
          <table:table-cell table:style-name="ce3" table:formula="oooc:=[Sheet1.C119]" office:value-type="float" office:value="0.000000054035">
            <text:p>5.404E-08</text:p>
          </table:table-cell>
          <table:table-cell table:formula="oooc:=[Sheet1.E119]" office:value-type="float" office:value="56">
            <text:p>56</text:p>
          </table:table-cell>
          <table:table-cell table:formula="oooc:=[Sheet1.F119]+[Sheet1.G119]" office:value-type="float" office:value="56">
            <text:p>56</text:p>
          </table:table-cell>
          <table:table-cell table:formula="oooc:=[Sheet1.G119]" office:value-type="float" office:value="26">
            <text:p>26</text:p>
          </table:table-cell>
        </table:table-row>
        <table:table-row table:style-name="ro1" table:number-rows-repeated="654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IV11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19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organe User</meta:initial-creator>
    <meta:creation-date>2010-06-15T11:27:21</meta:creation-date>
    <dc:creator>forgane User</dc:creator>
    <dc:date>2010-06-15T19:08:47</dc:date>
    <meta:editing-cycles>3</meta:editing-cycles>
    <meta:editing-duration>PT7H26M15S</meta:editing-duration>
    <meta:user-defined meta:name="Info 1"/>
    <meta:user-defined meta:name="Info 2"/>
    <meta:user-defined meta:name="Info 3"/>
    <meta:user-defined meta:name="Info 4"/>
    <meta:document-statistic meta:table-count="3" meta:cell-count="2507"/>
  </office:meta>
</office:document-meta>
</file>